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style:font-face style:name="Ubuntu1" svg:font-family="Ubuntu"/>
  </office:font-face-decls>
  <office:automatic-styles>
    <style:style style:name="dp1" style:family="drawing-page"/>
    <style:style style:name="gr1" style:family="graphic" style:parent-style-name="standard">
      <style:graphic-properties draw:stroke="none" draw:fill="solid" draw:fill-color="#c8c8c8"/>
    </style:style>
    <style:style style:name="gr2"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paragraph-properties style:writing-mode="lr-tb"/>
    </style:style>
    <style:style style:name="gr3" style:family="graphic" style:parent-style-name="standard">
      <style:graphic-properties draw:stroke="solid" svg:stroke-width="0.017cm" svg:stroke-color="#204a87" draw:stroke-linejoin="bevel" svg:stroke-linecap="square" draw:fill="none" fo:padding-top="0.008cm" fo:padding-bottom="0.008cm" fo:padding-left="0.008cm" fo:padding-right="0.008cm"/>
    </style:style>
    <style:style style:name="gr4" style:family="graphic" style:parent-style-name="standard">
      <style:graphic-properties draw:stroke="solid" svg:stroke-width="0.017cm" svg:stroke-color="#204a87" draw:stroke-linejoin="bevel" svg:stroke-linecap="square" draw:fill="solid" draw:fill-color="#204a87" fo:padding-top="0.008cm" fo:padding-bottom="0.008cm" fo:padding-left="0.008cm" fo:padding-right="0.008cm"/>
    </style:style>
    <style:style style:name="gr5" style:family="graphic" style:parent-style-name="standard">
      <style:graphic-properties draw:stroke="none" draw:fill="solid" draw:fill-color="#000000"/>
    </style:style>
    <style:style style:name="P1" style:family="paragraph">
      <loext:graphic-properties draw:fill="solid" draw:fill-color="#c8c8c8"/>
    </style:style>
    <style:style style:name="P2" style:family="paragraph">
      <style:paragraph-properties fo:text-align="start" style:writing-mode="lr-tb"/>
    </style:style>
    <style:style style:name="P3" style:family="paragraph">
      <loext:graphic-properties draw:fill="none"/>
      <style:text-properties fo:font-size="15pt" style:font-size-asian="15pt" style:font-size-complex="15pt"/>
    </style:style>
    <style:style style:name="P4" style:family="paragraph">
      <loext:graphic-properties draw:fill="none"/>
    </style:style>
    <style:style style:name="P5" style:family="paragraph">
      <loext:graphic-properties draw:fill="solid" draw:fill-color="#204a87"/>
    </style:style>
    <style:style style:name="P6" style:family="paragraph">
      <loext:graphic-properties draw:fill="solid" draw:fill-color="#000000"/>
    </style:style>
    <style:style style:name="T1" style:family="text">
      <style:text-properties fo:color="#000000" loext:opacity="100%" style:font-name="Ubuntu1" fo:font-size="15pt" fo:font-weight="normal" style:font-size-asian="15pt" style:font-weight-asian="normal" style:font-name-complex="Ubuntu1" style:font-size-complex="15pt" style:font-weight-complex="normal"/>
    </style:style>
    <style:style style:name="T2" style:family="text">
      <style:text-properties fo:color="#111111" loext:opacity="100%" style:font-name="Ubuntu1" fo:font-size="15pt" fo:font-weight="normal" fo:background-color="#000000" style:font-size-asian="15pt" style:font-weight-asian="normal" style:font-name-complex="Ubuntu1" style:font-size-complex="15pt" style:font-weight-complex="normal"/>
    </style:style>
    <style:style style:name="T3" style:family="text">
      <style:text-properties fo:color="#000000" loext:opacity="100%" style:font-name="DejaVuSans1" fo:font-size="15pt" fo:font-weight="normal" style:font-size-asian="15pt" style:font-weight-asian="normal" style:font-name-complex="DejaVuSans1" style:font-size-complex="15pt" style:font-weight-complex="normal"/>
    </style:style>
    <style:style style:name="T4" style:family="text">
      <style:text-properties fo:color="#204a87" loext:opacity="100%" style:font-name="Ubuntu1" fo:font-size="15pt" fo:font-weight="normal" style:font-size-asian="15pt" style:font-weight-asian="normal" style:font-name-complex="Ubuntu1"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003cm" svg:height="19.758cm" svg:x="3.235cm" svg:y="2.397cm" svg:viewBox="0 0 4 19759" draw:points="0,19758 0,1 0,0 4,0 4,1 4,19758 4,19759 0,19759">
          <text:p/>
        </draw:polygon>
        <draw:path draw:style-name="gr1" draw:text-style-name="P1" draw:layer="layout" svg:width="0.004cm" svg:height="19.714cm" svg:x="10.262cm" svg:y="2.441cm" svg:viewBox="0 0 5 19715" svg:d="M0 19714v-27-1h5v1 27 1h-5zM0 19635v-27-1h5v1 27 1h-5zM0 19555v-26-2h5v2 26 2h-5zM0 19476v-27-1h5v1 27 1h-5zM0 19396v-26-1h5v1 26 2h-5zM0 19317v-26-2h5v2 26 1h-5zM0 19238v-27-1h5v1 27 1h-5zM0 19158v-26-1h5v1 26 2h-5zM0 19079v-27-1h5v1 27 1h-5zM0 19000v-27-1h5v1 27 1h-5zM0 18920v-26-2h5v2 26 2h-5zM0 18841v-27-1h5v1 27 1h-5zM0 18761v-26-1h5v1 26 2h-5zM0 18682v-26-2h5v2 26 1h-5zM0 18603v-27-1h5v1 27 1h-5zM0 18523v-26-1h5v1 26 2h-5zM0 18444v-27-1h5v1 27 1h-5zM0 18365v-27-1h5v1 27 1h-5zM0 18285v-26-2h5v2 26 2h-5zM0 18206v-27-1h5v1 27 1h-5zM0 18126v-26-1h5v1 26 2h-5zM0 18047v-26-2h5v2 26 1h-5zM0 17968v-27-1h5v1 27 1h-5zM0 17888v-26-1h5v1 26 2h-5zM0 17809v-27-1h5v1 27 1h-5zM0 17730v-27-1h5v1 27 1h-5zM0 17650v-26-2h5v2 26 2h-5zM0 17571v-27-1h5v1 27 1h-5zM0 17491v-26-1h5v1 26 2h-5zM0 17412v-26-2h5v2 26 1h-5zM0 17333v-27-1h5v1 27 1h-5zM0 17253v-26-1h5v1 26 2h-5zM0 17174v-27-1h5v1 27 1h-5zM0 17095v-27-1h5v1 27 1h-5zM0 17015v-26-2h5v2 26 2h-5zM0 16936v-27-1h5v1 27 1h-5zM0 16856v-26-1h5v1 26 2h-5zM0 16777v-26-2h5v2 26 1h-5zM0 16698v-27-1h5v1 27 1h-5zM0 16618v-26-1h5v1 26 2h-5zM0 16539v-27-1h5v1 27 1h-5zM0 16460v-27-1h5v1 27 1h-5zM0 16380v-26-2h5v2 26 2h-5zM0 16301v-27-1h5v1 27 1h-5zM0 16221v-26-1h5v1 26 2h-5zM0 16142v-26-2h5v2 26 1h-5zM0 16063v-27-1h5v1 27 1h-5zM0 15983v-26-1h5v1 26 2h-5zM0 15904v-27-1h5v1 27 1h-5zM0 15825v-27-1h5v1 27 1h-5zM0 15745v-26-2h5v2 26 2h-5zM0 15666v-27-1h5v1 27 1h-5zM0 15586v-26-1h5v1 26 2h-5zM0 15507v-26-2h5v2 26 1h-5zM0 15428v-27-1h5v1 27 1h-5zM0 15348v-26-1h5v1 26 2h-5zM0 15269v-27-1h5v1 27 1h-5zM0 15190v-27-1h5v1 27 1h-5zM0 15110v-26-2h5v2 26 2h-5zM0 15031v-27-1h5v1 27 1h-5zM0 14951v-26-1h5v1 26 2h-5zM0 14872v-26-2h5v2 26 1h-5zM0 14793v-27-1h5v1 27 1h-5zM0 14713v-26-1h5v1 26 2h-5zM0 14634v-27-1h5v1 27 1h-5zM0 14555v-27-1h5v1 27 1h-5zM0 14475v-26-2h5v2 26 2h-5zM0 14396v-27-1h5v1 27 1h-5zM0 14316v-26-1h5v1 26 2h-5zM0 14237v-26-2h5v2 26 1h-5zM0 14158v-27-1h5v1 27 1h-5zM0 14078v-26-1h5v1 26 2h-5zM0 13999v-27-1h5v1 27 1h-5zM0 13920v-27-1h5v1 27 1h-5zM0 13840v-26-2h5v2 26 2h-5zM0 13761v-27-1h5v1 27 1h-5zM0 13681v-26-1h5v1 26 2h-5zM0 13602v-26-2h5v2 26 1h-5zM0 13523v-27-1h5v1 27 1h-5zM0 13443v-26-1h5v1 26 2h-5zM0 13364v-27-1h5v1 27 1h-5zM0 13285v-27-1h5v1 27 1h-5zM0 13205v-26-2h5v2 26 2h-5zM0 13126v-27-1h5v1 27 1h-5zM0 13046v-26-1h5v1 26 2h-5zM0 12967v-26-2h5v2 26 1h-5zM0 12888v-27-1h5v1 27 1h-5zM0 12808v-26-1h5v1 26 2h-5zM0 12729v-27-1h5v1 27 1h-5zM0 12650v-27-1h5v1 27 1h-5zM0 12570v-26-2h5v2 26 2h-5zM0 12491v-27-1h5v1 27 1h-5zM0 12411v-26-1h5v1 26 2h-5zM0 12332v-26-2h5v2 26 1h-5zM0 12253v-27-1h5v1 27 1h-5zM0 12173v-26-1h5v1 26 2h-5zM0 12094v-27-1h5v1 27 1h-5zM0 12015v-27-1h5v1 27 1h-5zM0 11935v-26-2h5v2 26 2h-5zM0 11856v-27-1h5v1 27 1h-5zM0 11776v-26-1h5v1 26 2h-5zM0 11697v-26-2h5v2 26 1h-5zM0 11618v-27-1h5v1 27 1h-5zM0 11538v-26-1h5v1 26 2h-5zM0 11459v-27-1h5v1 27 1h-5zM0 11380v-27-1h5v1 27 1h-5zM0 11300v-26-2h5v2 26 2h-5zM0 11221v-27-1h5v1 27 1h-5zM0 11141v-26-1h5v1 26 2h-5zM0 11062v-26-2h5v2 26 1h-5zM0 10983v-27-1h5v1 27 1h-5zM0 10903v-26-1h5v1 26 2h-5zM0 10824v-27-1h5v1 27 1h-5zM0 10745v-27-1h5v1 27 1h-5zM0 10665v-26-2h5v2 26 2h-5zM0 10586v-27-1h5v1 27 1h-5zM0 10506v-26-1h5v1 26 2h-5zM0 10427v-26-2h5v2 26 1h-5zM0 10348v-27-1h5v1 27 1h-5zM0 10268v-26-1h5v1 26 2h-5zM0 10189v-27-1h5v1 27 1h-5zM0 10110v-27-1h5v1 27 1h-5zM0 10030v-26-2h5v2 26 2h-5zM0 9951v-27-1h5v1 27 1h-5zM0 9871v-26-1h5v1 26 2h-5zM0 9792v-26-2h5v2 26 1h-5zM0 9713v-27-1h5v1 27 1h-5zM0 9633v-26-1h5v1 26 2h-5zM0 9554v-27-1h5v1 27 1h-5zM0 9475v-27-1h5v1 27 1h-5zM0 9395v-26-2h5v2 26 2h-5zM0 9316v-27-1h5v1 27 1h-5zM0 9236v-26-1h5v1 26 2h-5zM0 9157v-26-2h5v2 26 1h-5zM0 9078v-27-1h5v1 27 1h-5zM0 8998v-26-1h5v1 26 2h-5zM0 8919v-27-1h5v1 27 1h-5zM0 8840v-27-1h5v1 27 1h-5zM0 8760v-26-2h5v2 26 2h-5zM0 8681v-27-1h5v1 27 1h-5zM0 8601v-26-1h5v1 26 2h-5zM0 8522v-26-2h5v2 26 1h-5zM0 8443v-27-1h5v1 27 1h-5zM0 8363v-26-1h5v1 26 2h-5zM0 8284v-27-1h5v1 27 1h-5zM0 8205v-27-1h5v1 27 1h-5zM0 8125v-26-2h5v2 26 2h-5zM0 8046v-27-1h5v1 27 1h-5zM0 7966v-26-1h5v1 26 2h-5zM0 7887v-26-2h5v2 26 1h-5zM0 7808v-27-1h5v1 27 1h-5zM0 7728v-26-1h5v1 26 2h-5zM0 7649v-27-1h5v1 27 1h-5zM0 7570v-27-1h5v1 27 1h-5zM0 7490v-26-2h5v2 26 2h-5zM0 7410v-27-1h5v1 27 1h-5zM0 7330v-26-1h5v1 26 2h-5zM0 7251v-26-2h5v2 26 1h-5zM0 7172v-27-1h5v1 27 1h-5zM0 7092v-26-1h5v1 26 2h-5zM0 7013v-27-1h5v1 27 1h-5zM0 6934v-27-1h5v1 27 1h-5zM0 6854v-26-2h5v2 26 2h-5zM0 6775v-27-1h5v1 27 1h-5zM0 6695v-26-1h5v1 26 2h-5zM0 6616v-26-2h5v2 26 1h-5zM0 6537v-27-1h5v1 27 1h-5zM0 6457v-26-1h5v1 26 2h-5zM0 6378v-27-1h5v1 27 1h-5zM0 6299v-27-1h5v1 27 1h-5zM0 6219v-26-2h5v2 26 2h-5zM0 6140v-27-1h5v1 27 1h-5zM0 6060v-26-1h5v1 26 2h-5zM0 5981v-26-2h5v2 26 1h-5zM0 5902v-27-1h5v1 27 1h-5zM0 5822v-26-1h5v1 26 2h-5zM0 5743v-27-1h5v1 27 1h-5zM0 5664v-27-1h5v1 27 1h-5zM0 5584v-26-2h5v2 26 2h-5zM0 5505v-27-1h5v1 27 1h-5zM0 5425v-26-1h5v1 26 2h-5zM0 5346v-26-2h5v2 26 1h-5zM0 5267v-27-1h5v1 27 1h-5zM0 5187v-26-1h5v1 26 2h-5zM0 5108v-27-1h5v1 27 1h-5zM0 5029v-27-1h5v1 27 1h-5zM0 4949v-26-2h5v2 26 2h-5zM0 4870v-27-1h5v1 27 1h-5zM0 4790v-26-1h5v1 26 2h-5zM0 4711v-26-2h5v2 26 1h-5zM0 4632v-27-1h5v1 27 1h-5zM0 4552v-26-1h5v1 26 2h-5zM0 4473v-27-1h5v1 27 1h-5zM0 4394v-27-1h5v1 27 1h-5zM0 4314v-26-2h5v2 26 2h-5zM0 4235v-27-1h5v1 27 1h-5zM0 4155v-26-1h5v1 26 2h-5zM0 4076v-26-2h5v2 26 1h-5zM0 3997v-27-1h5v1 27 1h-5zM0 3917v-26-1h5v1 26 2h-5zM0 3838v-27-1h5v1 27 1h-5zM0 3759v-27-1h5v1 27 1h-5zM0 3679v-26-2h5v2 26 2h-5zM0 3600v-27-1h5v1 27 1h-5zM0 3520v-26-1h5v1 26 2h-5zM0 3441v-26-2h5v2 26 1h-5zM0 3362v-27-1h5v1 27 1h-5zM0 3282v-26-1h5v1 26 2h-5zM0 3203v-27-1h5v1 27 1h-5zM0 3124v-27-1h5v1 27 1h-5zM0 3044v-26-2h5v2 26 2h-5zM0 2965v-27-1h5v1 27 1h-5zM0 2885v-26-1h5v1 26 2h-5zM0 2806v-26-2h5v2 26 1h-5zM0 2727v-27-1h5v1 27 1h-5zM0 2647v-26-1h5v1 26 2h-5zM0 2568v-27-1h5v1 27 1h-5zM0 2489v-27-1h5v1 27 1h-5zM0 2409v-26-2h5v2 26 2h-5zM0 2330v-27-1h5v1 27 1h-5zM0 2250v-26-1h5v1 26 2h-5zM0 2171v-26-2h5v2 26 1h-5zM0 2092v-27-1h5v1 27 1h-5zM0 2012v-26-1h5v1 26 2h-5zM0 1933v-27-1h5v1 27 1h-5zM0 1854v-27-1h5v1 27 1h-5zM0 1774v-26-2h5v2 26 2h-5zM0 1695v-27-1h5v1 27 1h-5zM0 1615v-26-1h5v1 26 2h-5zM0 1536v-26-2h5v2 26 1h-5zM0 1457v-27-1h5v1 27 1h-5zM0 1377v-26-1h5v1 26 2h-5zM0 1298v-27-1h5v1 27 1h-5zM0 1219v-27-1h5v1 27 1h-5zM0 1139v-26-2h5v2 26 2h-5zM0 1060v-27-1h5v1 27 1h-5zM0 980v-26-1h5v1 26 2h-5zM0 901v-26-2h5v2 26 1h-5zM0 822v-27-1h5v1 27 1h-5zM0 742v-26-1h5v1 26 2h-5zM0 663v-27-1h5v1 27 1h-5zM0 584v-27-1h5v1 27 1h-5zM0 504v-26-2h5v2 26 2h-5zM0 425v-27-1h5v1 27 1h-5zM0 345v-26-1h5v1 26 2h-5zM0 266v-26-2h5v2 26 1h-5zM0 187v-27-1h5v1 27 1h-5zM0 107v-26-1h5v1 26 2h-5zM0 28v-27-1h5v1 27 1h-5z">
          <text:p/>
        </draw:path>
        <draw:path draw:style-name="gr1" draw:text-style-name="P1" draw:layer="layout" svg:width="0.002cm" svg:height="19.714cm" svg:x="17.289cm" svg:y="2.441cm" svg:viewBox="0 0 3 19715" svg:d="M0 19714v-27-1h3v1 27 1h-3zM0 19635v-27-1h3v1 27 1h-3zM0 19555v-26-2h3v2 26 2h-3zM0 19476v-27-1h3v1 27 1h-3zM0 19396v-26-1h3v1 26 2h-3zM0 19317v-26-2h3v2 26 1h-3zM0 19238v-27-1h3v1 27 1h-3zM0 19158v-26-1h3v1 26 2h-3zM0 19079v-27-1h3v1 27 1h-3zM0 19000v-27-1h3v1 27 1h-3zM0 18920v-26-2h3v2 26 2h-3zM0 18841v-27-1h3v1 27 1h-3zM0 18761v-26-1h3v1 26 2h-3zM0 18682v-26-2h3v2 26 1h-3zM0 18603v-27-1h3v1 27 1h-3zM0 18523v-26-1h3v1 26 2h-3zM0 18444v-27-1h3v1 27 1h-3zM0 18365v-27-1h3v1 27 1h-3zM0 18285v-26-2h3v2 26 2h-3zM0 18206v-27-1h3v1 27 1h-3zM0 18126v-26-1h3v1 26 2h-3zM0 18047v-26-2h3v2 26 1h-3zM0 17968v-27-1h3v1 27 1h-3zM0 17888v-26-1h3v1 26 2h-3zM0 17809v-27-1h3v1 27 1h-3zM0 17730v-27-1h3v1 27 1h-3zM0 17650v-26-2h3v2 26 2h-3zM0 17571v-27-1h3v1 27 1h-3zM0 17491v-26-1h3v1 26 2h-3zM0 17412v-26-2h3v2 26 1h-3zM0 17333v-27-1h3v1 27 1h-3zM0 17253v-26-1h3v1 26 2h-3zM0 17174v-27-1h3v1 27 1h-3zM0 17095v-27-1h3v1 27 1h-3zM0 17015v-26-2h3v2 26 2h-3zM0 16936v-27-1h3v1 27 1h-3zM0 16856v-26-1h3v1 26 2h-3zM0 16777v-26-2h3v2 26 1h-3zM0 16698v-27-1h3v1 27 1h-3zM0 16618v-26-1h3v1 26 2h-3zM0 16539v-27-1h3v1 27 1h-3zM0 16460v-27-1h3v1 27 1h-3zM0 16380v-26-2h3v2 26 2h-3zM0 16301v-27-1h3v1 27 1h-3zM0 16221v-26-1h3v1 26 2h-3zM0 16142v-26-2h3v2 26 1h-3zM0 16063v-27-1h3v1 27 1h-3zM0 15983v-26-1h3v1 26 2h-3zM0 15904v-27-1h3v1 27 1h-3zM0 15825v-27-1h3v1 27 1h-3zM0 15745v-26-2h3v2 26 2h-3zM0 15666v-27-1h3v1 27 1h-3zM0 15586v-26-1h3v1 26 2h-3zM0 15507v-26-2h3v2 26 1h-3zM0 15428v-27-1h3v1 27 1h-3zM0 15348v-26-1h3v1 26 2h-3zM0 15269v-27-1h3v1 27 1h-3zM0 15190v-27-1h3v1 27 1h-3zM0 15110v-26-2h3v2 26 2h-3zM0 15031v-27-1h3v1 27 1h-3zM0 14951v-26-1h3v1 26 2h-3zM0 14872v-26-2h3v2 26 1h-3zM0 14793v-27-1h3v1 27 1h-3zM0 14713v-26-1h3v1 26 2h-3zM0 14634v-27-1h3v1 27 1h-3zM0 14555v-27-1h3v1 27 1h-3zM0 14475v-26-2h3v2 26 2h-3zM0 14396v-27-1h3v1 27 1h-3zM0 14316v-26-1h3v1 26 2h-3zM0 14237v-26-2h3v2 26 1h-3zM0 14158v-27-1h3v1 27 1h-3zM0 14078v-26-1h3v1 26 2h-3zM0 13999v-27-1h3v1 27 1h-3zM0 13920v-27-1h3v1 27 1h-3zM0 13840v-26-2h3v2 26 2h-3zM0 13761v-27-1h3v1 27 1h-3zM0 13681v-26-1h3v1 26 2h-3zM0 13602v-26-2h3v2 26 1h-3zM0 13523v-27-1h3v1 27 1h-3zM0 13443v-26-1h3v1 26 2h-3zM0 13364v-27-1h3v1 27 1h-3zM0 13285v-27-1h3v1 27 1h-3zM0 13205v-26-2h3v2 26 2h-3zM0 13126v-27-1h3v1 27 1h-3zM0 13046v-26-1h3v1 26 2h-3zM0 12967v-26-2h3v2 26 1h-3zM0 12888v-27-1h3v1 27 1h-3zM0 12808v-26-1h3v1 26 2h-3zM0 12729v-27-1h3v1 27 1h-3zM0 12650v-27-1h3v1 27 1h-3zM0 12570v-26-2h3v2 26 2h-3zM0 12491v-27-1h3v1 27 1h-3zM0 12411v-26-1h3v1 26 2h-3zM0 12332v-26-2h3v2 26 1h-3zM0 12253v-27-1h3v1 27 1h-3zM0 12173v-26-1h3v1 26 2h-3zM0 12094v-27-1h3v1 27 1h-3zM0 12015v-27-1h3v1 27 1h-3zM0 11935v-26-2h3v2 26 2h-3zM0 11856v-27-1h3v1 27 1h-3zM0 11776v-26-1h3v1 26 2h-3zM0 11697v-26-2h3v2 26 1h-3zM0 11618v-27-1h3v1 27 1h-3zM0 11538v-26-1h3v1 26 2h-3zM0 11459v-27-1h3v1 27 1h-3zM0 11380v-27-1h3v1 27 1h-3zM0 11300v-26-2h3v2 26 2h-3zM0 11221v-27-1h3v1 27 1h-3zM0 11141v-26-1h3v1 26 2h-3zM0 11062v-26-2h3v2 26 1h-3zM0 10983v-27-1h3v1 27 1h-3zM0 10903v-26-1h3v1 26 2h-3zM0 10824v-27-1h3v1 27 1h-3zM0 10745v-27-1h3v1 27 1h-3zM0 10665v-26-2h3v2 26 2h-3zM0 10586v-27-1h3v1 27 1h-3zM0 10506v-26-1h3v1 26 2h-3zM0 10427v-26-2h3v2 26 1h-3zM0 10348v-27-1h3v1 27 1h-3zM0 10268v-26-1h3v1 26 2h-3zM0 10189v-27-1h3v1 27 1h-3zM0 10110v-27-1h3v1 27 1h-3zM0 10030v-26-2h3v2 26 2h-3zM0 9951v-27-1h3v1 27 1h-3zM0 9871v-26-1h3v1 26 2h-3zM0 9792v-26-2h3v2 26 1h-3zM0 9713v-27-1h3v1 27 1h-3zM0 9633v-26-1h3v1 26 2h-3zM0 9554v-27-1h3v1 27 1h-3zM0 9475v-27-1h3v1 27 1h-3zM0 9395v-26-2h3v2 26 2h-3zM0 9316v-27-1h3v1 27 1h-3zM0 9236v-26-1h3v1 26 2h-3zM0 9157v-26-2h3v2 26 1h-3zM0 9078v-27-1h3v1 27 1h-3zM0 8998v-26-1h3v1 26 2h-3zM0 8919v-27-1h3v1 27 1h-3zM0 8840v-27-1h3v1 27 1h-3zM0 8760v-26-2h3v2 26 2h-3zM0 8681v-27-1h3v1 27 1h-3zM0 8601v-26-1h3v1 26 2h-3zM0 8522v-26-2h3v2 26 1h-3zM0 8443v-27-1h3v1 27 1h-3zM0 8363v-26-1h3v1 26 2h-3zM0 8284v-27-1h3v1 27 1h-3zM0 8205v-27-1h3v1 27 1h-3zM0 8125v-26-2h3v2 26 2h-3zM0 8046v-27-1h3v1 27 1h-3zM0 7966v-26-1h3v1 26 2h-3zM0 7887v-26-2h3v2 26 1h-3zM0 7808v-27-1h3v1 27 1h-3zM0 7728v-26-1h3v1 26 2h-3zM0 7649v-27-1h3v1 27 1h-3zM0 7570v-27-1h3v1 27 1h-3zM0 7490v-26-2h3v2 26 2h-3zM0 7410v-27-1h3v1 27 1h-3zM0 7330v-26-1h3v1 26 2h-3zM0 7251v-26-2h3v2 26 1h-3zM0 7172v-27-1h3v1 27 1h-3zM0 7092v-26-1h3v1 26 2h-3zM0 7013v-27-1h3v1 27 1h-3zM0 6934v-27-1h3v1 27 1h-3zM0 6854v-26-2h3v2 26 2h-3zM0 6775v-27-1h3v1 27 1h-3zM0 6695v-26-1h3v1 26 2h-3zM0 6616v-26-2h3v2 26 1h-3zM0 6537v-27-1h3v1 27 1h-3zM0 6457v-26-1h3v1 26 2h-3zM0 6378v-27-1h3v1 27 1h-3zM0 6299v-27-1h3v1 27 1h-3zM0 6219v-26-2h3v2 26 2h-3zM0 6140v-27-1h3v1 27 1h-3zM0 6060v-26-1h3v1 26 2h-3zM0 5981v-26-2h3v2 26 1h-3zM0 5902v-27-1h3v1 27 1h-3zM0 5822v-26-1h3v1 26 2h-3zM0 5743v-27-1h3v1 27 1h-3zM0 5664v-27-1h3v1 27 1h-3zM0 5584v-26-2h3v2 26 2h-3zM0 5505v-27-1h3v1 27 1h-3zM0 5425v-26-1h3v1 26 2h-3zM0 5346v-26-2h3v2 26 1h-3zM0 5267v-27-1h3v1 27 1h-3zM0 5187v-26-1h3v1 26 2h-3zM0 5108v-27-1h3v1 27 1h-3zM0 5029v-27-1h3v1 27 1h-3zM0 4949v-26-2h3v2 26 2h-3zM0 4870v-27-1h3v1 27 1h-3zM0 4790v-26-1h3v1 26 2h-3zM0 4711v-26-2h3v2 26 1h-3zM0 4632v-27-1h3v1 27 1h-3zM0 4552v-26-1h3v1 26 2h-3zM0 4473v-27-1h3v1 27 1h-3zM0 4394v-27-1h3v1 27 1h-3zM0 4314v-26-2h3v2 26 2h-3zM0 4235v-27-1h3v1 27 1h-3zM0 4155v-26-1h3v1 26 2h-3zM0 4076v-26-2h3v2 26 1h-3zM0 3997v-27-1h3v1 27 1h-3zM0 3917v-26-1h3v1 26 2h-3zM0 3838v-27-1h3v1 27 1h-3zM0 3759v-27-1h3v1 27 1h-3zM0 3679v-26-2h3v2 26 2h-3zM0 3600v-27-1h3v1 27 1h-3zM0 3520v-26-1h3v1 26 2h-3zM0 3441v-26-2h3v2 26 1h-3zM0 3362v-27-1h3v1 27 1h-3zM0 3282v-26-1h3v1 26 2h-3zM0 3203v-27-1h3v1 27 1h-3zM0 3124v-27-1h3v1 27 1h-3zM0 3044v-26-2h3v2 26 2h-3zM0 2965v-27-1h3v1 27 1h-3zM0 2885v-26-1h3v1 26 2h-3zM0 2806v-26-2h3v2 26 1h-3zM0 2727v-27-1h3v1 27 1h-3zM0 2647v-26-1h3v1 26 2h-3zM0 2568v-27-1h3v1 27 1h-3zM0 2489v-27-1h3v1 27 1h-3zM0 2409v-26-2h3v2 26 2h-3zM0 2330v-27-1h3v1 27 1h-3zM0 2250v-26-1h3v1 26 2h-3zM0 2171v-26-2h3v2 26 1h-3zM0 2092v-27-1h3v1 27 1h-3zM0 2012v-26-1h3v1 26 2h-3zM0 1933v-27-1h3v1 27 1h-3zM0 1854v-27-1h3v1 27 1h-3zM0 1774v-26-2h3v2 26 2h-3zM0 1695v-27-1h3v1 27 1h-3zM0 1615v-26-1h3v1 26 2h-3zM0 1536v-26-2h3v2 26 1h-3zM0 1457v-27-1h3v1 27 1h-3zM0 1377v-26-1h3v1 26 2h-3zM0 1298v-27-1h3v1 27 1h-3zM0 1219v-27-1h3v1 27 1h-3zM0 1139v-26-2h3v2 26 2h-3zM0 1060v-27-1h3v1 27 1h-3zM0 980v-26-1h3v1 26 2h-3zM0 901v-26-2h3v2 26 1h-3zM0 822v-27-1h3v1 27 1h-3zM0 742v-26-1h3v1 26 2h-3zM0 663v-27-1h3v1 27 1h-3zM0 584v-27-1h3v1 27 1h-3zM0 504v-26-2h3v2 26 2h-3zM0 425v-27-1h3v1 27 1h-3zM0 345v-26-1h3v1 26 2h-3zM0 266v-26-2h3v2 26 1h-3zM0 187v-27-1h3v1 27 1h-3zM0 107v-26-1h3v1 26 2h-3zM0 28v-27-1h3v1 27 1h-3z">
          <text:p/>
        </draw:path>
        <draw:path draw:style-name="gr1" draw:text-style-name="P1" draw:layer="layout" svg:width="0.002cm" svg:height="19.714cm" svg:x="24.316cm" svg:y="2.441cm" svg:viewBox="0 0 3 19715" svg:d="M0 19714v-27-1h3v1 27 1h-3zM0 19635v-27-1h3v1 27 1h-3zM0 19555v-26-2h3v2 26 2h-3zM0 19476v-27-1h3v1 27 1h-3zM0 19396v-26-1h3v1 26 2h-3zM0 19317v-26-2h3v2 26 1h-3zM0 19238v-27-1h3v1 27 1h-3zM0 19158v-26-1h3v1 26 2h-3zM0 19079v-27-1h3v1 27 1h-3zM0 19000v-27-1h3v1 27 1h-3zM0 18920v-26-2h3v2 26 2h-3zM0 18841v-27-1h3v1 27 1h-3zM0 18761v-26-1h3v1 26 2h-3zM0 18682v-26-2h3v2 26 1h-3zM0 18603v-27-1h3v1 27 1h-3zM0 18523v-26-1h3v1 26 2h-3zM0 18444v-27-1h3v1 27 1h-3zM0 18365v-27-1h3v1 27 1h-3zM0 18285v-26-2h3v2 26 2h-3zM0 18206v-27-1h3v1 27 1h-3zM0 18126v-26-1h3v1 26 2h-3zM0 18047v-26-2h3v2 26 1h-3zM0 17968v-27-1h3v1 27 1h-3zM0 17888v-26-1h3v1 26 2h-3zM0 17809v-27-1h3v1 27 1h-3zM0 17730v-27-1h3v1 27 1h-3zM0 17650v-26-2h3v2 26 2h-3zM0 17571v-27-1h3v1 27 1h-3zM0 17491v-26-1h3v1 26 2h-3zM0 17412v-26-2h3v2 26 1h-3zM0 17333v-27-1h3v1 27 1h-3zM0 17253v-26-1h3v1 26 2h-3zM0 17174v-27-1h3v1 27 1h-3zM0 17095v-27-1h3v1 27 1h-3zM0 17015v-26-2h3v2 26 2h-3zM0 16936v-27-1h3v1 27 1h-3zM0 16856v-26-1h3v1 26 2h-3zM0 16777v-26-2h3v2 26 1h-3zM0 16698v-27-1h3v1 27 1h-3zM0 16618v-26-1h3v1 26 2h-3zM0 16539v-27-1h3v1 27 1h-3zM0 16460v-27-1h3v1 27 1h-3zM0 16380v-26-2h3v2 26 2h-3zM0 16301v-27-1h3v1 27 1h-3zM0 16221v-26-1h3v1 26 2h-3zM0 16142v-26-2h3v2 26 1h-3zM0 16063v-27-1h3v1 27 1h-3zM0 15983v-26-1h3v1 26 2h-3zM0 15904v-27-1h3v1 27 1h-3zM0 15825v-27-1h3v1 27 1h-3zM0 15745v-26-2h3v2 26 2h-3zM0 15666v-27-1h3v1 27 1h-3zM0 15586v-26-1h3v1 26 2h-3zM0 15507v-26-2h3v2 26 1h-3zM0 15428v-27-1h3v1 27 1h-3zM0 15348v-26-1h3v1 26 2h-3zM0 15269v-27-1h3v1 27 1h-3zM0 15190v-27-1h3v1 27 1h-3zM0 15110v-26-2h3v2 26 2h-3zM0 15031v-27-1h3v1 27 1h-3zM0 14951v-26-1h3v1 26 2h-3zM0 14872v-26-2h3v2 26 1h-3zM0 14793v-27-1h3v1 27 1h-3zM0 14713v-26-1h3v1 26 2h-3zM0 14634v-27-1h3v1 27 1h-3zM0 14555v-27-1h3v1 27 1h-3zM0 14475v-26-2h3v2 26 2h-3zM0 14396v-27-1h3v1 27 1h-3zM0 14316v-26-1h3v1 26 2h-3zM0 14237v-26-2h3v2 26 1h-3zM0 14158v-27-1h3v1 27 1h-3zM0 14078v-26-1h3v1 26 2h-3zM0 13999v-27-1h3v1 27 1h-3zM0 13920v-27-1h3v1 27 1h-3zM0 13840v-26-2h3v2 26 2h-3zM0 13761v-27-1h3v1 27 1h-3zM0 13681v-26-1h3v1 26 2h-3zM0 13602v-26-2h3v2 26 1h-3zM0 13523v-27-1h3v1 27 1h-3zM0 13443v-26-1h3v1 26 2h-3zM0 13364v-27-1h3v1 27 1h-3zM0 13285v-27-1h3v1 27 1h-3zM0 13205v-26-2h3v2 26 2h-3zM0 13126v-27-1h3v1 27 1h-3zM0 13046v-26-1h3v1 26 2h-3zM0 12967v-26-2h3v2 26 1h-3zM0 12888v-27-1h3v1 27 1h-3zM0 12808v-26-1h3v1 26 2h-3zM0 12729v-27-1h3v1 27 1h-3zM0 12650v-27-1h3v1 27 1h-3zM0 12570v-26-2h3v2 26 2h-3zM0 12491v-27-1h3v1 27 1h-3zM0 12411v-26-1h3v1 26 2h-3zM0 12332v-26-2h3v2 26 1h-3zM0 12253v-27-1h3v1 27 1h-3zM0 12173v-26-1h3v1 26 2h-3zM0 12094v-27-1h3v1 27 1h-3zM0 12015v-27-1h3v1 27 1h-3zM0 11935v-26-2h3v2 26 2h-3zM0 11856v-27-1h3v1 27 1h-3zM0 11776v-26-1h3v1 26 2h-3zM0 11697v-26-2h3v2 26 1h-3zM0 11618v-27-1h3v1 27 1h-3zM0 11538v-26-1h3v1 26 2h-3zM0 11459v-27-1h3v1 27 1h-3zM0 11380v-27-1h3v1 27 1h-3zM0 11300v-26-2h3v2 26 2h-3zM0 11221v-27-1h3v1 27 1h-3zM0 11141v-26-1h3v1 26 2h-3zM0 11062v-26-2h3v2 26 1h-3zM0 10983v-27-1h3v1 27 1h-3zM0 10903v-26-1h3v1 26 2h-3zM0 10824v-27-1h3v1 27 1h-3zM0 10745v-27-1h3v1 27 1h-3zM0 10665v-26-2h3v2 26 2h-3zM0 10586v-27-1h3v1 27 1h-3zM0 10506v-26-1h3v1 26 2h-3zM0 10427v-26-2h3v2 26 1h-3zM0 10348v-27-1h3v1 27 1h-3zM0 10268v-26-1h3v1 26 2h-3zM0 10189v-27-1h3v1 27 1h-3zM0 10110v-27-1h3v1 27 1h-3zM0 10030v-26-2h3v2 26 2h-3zM0 9951v-27-1h3v1 27 1h-3zM0 9871v-26-1h3v1 26 2h-3zM0 9792v-26-2h3v2 26 1h-3zM0 9713v-27-1h3v1 27 1h-3zM0 9633v-26-1h3v1 26 2h-3zM0 9554v-27-1h3v1 27 1h-3zM0 9475v-27-1h3v1 27 1h-3zM0 9395v-26-2h3v2 26 2h-3zM0 9316v-27-1h3v1 27 1h-3zM0 9236v-26-1h3v1 26 2h-3zM0 9157v-26-2h3v2 26 1h-3zM0 9078v-27-1h3v1 27 1h-3zM0 8998v-26-1h3v1 26 2h-3zM0 8919v-27-1h3v1 27 1h-3zM0 8840v-27-1h3v1 27 1h-3zM0 8760v-26-2h3v2 26 2h-3zM0 8681v-27-1h3v1 27 1h-3zM0 8601v-26-1h3v1 26 2h-3zM0 8522v-26-2h3v2 26 1h-3zM0 8443v-27-1h3v1 27 1h-3zM0 8363v-26-1h3v1 26 2h-3zM0 8284v-27-1h3v1 27 1h-3zM0 8205v-27-1h3v1 27 1h-3zM0 8125v-26-2h3v2 26 2h-3zM0 8046v-27-1h3v1 27 1h-3zM0 7966v-26-1h3v1 26 2h-3zM0 7887v-26-2h3v2 26 1h-3zM0 7808v-27-1h3v1 27 1h-3zM0 7728v-26-1h3v1 26 2h-3zM0 7649v-27-1h3v1 27 1h-3zM0 7570v-27-1h3v1 27 1h-3zM0 7490v-26-2h3v2 26 2h-3zM0 7410v-27-1h3v1 27 1h-3zM0 7330v-26-1h3v1 26 2h-3zM0 7251v-26-2h3v2 26 1h-3zM0 7172v-27-1h3v1 27 1h-3zM0 7092v-26-1h3v1 26 2h-3zM0 7013v-27-1h3v1 27 1h-3zM0 6934v-27-1h3v1 27 1h-3zM0 6854v-26-2h3v2 26 2h-3zM0 6775v-27-1h3v1 27 1h-3zM0 6695v-26-1h3v1 26 2h-3zM0 6616v-26-2h3v2 26 1h-3zM0 6537v-27-1h3v1 27 1h-3zM0 6457v-26-1h3v1 26 2h-3zM0 6378v-27-1h3v1 27 1h-3zM0 6299v-27-1h3v1 27 1h-3zM0 6219v-26-2h3v2 26 2h-3zM0 6140v-27-1h3v1 27 1h-3zM0 6060v-26-1h3v1 26 2h-3zM0 5981v-26-2h3v2 26 1h-3zM0 5902v-27-1h3v1 27 1h-3zM0 5822v-26-1h3v1 26 2h-3zM0 5743v-27-1h3v1 27 1h-3zM0 5664v-27-1h3v1 27 1h-3zM0 5584v-26-2h3v2 26 2h-3zM0 5505v-27-1h3v1 27 1h-3zM0 5425v-26-1h3v1 26 2h-3zM0 5346v-26-2h3v2 26 1h-3zM0 5267v-27-1h3v1 27 1h-3zM0 5187v-26-1h3v1 26 2h-3zM0 5108v-27-1h3v1 27 1h-3zM0 5029v-27-1h3v1 27 1h-3zM0 4949v-26-2h3v2 26 2h-3zM0 4870v-27-1h3v1 27 1h-3zM0 4790v-26-1h3v1 26 2h-3zM0 4711v-26-2h3v2 26 1h-3zM0 4632v-27-1h3v1 27 1h-3zM0 4552v-26-1h3v1 26 2h-3zM0 4473v-27-1h3v1 27 1h-3zM0 4394v-27-1h3v1 27 1h-3zM0 4314v-26-2h3v2 26 2h-3zM0 4235v-27-1h3v1 27 1h-3zM0 4155v-26-1h3v1 26 2h-3zM0 4076v-26-2h3v2 26 1h-3zM0 3997v-27-1h3v1 27 1h-3zM0 3917v-26-1h3v1 26 2h-3zM0 3838v-27-1h3v1 27 1h-3zM0 3759v-27-1h3v1 27 1h-3zM0 3679v-26-2h3v2 26 2h-3zM0 3600v-27-1h3v1 27 1h-3zM0 3520v-26-1h3v1 26 2h-3zM0 3441v-26-2h3v2 26 1h-3zM0 3362v-27-1h3v1 27 1h-3zM0 3282v-26-1h3v1 26 2h-3zM0 3203v-27-1h3v1 27 1h-3zM0 3124v-27-1h3v1 27 1h-3zM0 3044v-26-2h3v2 26 2h-3zM0 2965v-27-1h3v1 27 1h-3zM0 2885v-26-1h3v1 26 2h-3zM0 2806v-26-2h3v2 26 1h-3zM0 2727v-27-1h3v1 27 1h-3zM0 2647v-26-1h3v1 26 2h-3zM0 2568v-27-1h3v1 27 1h-3zM0 2489v-27-1h3v1 27 1h-3zM0 2409v-26-2h3v2 26 2h-3zM0 2330v-27-1h3v1 27 1h-3zM0 2250v-26-1h3v1 26 2h-3zM0 2171v-26-2h3v2 26 1h-3zM0 2092v-27-1h3v1 27 1h-3zM0 2012v-26-1h3v1 26 2h-3zM0 1933v-27-1h3v1 27 1h-3zM0 1854v-27-1h3v1 27 1h-3zM0 1774v-26-2h3v2 26 2h-3zM0 1695v-27-1h3v1 27 1h-3zM0 1615v-26-1h3v1 26 2h-3zM0 1536v-26-2h3v2 26 1h-3zM0 1457v-27-1h3v1 27 1h-3zM0 1377v-26-1h3v1 26 2h-3zM0 1298v-27-1h3v1 27 1h-3zM0 1219v-27-1h3v1 27 1h-3zM0 1139v-26-2h3v2 26 2h-3zM0 1060v-27-1h3v1 27 1h-3zM0 980v-26-1h3v1 26 2h-3zM0 901v-26-2h3v2 26 1h-3zM0 822v-27-1h3v1 27 1h-3zM0 742v-26-1h3v1 26 2h-3zM0 663v-27-1h3v1 27 1h-3zM0 584v-27-1h3v1 27 1h-3zM0 504v-26-2h3v2 26 2h-3zM0 425v-27-1h3v1 27 1h-3zM0 345v-26-1h3v1 26 2h-3zM0 266v-26-2h3v2 26 1h-3zM0 187v-27-1h3v1 27 1h-3zM0 107v-26-1h3v1 26 2h-3zM0 28v-27-1h3v1 27 1h-3z">
          <text:p/>
        </draw:path>
        <draw:path draw:style-name="gr1" draw:text-style-name="P1" draw:layer="layout" svg:width="0.004cm" svg:height="19.714cm" svg:x="31.342cm" svg:y="2.441cm" svg:viewBox="0 0 5 19715" svg:d="M0 19714v-27-1h5v1 27 1h-5zM0 19635v-27-1h5v1 27 1h-5zM0 19555v-26-2h5v2 26 2h-5zM0 19476v-27-1h5v1 27 1h-5zM0 19396v-26-1h5v1 26 2h-5zM0 19317v-26-2h5v2 26 1h-5zM0 19238v-27-1h5v1 27 1h-5zM0 19158v-26-1h5v1 26 2h-5zM0 19079v-27-1h5v1 27 1h-5zM0 19000v-27-1h5v1 27 1h-5zM0 18920v-26-2h5v2 26 2h-5zM0 18841v-27-1h5v1 27 1h-5zM0 18761v-26-1h5v1 26 2h-5zM0 18682v-26-2h5v2 26 1h-5zM0 18603v-27-1h5v1 27 1h-5zM0 18523v-26-1h5v1 26 2h-5zM0 18444v-27-1h5v1 27 1h-5zM0 18365v-27-1h5v1 27 1h-5zM0 18285v-26-2h5v2 26 2h-5zM0 18206v-27-1h5v1 27 1h-5zM0 18126v-26-1h5v1 26 2h-5zM0 18047v-26-2h5v2 26 1h-5zM0 17968v-27-1h5v1 27 1h-5zM0 17888v-26-1h5v1 26 2h-5zM0 17809v-27-1h5v1 27 1h-5zM0 17730v-27-1h5v1 27 1h-5zM0 17650v-26-2h5v2 26 2h-5zM0 17571v-27-1h5v1 27 1h-5zM0 17491v-26-1h5v1 26 2h-5zM0 17412v-26-2h5v2 26 1h-5zM0 17333v-27-1h5v1 27 1h-5zM0 17253v-26-1h5v1 26 2h-5zM0 17174v-27-1h5v1 27 1h-5zM0 17095v-27-1h5v1 27 1h-5zM0 17015v-26-2h5v2 26 2h-5zM0 16936v-27-1h5v1 27 1h-5zM0 16856v-26-1h5v1 26 2h-5zM0 16777v-26-2h5v2 26 1h-5zM0 16698v-27-1h5v1 27 1h-5zM0 16618v-26-1h5v1 26 2h-5zM0 16539v-27-1h5v1 27 1h-5zM0 16460v-27-1h5v1 27 1h-5zM0 16380v-26-2h5v2 26 2h-5zM0 16301v-27-1h5v1 27 1h-5zM0 16221v-26-1h5v1 26 2h-5zM0 16142v-26-2h5v2 26 1h-5zM0 16063v-27-1h5v1 27 1h-5zM0 15983v-26-1h5v1 26 2h-5zM0 15904v-27-1h5v1 27 1h-5zM0 15825v-27-1h5v1 27 1h-5zM0 15745v-26-2h5v2 26 2h-5zM0 15666v-27-1h5v1 27 1h-5zM0 15586v-26-1h5v1 26 2h-5zM0 15507v-26-2h5v2 26 1h-5zM0 15428v-27-1h5v1 27 1h-5zM0 15348v-26-1h5v1 26 2h-5zM0 15269v-27-1h5v1 27 1h-5zM0 15190v-27-1h5v1 27 1h-5zM0 15110v-26-2h5v2 26 2h-5zM0 15031v-27-1h5v1 27 1h-5zM0 14951v-26-1h5v1 26 2h-5zM0 14872v-26-2h5v2 26 1h-5zM0 14793v-27-1h5v1 27 1h-5zM0 14713v-26-1h5v1 26 2h-5zM0 14634v-27-1h5v1 27 1h-5zM0 14555v-27-1h5v1 27 1h-5zM0 14475v-26-2h5v2 26 2h-5zM0 14396v-27-1h5v1 27 1h-5zM0 14316v-26-1h5v1 26 2h-5zM0 14237v-26-2h5v2 26 1h-5zM0 14158v-27-1h5v1 27 1h-5zM0 14078v-26-1h5v1 26 2h-5zM0 13999v-27-1h5v1 27 1h-5zM0 13920v-27-1h5v1 27 1h-5zM0 13840v-26-2h5v2 26 2h-5zM0 13761v-27-1h5v1 27 1h-5zM0 13681v-26-1h5v1 26 2h-5zM0 13602v-26-2h5v2 26 1h-5zM0 13523v-27-1h5v1 27 1h-5zM0 13443v-26-1h5v1 26 2h-5zM0 13364v-27-1h5v1 27 1h-5zM0 13285v-27-1h5v1 27 1h-5zM0 13205v-26-2h5v2 26 2h-5zM0 13126v-27-1h5v1 27 1h-5zM0 13046v-26-1h5v1 26 2h-5zM0 12967v-26-2h5v2 26 1h-5zM0 12888v-27-1h5v1 27 1h-5zM0 12808v-26-1h5v1 26 2h-5zM0 12729v-27-1h5v1 27 1h-5zM0 12650v-27-1h5v1 27 1h-5zM0 12570v-26-2h5v2 26 2h-5zM0 12491v-27-1h5v1 27 1h-5zM0 12411v-26-1h5v1 26 2h-5zM0 12332v-26-2h5v2 26 1h-5zM0 12253v-27-1h5v1 27 1h-5zM0 12173v-26-1h5v1 26 2h-5zM0 12094v-27-1h5v1 27 1h-5zM0 12015v-27-1h5v1 27 1h-5zM0 11935v-26-2h5v2 26 2h-5zM0 11856v-27-1h5v1 27 1h-5zM0 11776v-26-1h5v1 26 2h-5zM0 11697v-26-2h5v2 26 1h-5zM0 11618v-27-1h5v1 27 1h-5zM0 11538v-26-1h5v1 26 2h-5zM0 11459v-27-1h5v1 27 1h-5zM0 11380v-27-1h5v1 27 1h-5zM0 11300v-26-2h5v2 26 2h-5zM0 11221v-27-1h5v1 27 1h-5zM0 11141v-26-1h5v1 26 2h-5zM0 11062v-26-2h5v2 26 1h-5zM0 10983v-27-1h5v1 27 1h-5zM0 10903v-26-1h5v1 26 2h-5zM0 10824v-27-1h5v1 27 1h-5zM0 10745v-27-1h5v1 27 1h-5zM0 10665v-26-2h5v2 26 2h-5zM0 10586v-27-1h5v1 27 1h-5zM0 10506v-26-1h5v1 26 2h-5zM0 10427v-26-2h5v2 26 1h-5zM0 10348v-27-1h5v1 27 1h-5zM0 10268v-26-1h5v1 26 2h-5zM0 10189v-27-1h5v1 27 1h-5zM0 10110v-27-1h5v1 27 1h-5zM0 10030v-26-2h5v2 26 2h-5zM0 9951v-27-1h5v1 27 1h-5zM0 9871v-26-1h5v1 26 2h-5zM0 9792v-26-2h5v2 26 1h-5zM0 9713v-27-1h5v1 27 1h-5zM0 9633v-26-1h5v1 26 2h-5zM0 9554v-27-1h5v1 27 1h-5zM0 9475v-27-1h5v1 27 1h-5zM0 9395v-26-2h5v2 26 2h-5zM0 9316v-27-1h5v1 27 1h-5zM0 9236v-26-1h5v1 26 2h-5zM0 9157v-26-2h5v2 26 1h-5zM0 9078v-27-1h5v1 27 1h-5zM0 8998v-26-1h5v1 26 2h-5zM0 8919v-27-1h5v1 27 1h-5zM0 8840v-27-1h5v1 27 1h-5zM0 8760v-26-2h5v2 26 2h-5zM0 8681v-27-1h5v1 27 1h-5zM0 8601v-26-1h5v1 26 2h-5zM0 8522v-26-2h5v2 26 1h-5zM0 8443v-27-1h5v1 27 1h-5zM0 8363v-26-1h5v1 26 2h-5zM0 8284v-27-1h5v1 27 1h-5zM0 8205v-27-1h5v1 27 1h-5zM0 8125v-26-2h5v2 26 2h-5zM0 8046v-27-1h5v1 27 1h-5zM0 7966v-26-1h5v1 26 2h-5zM0 7887v-26-2h5v2 26 1h-5zM0 7808v-27-1h5v1 27 1h-5zM0 7728v-26-1h5v1 26 2h-5zM0 7649v-27-1h5v1 27 1h-5zM0 7570v-27-1h5v1 27 1h-5zM0 7490v-26-2h5v2 26 2h-5zM0 7410v-27-1h5v1 27 1h-5zM0 7330v-26-1h5v1 26 2h-5zM0 7251v-26-2h5v2 26 1h-5zM0 7172v-27-1h5v1 27 1h-5zM0 7092v-26-1h5v1 26 2h-5zM0 7013v-27-1h5v1 27 1h-5zM0 6934v-27-1h5v1 27 1h-5zM0 6854v-26-2h5v2 26 2h-5zM0 6775v-27-1h5v1 27 1h-5zM0 6695v-26-1h5v1 26 2h-5zM0 6616v-26-2h5v2 26 1h-5zM0 6537v-27-1h5v1 27 1h-5zM0 6457v-26-1h5v1 26 2h-5zM0 6378v-27-1h5v1 27 1h-5zM0 6299v-27-1h5v1 27 1h-5zM0 6219v-26-2h5v2 26 2h-5zM0 6140v-27-1h5v1 27 1h-5zM0 6060v-26-1h5v1 26 2h-5zM0 5981v-26-2h5v2 26 1h-5zM0 5902v-27-1h5v1 27 1h-5zM0 5822v-26-1h5v1 26 2h-5zM0 5743v-27-1h5v1 27 1h-5zM0 5664v-27-1h5v1 27 1h-5zM0 5584v-26-2h5v2 26 2h-5zM0 5505v-27-1h5v1 27 1h-5zM0 5425v-26-1h5v1 26 2h-5zM0 5346v-26-2h5v2 26 1h-5zM0 5267v-27-1h5v1 27 1h-5zM0 5187v-26-1h5v1 26 2h-5zM0 5108v-27-1h5v1 27 1h-5zM0 5029v-27-1h5v1 27 1h-5zM0 4949v-26-2h5v2 26 2h-5zM0 4870v-27-1h5v1 27 1h-5zM0 4790v-26-1h5v1 26 2h-5zM0 4711v-26-2h5v2 26 1h-5zM0 4632v-27-1h5v1 27 1h-5zM0 4552v-26-1h5v1 26 2h-5zM0 4473v-27-1h5v1 27 1h-5zM0 4394v-27-1h5v1 27 1h-5zM0 4314v-26-2h5v2 26 2h-5zM0 4235v-27-1h5v1 27 1h-5zM0 4155v-26-1h5v1 26 2h-5zM0 4076v-26-2h5v2 26 1h-5zM0 3997v-27-1h5v1 27 1h-5zM0 3917v-26-1h5v1 26 2h-5zM0 3838v-27-1h5v1 27 1h-5zM0 3759v-27-1h5v1 27 1h-5zM0 3679v-26-2h5v2 26 2h-5zM0 3600v-27-1h5v1 27 1h-5zM0 3520v-26-1h5v1 26 2h-5zM0 3441v-26-2h5v2 26 1h-5zM0 3362v-27-1h5v1 27 1h-5zM0 3282v-26-1h5v1 26 2h-5zM0 3203v-27-1h5v1 27 1h-5zM0 3124v-27-1h5v1 27 1h-5zM0 3044v-26-2h5v2 26 2h-5zM0 2965v-27-1h5v1 27 1h-5zM0 2885v-26-1h5v1 26 2h-5zM0 2806v-26-2h5v2 26 1h-5zM0 2727v-27-1h5v1 27 1h-5zM0 2647v-26-1h5v1 26 2h-5zM0 2568v-27-1h5v1 27 1h-5zM0 2489v-27-1h5v1 27 1h-5zM0 2409v-26-2h5v2 26 2h-5zM0 2330v-27-1h5v1 27 1h-5zM0 2250v-26-1h5v1 26 2h-5zM0 2171v-26-2h5v2 26 1h-5zM0 2092v-27-1h5v1 27 1h-5zM0 2012v-26-1h5v1 26 2h-5zM0 1933v-27-1h5v1 27 1h-5zM0 1854v-27-1h5v1 27 1h-5zM0 1774v-26-2h5v2 26 2h-5zM0 1695v-27-1h5v1 27 1h-5zM0 1615v-26-1h5v1 26 2h-5zM0 1536v-26-2h5v2 26 1h-5zM0 1457v-27-1h5v1 27 1h-5zM0 1377v-26-1h5v1 26 2h-5zM0 1298v-27-1h5v1 27 1h-5zM0 1219v-27-1h5v1 27 1h-5zM0 1139v-26-2h5v2 26 2h-5zM0 1060v-27-1h5v1 27 1h-5zM0 980v-26-1h5v1 26 2h-5zM0 901v-26-2h5v2 26 1h-5zM0 822v-27-1h5v1 27 1h-5zM0 742v-26-1h5v1 26 2h-5zM0 663v-27-1h5v1 27 1h-5zM0 584v-27-1h5v1 27 1h-5zM0 504v-26-2h5v2 26 2h-5zM0 425v-27-1h5v1 27 1h-5zM0 345v-26-1h5v1 26 2h-5zM0 266v-26-2h5v2 26 1h-5zM0 187v-27-1h5v1 27 1h-5zM0 107v-26-1h5v1 26 2h-5zM0 28v-27-1h5v1 27 1h-5z">
          <text:p/>
        </draw:path>
        <draw:path draw:style-name="gr1" draw:text-style-name="P1" draw:layer="layout" svg:width="0.003cm" svg:height="19.714cm" svg:x="38.369cm" svg:y="2.441cm" svg:viewBox="0 0 4 19715" svg:d="M0 19714v-27-1h4v1 27 1h-4zM0 19635v-27-1h4v1 27 1h-4zM0 19555v-26-2h4v2 26 2h-4zM0 19476v-27-1h4v1 27 1h-4zM0 19396v-26-1h4v1 26 2h-4zM0 19317v-26-2h4v2 26 1h-4zM0 19238v-27-1h4v1 27 1h-4zM0 19158v-26-1h4v1 26 2h-4zM0 19079v-27-1h4v1 27 1h-4zM0 19000v-27-1h4v1 27 1h-4zM0 18920v-26-2h4v2 26 2h-4zM0 18841v-27-1h4v1 27 1h-4zM0 18761v-26-1h4v1 26 2h-4zM0 18682v-26-2h4v2 26 1h-4zM0 18603v-27-1h4v1 27 1h-4zM0 18523v-26-1h4v1 26 2h-4zM0 18444v-27-1h4v1 27 1h-4zM0 18365v-27-1h4v1 27 1h-4zM0 18285v-26-2h4v2 26 2h-4zM0 18206v-27-1h4v1 27 1h-4zM0 18126v-26-1h4v1 26 2h-4zM0 18047v-26-2h4v2 26 1h-4zM0 17968v-27-1h4v1 27 1h-4zM0 17888v-26-1h4v1 26 2h-4zM0 17809v-27-1h4v1 27 1h-4zM0 17730v-27-1h4v1 27 1h-4zM0 17650v-26-2h4v2 26 2h-4zM0 17571v-27-1h4v1 27 1h-4zM0 17491v-26-1h4v1 26 2h-4zM0 17412v-26-2h4v2 26 1h-4zM0 17333v-27-1h4v1 27 1h-4zM0 17253v-26-1h4v1 26 2h-4zM0 17174v-27-1h4v1 27 1h-4zM0 17095v-27-1h4v1 27 1h-4zM0 17015v-26-2h4v2 26 2h-4zM0 16936v-27-1h4v1 27 1h-4zM0 16856v-26-1h4v1 26 2h-4zM0 16777v-26-2h4v2 26 1h-4zM0 16698v-27-1h4v1 27 1h-4zM0 16618v-26-1h4v1 26 2h-4zM0 16539v-27-1h4v1 27 1h-4zM0 16460v-27-1h4v1 27 1h-4zM0 16380v-26-2h4v2 26 2h-4zM0 16301v-27-1h4v1 27 1h-4zM0 16221v-26-1h4v1 26 2h-4zM0 16142v-26-2h4v2 26 1h-4zM0 16063v-27-1h4v1 27 1h-4zM0 15983v-26-1h4v1 26 2h-4zM0 15904v-27-1h4v1 27 1h-4zM0 15825v-27-1h4v1 27 1h-4zM0 15745v-26-2h4v2 26 2h-4zM0 15666v-27-1h4v1 27 1h-4zM0 15586v-26-1h4v1 26 2h-4zM0 15507v-26-2h4v2 26 1h-4zM0 15428v-27-1h4v1 27 1h-4zM0 15348v-26-1h4v1 26 2h-4zM0 15269v-27-1h4v1 27 1h-4zM0 15190v-27-1h4v1 27 1h-4zM0 15110v-26-2h4v2 26 2h-4zM0 15031v-27-1h4v1 27 1h-4zM0 14951v-26-1h4v1 26 2h-4zM0 14872v-26-2h4v2 26 1h-4zM0 14793v-27-1h4v1 27 1h-4zM0 14713v-26-1h4v1 26 2h-4zM0 14634v-27-1h4v1 27 1h-4zM0 14555v-27-1h4v1 27 1h-4zM0 14475v-26-2h4v2 26 2h-4zM0 14396v-27-1h4v1 27 1h-4zM0 14316v-26-1h4v1 26 2h-4zM0 14237v-26-2h4v2 26 1h-4zM0 14158v-27-1h4v1 27 1h-4zM0 14078v-26-1h4v1 26 2h-4zM0 13999v-27-1h4v1 27 1h-4zM0 13920v-27-1h4v1 27 1h-4zM0 13840v-26-2h4v2 26 2h-4zM0 13761v-27-1h4v1 27 1h-4zM0 13681v-26-1h4v1 26 2h-4zM0 13602v-26-2h4v2 26 1h-4zM0 13523v-27-1h4v1 27 1h-4zM0 13443v-26-1h4v1 26 2h-4zM0 13364v-27-1h4v1 27 1h-4zM0 13285v-27-1h4v1 27 1h-4zM0 13205v-26-2h4v2 26 2h-4zM0 13126v-27-1h4v1 27 1h-4zM0 13046v-26-1h4v1 26 2h-4zM0 12967v-26-2h4v2 26 1h-4zM0 12888v-27-1h4v1 27 1h-4zM0 12808v-26-1h4v1 26 2h-4zM0 12729v-27-1h4v1 27 1h-4zM0 12650v-27-1h4v1 27 1h-4zM0 12570v-26-2h4v2 26 2h-4zM0 12491v-27-1h4v1 27 1h-4zM0 12411v-26-1h4v1 26 2h-4zM0 12332v-26-2h4v2 26 1h-4zM0 12253v-27-1h4v1 27 1h-4zM0 12173v-26-1h4v1 26 2h-4zM0 12094v-27-1h4v1 27 1h-4zM0 12015v-27-1h4v1 27 1h-4zM0 11935v-26-2h4v2 26 2h-4zM0 11856v-27-1h4v1 27 1h-4zM0 11776v-26-1h4v1 26 2h-4zM0 11697v-26-2h4v2 26 1h-4zM0 11618v-27-1h4v1 27 1h-4zM0 11538v-26-1h4v1 26 2h-4zM0 11459v-27-1h4v1 27 1h-4zM0 11380v-27-1h4v1 27 1h-4zM0 11300v-26-2h4v2 26 2h-4zM0 11221v-27-1h4v1 27 1h-4zM0 11141v-26-1h4v1 26 2h-4zM0 11062v-26-2h4v2 26 1h-4zM0 10983v-27-1h4v1 27 1h-4zM0 10903v-26-1h4v1 26 2h-4zM0 10824v-27-1h4v1 27 1h-4zM0 10745v-27-1h4v1 27 1h-4zM0 10665v-26-2h4v2 26 2h-4zM0 10586v-27-1h4v1 27 1h-4zM0 10506v-26-1h4v1 26 2h-4zM0 10427v-26-2h4v2 26 1h-4zM0 10348v-27-1h4v1 27 1h-4zM0 10268v-26-1h4v1 26 2h-4zM0 10189v-27-1h4v1 27 1h-4zM0 10110v-27-1h4v1 27 1h-4zM0 10030v-26-2h4v2 26 2h-4zM0 9951v-27-1h4v1 27 1h-4zM0 9871v-26-1h4v1 26 2h-4zM0 9792v-26-2h4v2 26 1h-4zM0 9713v-27-1h4v1 27 1h-4zM0 9633v-26-1h4v1 26 2h-4zM0 9554v-27-1h4v1 27 1h-4zM0 9475v-27-1h4v1 27 1h-4zM0 9395v-26-2h4v2 26 2h-4zM0 9316v-27-1h4v1 27 1h-4zM0 9236v-26-1h4v1 26 2h-4zM0 9157v-26-2h4v2 26 1h-4zM0 9078v-27-1h4v1 27 1h-4zM0 8998v-26-1h4v1 26 2h-4zM0 8919v-27-1h4v1 27 1h-4zM0 8840v-27-1h4v1 27 1h-4zM0 8760v-26-2h4v2 26 2h-4zM0 8681v-27-1h4v1 27 1h-4zM0 8601v-26-1h4v1 26 2h-4zM0 8522v-26-2h4v2 26 1h-4zM0 8443v-27-1h4v1 27 1h-4zM0 8363v-26-1h4v1 26 2h-4zM0 8284v-27-1h4v1 27 1h-4zM0 8205v-27-1h4v1 27 1h-4zM0 8125v-26-2h4v2 26 2h-4zM0 8046v-27-1h4v1 27 1h-4zM0 7966v-26-1h4v1 26 2h-4zM0 7887v-26-2h4v2 26 1h-4zM0 7808v-27-1h4v1 27 1h-4zM0 7728v-26-1h4v1 26 2h-4zM0 7649v-27-1h4v1 27 1h-4zM0 7570v-27-1h4v1 27 1h-4zM0 7490v-26-2h4v2 26 2h-4zM0 7410v-27-1h4v1 27 1h-4zM0 7330v-26-1h4v1 26 2h-4zM0 7251v-26-2h4v2 26 1h-4zM0 7172v-27-1h4v1 27 1h-4zM0 7092v-26-1h4v1 26 2h-4zM0 7013v-27-1h4v1 27 1h-4zM0 6934v-27-1h4v1 27 1h-4zM0 6854v-26-2h4v2 26 2h-4zM0 6775v-27-1h4v1 27 1h-4zM0 6695v-26-1h4v1 26 2h-4zM0 6616v-26-2h4v2 26 1h-4zM0 6537v-27-1h4v1 27 1h-4zM0 6457v-26-1h4v1 26 2h-4zM0 6378v-27-1h4v1 27 1h-4zM0 6299v-27-1h4v1 27 1h-4zM0 6219v-26-2h4v2 26 2h-4zM0 6140v-27-1h4v1 27 1h-4zM0 6060v-26-1h4v1 26 2h-4zM0 5981v-26-2h4v2 26 1h-4zM0 5902v-27-1h4v1 27 1h-4zM0 5822v-26-1h4v1 26 2h-4zM0 5743v-27-1h4v1 27 1h-4zM0 5664v-27-1h4v1 27 1h-4zM0 5584v-26-2h4v2 26 2h-4zM0 5505v-27-1h4v1 27 1h-4zM0 5425v-26-1h4v1 26 2h-4zM0 5346v-26-2h4v2 26 1h-4zM0 5267v-27-1h4v1 27 1h-4zM0 5187v-26-1h4v1 26 2h-4zM0 5108v-27-1h4v1 27 1h-4zM0 5029v-27-1h4v1 27 1h-4zM0 4949v-26-2h4v2 26 2h-4zM0 4870v-27-1h4v1 27 1h-4zM0 4790v-26-1h4v1 26 2h-4zM0 4711v-26-2h4v2 26 1h-4zM0 4632v-27-1h4v1 27 1h-4zM0 4552v-26-1h4v1 26 2h-4zM0 4473v-27-1h4v1 27 1h-4zM0 4394v-27-1h4v1 27 1h-4zM0 4314v-26-2h4v2 26 2h-4zM0 4235v-27-1h4v1 27 1h-4zM0 4155v-26-1h4v1 26 2h-4zM0 4076v-26-2h4v2 26 1h-4zM0 3997v-27-1h4v1 27 1h-4zM0 3917v-26-1h4v1 26 2h-4zM0 3838v-27-1h4v1 27 1h-4zM0 3759v-27-1h4v1 27 1h-4zM0 3679v-26-2h4v2 26 2h-4zM0 3600v-27-1h4v1 27 1h-4zM0 3520v-26-1h4v1 26 2h-4zM0 3441v-26-2h4v2 26 1h-4zM0 3362v-27-1h4v1 27 1h-4zM0 3282v-26-1h4v1 26 2h-4zM0 3203v-27-1h4v1 27 1h-4zM0 3124v-27-1h4v1 27 1h-4zM0 3044v-26-2h4v2 26 2h-4zM0 2965v-27-1h4v1 27 1h-4zM0 2885v-26-1h4v1 26 2h-4zM0 2806v-26-2h4v2 26 1h-4zM0 2727v-27-1h4v1 27 1h-4zM0 2647v-26-1h4v1 26 2h-4zM0 2568v-27-1h4v1 27 1h-4zM0 2489v-27-1h4v1 27 1h-4zM0 2409v-26-2h4v2 26 2h-4zM0 2330v-27-1h4v1 27 1h-4zM0 2250v-26-1h4v1 26 2h-4zM0 2171v-26-2h4v2 26 1h-4zM0 2092v-27-1h4v1 27 1h-4zM0 2012v-26-1h4v1 26 2h-4zM0 1933v-27-1h4v1 27 1h-4zM0 1854v-27-1h4v1 27 1h-4zM0 1774v-26-2h4v2 26 2h-4zM0 1695v-27-1h4v1 27 1h-4zM0 1615v-26-1h4v1 26 2h-4zM0 1536v-26-2h4v2 26 1h-4zM0 1457v-27-1h4v1 27 1h-4zM0 1377v-26-1h4v1 26 2h-4zM0 1298v-27-1h4v1 27 1h-4zM0 1219v-27-1h4v1 27 1h-4zM0 1139v-26-2h4v2 26 2h-4zM0 1060v-27-1h4v1 27 1h-4zM0 980v-26-1h4v1 26 2h-4zM0 901v-26-2h4v2 26 1h-4zM0 822v-27-1h4v1 27 1h-4zM0 742v-26-1h4v1 26 2h-4zM0 663v-27-1h4v1 27 1h-4zM0 584v-27-1h4v1 27 1h-4zM0 504v-26-2h4v2 26 2h-4zM0 425v-27-1h4v1 27 1h-4zM0 345v-26-1h4v1 26 2h-4zM0 266v-26-2h4v2 26 1h-4zM0 187v-27-1h4v1 27 1h-4zM0 107v-26-1h4v1 26 2h-4zM0 28v-27-1h4v1 27 1h-4z">
          <text:p/>
        </draw:path>
        <draw:polygon draw:style-name="gr1" draw:text-style-name="P1" draw:layer="layout" svg:width="39.169cm" svg:height="0.004cm" svg:x="2.892cm" svg:y="21.812cm" svg:viewBox="0 0 39170 5" draw:points="1,0 39168,0 39170,0 39170,5 39168,5 1,5 0,5 0,0">
          <text:p/>
        </draw:polygon>
        <draw:path draw:style-name="gr1" draw:text-style-name="P1" draw:layer="layout" svg:width="39.161cm" svg:height="0.003cm" svg:x="2.892cm" svg:y="18.039cm" svg:viewBox="0 0 39162 4" svg:d="M1 0h26 2v4h-2-26-1v-4zM80 0h27 1v4h-1-27-1v-4zM160 0h26 1v4h-1-26-2v-4zM239 0h26 2v4h-2-26-1v-4zM318 0h27 1v4h-1-27-1v-4zM398 0h26 2v4h-2-26-2v-4zM477 0h27 1v4h-1-27-1v-4zM557 0h26 1v4h-1-26-2v-4zM636 0h26 2v4h-2-26-1v-4zM715 0h27 1v4h-1-27-1v-4zM795 0h26 1v4h-1-26-2v-4zM874 0h26 2v4h-2-26-1v-4zM953 0h27 1v4h-1-27-1v-4zM1033 0h26 2v4h-2-26-2v-4zM1112 0h27 1v4h-1-27-1v-4zM1192 0h26 1v4h-1-26-2v-4zM1271 0h26 2v4h-2-26-1v-4zM1350 0h27 1v4h-1-27-1v-4zM1430 0h26 1v4h-1-26-2v-4zM1509 0h26 2v4h-2-26-1v-4zM1588 0h27 1v4h-1-27-1v-4zM1668 0h26 2v4h-2-26-2v-4zM1747 0h27 1v4h-1-27-1v-4zM1827 0h26 1v4h-1-26-2v-4zM1906 0h26 2v4h-2-26-1v-4zM1985 0h27 1v4h-1-27-1v-4zM2065 0h26 1v4h-1-26-2v-4zM2144 0h26 2v4h-2-26-1v-4zM2223 0h27 1v4h-1-27-1v-4zM2303 0h26 2v4h-2-26-2v-4zM2382 0h27 1v4h-1-27-1v-4zM2462 0h26 1v4h-1-26-2v-4zM2541 0h26 2v4h-2-26-1v-4zM2620 0h27 1v4h-1-27-1v-4zM2700 0h26 1v4h-1-26-2v-4zM2779 0h26 2v4h-2-26-1v-4zM2858 0h27 1v4h-1-27-1v-4zM2938 0h26 2v4h-2-26-2v-4zM3017 0h27 1v4h-1-27-1v-4zM3097 0h26 1v4h-1-26-2v-4zM3176 0h26 2v4h-2-26-1v-4zM3255 0h27 1v4h-1-27-1v-4zM3335 0h26 1v4h-1-26-2v-4zM3414 0h26 2v4h-2-26-1v-4zM3493 0h27 1v4h-1-27-1v-4zM3573 0h26 2v4h-2-26-2v-4zM3652 0h27 1v4h-1-27-1v-4zM3732 0h26 1v4h-1-26-2v-4zM3811 0h26 2v4h-2-26-1v-4zM3890 0h27 1v4h-1-27-1v-4zM3970 0h26 1v4h-1-26-2v-4zM4049 0h26 2v4h-2-26-1v-4zM4128 0h27 1v4h-1-27-1v-4zM4208 0h26 2v4h-2-26-2v-4zM4287 0h27 1v4h-1-27-1v-4zM4367 0h26 1v4h-1-26-2v-4zM4446 0h26 2v4h-2-26-1v-4zM4525 0h27 1v4h-1-27-1v-4zM4605 0h26 1v4h-1-26-2v-4zM4684 0h26 2v4h-2-26-1v-4zM4763 0h27 1v4h-1-27-1v-4zM4843 0h26 2v4h-2-26-2v-4zM4922 0h27 1v4h-1-27-1v-4zM5002 0h26 1v4h-1-26-2v-4zM5081 0h26 2v4h-2-26-1v-4zM5160 0h27 1v4h-1-27-1v-4zM5240 0h26 1v4h-1-26-2v-4zM5319 0h26 2v4h-2-26-1v-4zM5398 0h27 1v4h-1-27-1v-4zM5478 0h26 2v4h-2-26-2v-4zM5557 0h27 1v4h-1-27-1v-4zM5637 0h26 1v4h-1-26-2v-4zM5716 0h26 2v4h-2-26-1v-4zM5795 0h27 1v4h-1-27-1v-4zM5875 0h26 1v4h-1-26-2v-4zM5954 0h26 2v4h-2-26-1v-4zM6033 0h27 1v4h-1-27-1v-4zM6113 0h26 2v4h-2-26-2v-4zM6192 0h27 1v4h-1-27-1v-4zM6272 0h26 1v4h-1-26-2v-4zM6351 0h26 2v4h-2-26-1v-4zM6430 0h27 1v4h-1-27-1v-4zM6510 0h26 1v4h-1-26-2v-4zM6589 0h26 2v4h-2-26-1v-4zM6668 0h27 1v4h-1-27-1v-4zM6748 0h26 2v4h-2-26-2v-4zM6827 0h27 1v4h-1-27-1v-4zM6907 0h26 1v4h-1-26-2v-4zM6986 0h26 2v4h-2-26-1v-4zM7065 0h27 1v4h-1-27-1v-4zM7145 0h26 1v4h-1-26-2v-4zM7224 0h26 2v4h-2-26-1v-4zM7303 0h27 1v4h-1-27-1v-4zM7383 0h26 2v4h-2-26-2v-4zM7462 0h27 1v4h-1-27-1v-4zM7542 0h26 1v4h-1-26-2v-4zM7621 0h26 2v4h-2-26-1v-4zM7700 0h27 1v4h-1-27-1v-4zM7780 0h26 1v4h-1-26-2v-4zM7859 0h26 2v4h-2-26-1v-4zM7938 0h27 1v4h-1-27-1v-4zM8018 0h26 2v4h-2-26-2v-4zM8097 0h27 1v4h-1-27-1v-4zM8177 0h26 1v4h-1-26-2v-4zM8256 0h26 2v4h-2-26-1v-4zM8335 0h27 1v4h-1-27-1v-4zM8415 0h26 1v4h-1-26-2v-4zM8494 0h26 2v4h-2-26-1v-4zM8573 0h27 1v4h-1-27-1v-4zM8653 0h26 2v4h-2-26-2v-4zM8732 0h27 1v4h-1-27-1v-4zM8812 0h26 1v4h-1-26-2v-4zM8891 0h26 2v4h-2-26-1v-4zM8970 0h27 1v4h-1-27-1v-4zM9050 0h26 1v4h-1-26-2v-4zM9129 0h26 2v4h-2-26-1v-4zM9208 0h27 1v4h-1-27-1v-4zM9288 0h26 2v4h-2-26-2v-4zM9367 0h27 1v4h-1-27-1v-4zM9447 0h26 1v4h-1-26-2v-4zM9526 0h26 2v4h-2-26-1v-4zM9605 0h27 1v4h-1-27-1v-4zM9685 0h26 1v4h-1-26-2v-4zM9764 0h26 2v4h-2-26-1v-4zM9843 0h27 1v4h-1-27-1v-4zM9923 0h26 2v4h-2-26-2v-4zM10002 0h27 1v4h-1-27-1v-4zM10082 0h26 1v4h-1-26-2v-4zM10161 0h26 2v4h-2-26-1v-4zM10240 0h27 1v4h-1-27-1v-4zM10320 0h26 1v4h-1-26-2v-4zM10399 0h26 2v4h-2-26-1v-4zM10478 0h27 1v4h-1-27-1v-4zM10558 0h26 2v4h-2-26-2v-4zM10637 0h27 1v4h-1-27-1v-4zM10717 0h26 1v4h-1-26-2v-4zM10796 0h26 2v4h-2-26-1v-4zM10875 0h27 1v4h-1-27-1v-4zM10955 0h26 1v4h-1-26-2v-4zM11034 0h26 2v4h-2-26-1v-4zM11113 0h27 1v4h-1-27-1v-4zM11193 0h26 2v4h-2-26-2v-4zM11272 0h27 1v4h-1-27-1v-4zM11352 0h26 1v4h-1-26-2v-4zM11431 0h26 2v4h-2-26-1v-4zM11510 0h27 1v4h-1-27-1v-4zM11590 0h26 1v4h-1-26-2v-4zM11669 0h26 2v4h-2-26-1v-4zM11748 0h27 1v4h-1-27-1v-4zM11828 0h26 2v4h-2-26-2v-4zM11907 0h27 1v4h-1-27-1v-4zM11987 0h26 1v4h-1-26-2v-4zM12066 0h26 2v4h-2-26-1v-4zM12145 0h27 1v4h-1-27-1v-4zM12225 0h26 1v4h-1-26-2v-4zM12304 0h26 2v4h-2-26-1v-4zM12383 0h27 1v4h-1-27-1v-4zM12463 0h26 2v4h-2-26-2v-4zM12542 0h27 1v4h-1-27-1v-4zM12622 0h26 1v4h-1-26-2v-4zM12701 0h26 2v4h-2-26-1v-4zM12780 0h27 1v4h-1-27-1v-4zM12860 0h26 1v4h-1-26-2v-4zM12939 0h26 2v4h-2-26-1v-4zM13018 0h27 1v4h-1-27-1v-4zM13098 0h26 2v4h-2-26-2v-4zM13177 0h27 1v4h-1-27-1v-4zM13257 0h26 1v4h-1-26-2v-4zM13336 0h26 2v4h-2-26-1v-4zM13415 0h27 1v4h-1-27-1v-4zM13495 0h26 1v4h-1-26-2v-4zM13574 0h26 2v4h-2-26-1v-4zM13653 0h27 1v4h-1-27-1v-4zM13733 0h26 2v4h-2-26-2v-4zM13812 0h27 1v4h-1-27-1v-4zM13892 0h26 1v4h-1-26-2v-4zM13971 0h26 2v4h-2-26-1v-4zM14050 0h27 1v4h-1-27-1v-4zM14130 0h26 1v4h-1-26-2v-4zM14209 0h26 2v4h-2-26-1v-4zM14288 0h27 1v4h-1-27-1v-4zM14368 0h26 2v4h-2-26-2v-4zM14447 0h27 1v4h-1-27-1v-4zM14527 0h26 1v4h-1-26-2v-4zM14606 0h26 2v4h-2-26-1v-4zM14685 0h27 1v4h-1-27-1v-4zM14765 0h26 1v4h-1-26-2v-4zM14844 0h26 2v4h-2-26-1v-4zM14923 0h27 1v4h-1-27-1v-4zM15003 0h26 2v4h-2-26-2v-4zM15082 0h27 1v4h-1-27-1v-4zM15162 0h26 1v4h-1-26-2v-4zM15241 0h26 2v4h-2-26-1v-4zM15320 0h27 1v4h-1-27-1v-4zM15400 0h26 1v4h-1-26-2v-4zM15479 0h26 2v4h-2-26-1v-4zM15558 0h27 1v4h-1-27-1v-4zM15638 0h26 2v4h-2-26-2v-4zM15717 0h27 1v4h-1-27-1v-4zM15797 0h26 1v4h-1-26-2v-4zM15876 0h26 2v4h-2-26-1v-4zM15955 0h27 1v4h-1-27-1v-4zM16035 0h26 1v4h-1-26-2v-4zM16114 0h26 2v4h-2-26-1v-4zM16193 0h27 1v4h-1-27-1v-4zM16273 0h26 2v4h-2-26-2v-4zM16352 0h27 1v4h-1-27-1v-4zM16432 0h26 1v4h-1-26-2v-4zM16511 0h26 2v4h-2-26-1v-4zM16590 0h27 1v4h-1-27-1v-4zM16670 0h27 1v4h-1-27-2v-4zM16750 0h26 2v4h-2-26-1v-4zM16829 0h27 1v4h-1-27-1v-4zM16909 0h26 2v4h-2-26-2v-4zM16988 0h27 1v4h-1-27-1v-4zM17068 0h26 1v4h-1-26-2v-4zM17147 0h26 2v4h-2-26-1v-4zM17226 0h27 1v4h-1-27-1v-4zM17306 0h26 1v4h-1-26-2v-4zM17385 0h26 2v4h-2-26-1v-4zM17464 0h27 1v4h-1-27-1v-4zM17544 0h26 2v4h-2-26-2v-4zM17623 0h27 1v4h-1-27-1v-4zM17703 0h26 1v4h-1-26-2v-4zM17782 0h26 2v4h-2-26-1v-4zM17861 0h27 1v4h-1-27-1v-4zM17941 0h26 1v4h-1-26-2v-4zM18020 0h26 2v4h-2-26-1v-4zM18099 0h27 1v4h-1-27-1v-4zM18179 0h26 2v4h-2-26-2v-4zM18258 0h27 1v4h-1-27-1v-4zM18338 0h26 1v4h-1-26-2v-4zM18417 0h26 2v4h-2-26-1v-4zM18496 0h27 1v4h-1-27-1v-4zM18576 0h26 1v4h-1-26-2v-4zM18655 0h26 2v4h-2-26-1v-4zM18734 0h27 1v4h-1-27-1v-4zM18814 0h26 2v4h-2-26-2v-4zM18893 0h27 1v4h-1-27-1v-4zM18973 0h26 1v4h-1-26-2v-4zM19052 0h26 2v4h-2-26-1v-4zM19131 0h27 1v4h-1-27-1v-4zM19211 0h26 1v4h-1-26-2v-4zM19290 0h26 2v4h-2-26-1v-4zM19369 0h27 1v4h-1-27-1v-4zM19449 0h26 2v4h-2-26-2v-4zM19528 0h27 1v4h-1-27-1v-4zM19608 0h26 1v4h-1-26-2v-4zM19687 0h26 2v4h-2-26-1v-4zM19766 0h27 1v4h-1-27-1v-4zM19846 0h26 1v4h-1-26-2v-4zM19925 0h26 2v4h-2-26-1v-4zM20004 0h27 1v4h-1-27-1v-4zM20084 0h26 2v4h-2-26-2v-4zM20163 0h27 1v4h-1-27-1v-4zM20243 0h26 1v4h-1-26-2v-4zM20322 0h26 2v4h-2-26-1v-4zM20401 0h27 1v4h-1-27-1v-4zM20481 0h26 1v4h-1-26-2v-4zM20560 0h26 2v4h-2-26-1v-4zM20639 0h27 1v4h-1-27-1v-4zM20719 0h26 2v4h-2-26-2v-4zM20798 0h27 1v4h-1-27-1v-4zM20878 0h26 1v4h-1-26-2v-4zM20957 0h26 2v4h-2-26-1v-4zM21036 0h27 1v4h-1-27-1v-4zM21116 0h26 1v4h-1-26-2v-4zM21195 0h26 2v4h-2-26-1v-4zM21274 0h27 1v4h-1-27-1v-4zM21354 0h26 2v4h-2-26-2v-4zM21433 0h27 1v4h-1-27-1v-4zM21513 0h26 1v4h-1-26-2v-4zM21592 0h26 2v4h-2-26-1v-4zM21671 0h27 1v4h-1-27-1v-4zM21751 0h26 1v4h-1-26-2v-4zM21830 0h26 2v4h-2-26-1v-4zM21909 0h27 1v4h-1-27-1v-4zM21989 0h26 2v4h-2-26-2v-4zM22068 0h27 1v4h-1-27-1v-4zM22148 0h26 1v4h-1-26-2v-4zM22227 0h26 2v4h-2-26-1v-4zM22306 0h27 1v4h-1-27-1v-4zM22386 0h26 1v4h-1-26-2v-4zM22465 0h26 2v4h-2-26-1v-4zM22544 0h27 1v4h-1-27-1v-4zM22624 0h26 2v4h-2-26-2v-4zM22703 0h27 1v4h-1-27-1v-4zM22783 0h26 1v4h-1-26-2v-4zM22862 0h26 2v4h-2-26-1v-4zM22941 0h27 1v4h-1-27-1v-4zM23021 0h26 1v4h-1-26-2v-4zM23100 0h26 2v4h-2-26-1v-4zM23179 0h27 1v4h-1-27-1v-4zM23259 0h26 2v4h-2-26-2v-4zM23338 0h27 1v4h-1-27-1v-4zM23418 0h26 1v4h-1-26-2v-4zM23497 0h26 2v4h-2-26-1v-4zM23576 0h27 1v4h-1-27-1v-4zM23656 0h26 1v4h-1-26-2v-4zM23735 0h26 2v4h-2-26-1v-4zM23814 0h27 1v4h-1-27-1v-4zM23894 0h26 2v4h-2-26-2v-4zM23973 0h27 1v4h-1-27-1v-4zM24053 0h26 1v4h-1-26-2v-4zM24132 0h26 2v4h-2-26-1v-4zM24211 0h27 1v4h-1-27-1v-4zM24291 0h26 1v4h-1-26-2v-4zM24370 0h26 2v4h-2-26-1v-4zM24449 0h27 1v4h-1-27-1v-4zM24529 0h26 2v4h-2-26-2v-4zM24608 0h27 1v4h-1-27-1v-4zM24688 0h26 1v4h-1-26-2v-4zM24767 0h26 2v4h-2-26-1v-4zM24846 0h27 1v4h-1-27-1v-4zM24926 0h26 1v4h-1-26-2v-4zM25005 0h26 2v4h-2-26-1v-4zM25084 0h27 1v4h-1-27-1v-4zM25164 0h26 2v4h-2-26-2v-4zM25243 0h27 1v4h-1-27-1v-4zM25323 0h26 1v4h-1-26-2v-4zM25402 0h26 2v4h-2-26-1v-4zM25481 0h27 1v4h-1-27-1v-4zM25561 0h26 1v4h-1-26-2v-4zM25640 0h26 2v4h-2-26-1v-4zM25719 0h27 1v4h-1-27-1v-4zM25799 0h26 2v4h-2-26-2v-4zM25878 0h27 1v4h-1-27-1v-4zM25958 0h26 1v4h-1-26-2v-4zM26037 0h26 2v4h-2-26-1v-4zM26116 0h27 1v4h-1-27-1v-4zM26196 0h26 1v4h-1-26-2v-4zM26275 0h26 2v4h-2-26-1v-4zM26354 0h27 1v4h-1-27-1v-4zM26434 0h26 2v4h-2-26-2v-4zM26513 0h27 1v4h-1-27-1v-4zM26593 0h26 1v4h-1-26-2v-4zM26672 0h26 2v4h-2-26-1v-4zM26751 0h27 1v4h-1-27-1v-4zM26831 0h26 1v4h-1-26-2v-4zM26910 0h26 2v4h-2-26-1v-4zM26989 0h27 1v4h-1-27-1v-4zM27069 0h26 2v4h-2-26-2v-4zM27148 0h27 1v4h-1-27-1v-4zM27228 0h26 1v4h-1-26-2v-4zM27307 0h26 2v4h-2-26-1v-4zM27386 0h27 1v4h-1-27-1v-4zM27466 0h26 1v4h-1-26-2v-4zM27545 0h26 2v4h-2-26-1v-4zM27624 0h27 1v4h-1-27-1v-4zM27704 0h26 2v4h-2-26-2v-4zM27783 0h27 1v4h-1-27-1v-4zM27863 0h26 1v4h-1-26-2v-4zM27942 0h26 2v4h-2-26-1v-4zM28021 0h27 1v4h-1-27-1v-4zM28101 0h26 1v4h-1-26-2v-4zM28180 0h26 2v4h-2-26-1v-4zM28259 0h27 1v4h-1-27-1v-4zM28339 0h26 2v4h-2-26-2v-4zM28418 0h27 1v4h-1-27-1v-4zM28498 0h26 1v4h-1-26-2v-4zM28577 0h26 2v4h-2-26-1v-4zM28656 0h27 1v4h-1-27-1v-4zM28736 0h26 1v4h-1-26-2v-4zM28815 0h26 2v4h-2-26-1v-4zM28894 0h27 1v4h-1-27-1v-4zM28974 0h26 2v4h-2-26-2v-4zM29053 0h27 1v4h-1-27-1v-4zM29133 0h26 1v4h-1-26-2v-4zM29212 0h26 2v4h-2-26-1v-4zM29291 0h27 1v4h-1-27-1v-4zM29371 0h26 1v4h-1-26-2v-4zM29450 0h26 2v4h-2-26-1v-4zM29529 0h27 1v4h-1-27-1v-4zM29609 0h26 2v4h-2-26-2v-4zM29688 0h27 1v4h-1-27-1v-4zM29768 0h26 1v4h-1-26-2v-4zM29847 0h26 2v4h-2-26-1v-4zM29926 0h27 1v4h-1-27-1v-4zM30006 0h26 1v4h-1-26-2v-4zM30085 0h26 2v4h-2-26-1v-4zM30164 0h27 1v4h-1-27-1v-4zM30244 0h26 2v4h-2-26-2v-4zM30323 0h27 1v4h-1-27-1v-4zM30403 0h26 1v4h-1-26-2v-4zM30482 0h26 2v4h-2-26-1v-4zM30561 0h27 1v4h-1-27-1v-4zM30641 0h26 1v4h-1-26-2v-4zM30720 0h26 2v4h-2-26-1v-4zM30799 0h27 1v4h-1-27-1v-4zM30879 0h26 2v4h-2-26-2v-4zM30958 0h27 1v4h-1-27-1v-4zM31038 0h26 1v4h-1-26-2v-4zM31117 0h26 2v4h-2-26-1v-4zM31196 0h27 1v4h-1-27-1v-4zM31276 0h26 1v4h-1-26-2v-4zM31355 0h26 2v4h-2-26-1v-4zM31434 0h27 1v4h-1-27-1v-4zM31514 0h26 2v4h-2-26-2v-4zM31593 0h27 1v4h-1-27-1v-4zM31673 0h26 1v4h-1-26-2v-4zM31752 0h26 2v4h-2-26-1v-4zM31831 0h27 1v4h-1-27-1v-4zM31911 0h26 1v4h-1-26-2v-4zM31990 0h26 2v4h-2-26-1v-4zM32069 0h27 1v4h-1-27-1v-4zM32149 0h26 2v4h-2-26-2v-4zM32228 0h27 1v4h-1-27-1v-4zM32308 0h26 1v4h-1-26-2v-4zM32387 0h26 2v4h-2-26-1v-4zM32466 0h27 1v4h-1-27-1v-4zM32546 0h26 1v4h-1-26-2v-4zM32625 0h26 2v4h-2-26-1v-4zM32704 0h27 1v4h-1-27-1v-4zM32784 0h26 2v4h-2-26-2v-4zM32863 0h27 1v4h-1-27-1v-4zM32943 0h26 1v4h-1-26-2v-4zM33022 0h26 2v4h-2-26-1v-4zM33101 0h27 1v4h-1-27-1v-4zM33181 0h26 1v4h-1-26-2v-4zM33260 0h26 2v4h-2-26-1v-4zM33339 0h27 1v4h-1-27-1v-4zM33419 0h26 2v4h-2-26-2v-4zM33498 0h27 1v4h-1-27-1v-4zM33578 0h26 1v4h-1-26-2v-4zM33657 0h26 2v4h-2-26-1v-4zM33736 0h27 1v4h-1-27-1v-4zM33816 0h26 1v4h-1-26-2v-4zM33895 0h26 2v4h-2-26-1v-4zM33974 0h27 1v4h-1-27-1v-4zM34054 0h26 2v4h-2-26-2v-4zM34133 0h27 1v4h-1-27-1v-4zM34213 0h26 1v4h-1-26-2v-4zM34292 0h26 2v4h-2-26-1v-4zM34371 0h27 1v4h-1-27-1v-4zM34451 0h26 1v4h-1-26-2v-4zM34530 0h26 2v4h-2-26-1v-4zM34609 0h27 1v4h-1-27-1v-4zM34689 0h26 2v4h-2-26-2v-4zM34768 0h27 1v4h-1-27-1v-4zM34848 0h26 1v4h-1-26-2v-4zM34927 0h26 2v4h-2-26-1v-4zM35006 0h27 1v4h-1-27-1v-4zM35086 0h26 1v4h-1-26-2v-4zM35165 0h26 2v4h-2-26-1v-4zM35244 0h27 1v4h-1-27-1v-4zM35324 0h26 2v4h-2-26-2v-4zM35403 0h27 1v4h-1-27-1v-4zM35483 0h26 1v4h-1-26-2v-4zM35562 0h26 2v4h-2-26-1v-4zM35641 0h27 1v4h-1-27-1v-4zM35721 0h26 1v4h-1-26-2v-4zM35800 0h26 2v4h-2-26-1v-4zM35879 0h27 1v4h-1-27-1v-4zM35959 0h26 2v4h-2-26-2v-4zM36038 0h27 1v4h-1-27-1v-4zM36118 0h26 1v4h-1-26-2v-4zM36197 0h26 2v4h-2-26-1v-4zM36276 0h27 1v4h-1-27-1v-4zM36356 0h26 1v4h-1-26-2v-4zM36435 0h26 2v4h-2-26-1v-4zM36514 0h27 1v4h-1-27-1v-4zM36594 0h26 2v4h-2-26-2v-4zM36673 0h27 1v4h-1-27-1v-4zM36753 0h26 1v4h-1-26-2v-4zM36832 0h26 2v4h-2-26-1v-4zM36911 0h27 1v4h-1-27-1v-4zM36991 0h26 1v4h-1-26-2v-4zM37070 0h26 2v4h-2-26-1v-4zM37149 0h27 1v4h-1-27-1v-4zM37229 0h26 2v4h-2-26-2v-4zM37308 0h27 1v4h-1-27-1v-4zM37388 0h26 1v4h-1-26-2v-4zM37467 0h26 2v4h-2-26-1v-4zM37546 0h27 1v4h-1-27-1v-4zM37626 0h26 1v4h-1-26-2v-4zM37705 0h26 2v4h-2-26-1v-4zM37784 0h27 1v4h-1-27-1v-4zM37864 0h26 2v4h-2-26-2v-4zM37943 0h27 1v4h-1-27-1v-4zM38023 0h26 1v4h-1-26-2v-4zM38102 0h26 2v4h-2-26-1v-4zM38181 0h27 1v4h-1-27-1v-4zM38261 0h26 1v4h-1-26-2v-4zM38340 0h26 2v4h-2-26-1v-4zM38419 0h27 1v4h-1-27-1v-4zM38499 0h26 2v4h-2-26-2v-4zM38578 0h27 1v4h-1-27-1v-4zM38658 0h26 1v4h-1-26-2v-4zM38737 0h26 2v4h-2-26-1v-4zM38816 0h27 1v4h-1-27-1v-4zM38896 0h26 1v4h-1-26-2v-4zM38975 0h26 2v4h-2-26-1v-4zM39054 0h27 1v4h-1-27-1v-4zM39134 0h26 2v4h-2-26-2v-4z">
          <text:p/>
        </draw:path>
        <draw:path draw:style-name="gr1" draw:text-style-name="P1" draw:layer="layout" svg:width="39.161cm" svg:height="0.002cm" svg:x="2.892cm" svg:y="14.267cm" svg:viewBox="0 0 39162 3" svg:d="M1 0h26 2v3h-2-26-1v-3zM80 0h27 1v3h-1-27-1v-3zM160 0h26 1v3h-1-26-2v-3zM239 0h26 2v3h-2-26-1v-3zM318 0h27 1v3h-1-27-1v-3zM398 0h26 2v3h-2-26-2v-3zM477 0h27 1v3h-1-27-1v-3zM557 0h26 1v3h-1-26-2v-3zM636 0h26 2v3h-2-26-1v-3zM715 0h27 1v3h-1-27-1v-3zM795 0h26 1v3h-1-26-2v-3zM874 0h26 2v3h-2-26-1v-3zM953 0h27 1v3h-1-27-1v-3zM1033 0h26 2v3h-2-26-2v-3zM1112 0h27 1v3h-1-27-1v-3zM1192 0h26 1v3h-1-26-2v-3zM1271 0h26 2v3h-2-26-1v-3zM1350 0h27 1v3h-1-27-1v-3zM1430 0h26 1v3h-1-26-2v-3zM1509 0h26 2v3h-2-26-1v-3zM1588 0h27 1v3h-1-27-1v-3zM1668 0h26 2v3h-2-26-2v-3zM1747 0h27 1v3h-1-27-1v-3zM1827 0h26 1v3h-1-26-2v-3zM1906 0h26 2v3h-2-26-1v-3zM1985 0h27 1v3h-1-27-1v-3zM2065 0h26 1v3h-1-26-2v-3zM2144 0h26 2v3h-2-26-1v-3zM2223 0h27 1v3h-1-27-1v-3zM2303 0h26 2v3h-2-26-2v-3zM2382 0h27 1v3h-1-27-1v-3zM2462 0h26 1v3h-1-26-2v-3zM2541 0h26 2v3h-2-26-1v-3zM2620 0h27 1v3h-1-27-1v-3zM2700 0h26 1v3h-1-26-2v-3zM2779 0h26 2v3h-2-26-1v-3zM2858 0h27 1v3h-1-27-1v-3zM2938 0h26 2v3h-2-26-2v-3zM3017 0h27 1v3h-1-27-1v-3zM3097 0h26 1v3h-1-26-2v-3zM3176 0h26 2v3h-2-26-1v-3zM3255 0h27 1v3h-1-27-1v-3zM3335 0h26 1v3h-1-26-2v-3zM3414 0h26 2v3h-2-26-1v-3zM3493 0h27 1v3h-1-27-1v-3zM3573 0h26 2v3h-2-26-2v-3zM3652 0h27 1v3h-1-27-1v-3zM3732 0h26 1v3h-1-26-2v-3zM3811 0h26 2v3h-2-26-1v-3zM3890 0h27 1v3h-1-27-1v-3zM3970 0h26 1v3h-1-26-2v-3zM4049 0h26 2v3h-2-26-1v-3zM4128 0h27 1v3h-1-27-1v-3zM4208 0h26 2v3h-2-26-2v-3zM4287 0h27 1v3h-1-27-1v-3zM4367 0h26 1v3h-1-26-2v-3zM4446 0h26 2v3h-2-26-1v-3zM4525 0h27 1v3h-1-27-1v-3zM4605 0h26 1v3h-1-26-2v-3zM4684 0h26 2v3h-2-26-1v-3zM4763 0h27 1v3h-1-27-1v-3zM4843 0h26 2v3h-2-26-2v-3zM4922 0h27 1v3h-1-27-1v-3zM5002 0h26 1v3h-1-26-2v-3zM5081 0h26 2v3h-2-26-1v-3zM5160 0h27 1v3h-1-27-1v-3zM5240 0h26 1v3h-1-26-2v-3zM5319 0h26 2v3h-2-26-1v-3zM5398 0h27 1v3h-1-27-1v-3zM5478 0h26 2v3h-2-26-2v-3zM5557 0h27 1v3h-1-27-1v-3zM5637 0h26 1v3h-1-26-2v-3zM5716 0h26 2v3h-2-26-1v-3zM5795 0h27 1v3h-1-27-1v-3zM5875 0h26 1v3h-1-26-2v-3zM5954 0h26 2v3h-2-26-1v-3zM6033 0h27 1v3h-1-27-1v-3zM6113 0h26 2v3h-2-26-2v-3zM6192 0h27 1v3h-1-27-1v-3zM6272 0h26 1v3h-1-26-2v-3zM6351 0h26 2v3h-2-26-1v-3zM6430 0h27 1v3h-1-27-1v-3zM6510 0h26 1v3h-1-26-2v-3zM6589 0h26 2v3h-2-26-1v-3zM6668 0h27 1v3h-1-27-1v-3zM6748 0h26 2v3h-2-26-2v-3zM6827 0h27 1v3h-1-27-1v-3zM6907 0h26 1v3h-1-26-2v-3zM6986 0h26 2v3h-2-26-1v-3zM7065 0h27 1v3h-1-27-1v-3zM7145 0h26 1v3h-1-26-2v-3zM7224 0h26 2v3h-2-26-1v-3zM7303 0h27 1v3h-1-27-1v-3zM7383 0h26 2v3h-2-26-2v-3zM7462 0h27 1v3h-1-27-1v-3zM7542 0h26 1v3h-1-26-2v-3zM7621 0h26 2v3h-2-26-1v-3zM7700 0h27 1v3h-1-27-1v-3zM7780 0h26 1v3h-1-26-2v-3zM7859 0h26 2v3h-2-26-1v-3zM7938 0h27 1v3h-1-27-1v-3zM8018 0h26 2v3h-2-26-2v-3zM8097 0h27 1v3h-1-27-1v-3zM8177 0h26 1v3h-1-26-2v-3zM8256 0h26 2v3h-2-26-1v-3zM8335 0h27 1v3h-1-27-1v-3zM8415 0h26 1v3h-1-26-2v-3zM8494 0h26 2v3h-2-26-1v-3zM8573 0h27 1v3h-1-27-1v-3zM8653 0h26 2v3h-2-26-2v-3zM8732 0h27 1v3h-1-27-1v-3zM8812 0h26 1v3h-1-26-2v-3zM8891 0h26 2v3h-2-26-1v-3zM8970 0h27 1v3h-1-27-1v-3zM9050 0h26 1v3h-1-26-2v-3zM9129 0h26 2v3h-2-26-1v-3zM9208 0h27 1v3h-1-27-1v-3zM9288 0h26 2v3h-2-26-2v-3zM9367 0h27 1v3h-1-27-1v-3zM9447 0h26 1v3h-1-26-2v-3zM9526 0h26 2v3h-2-26-1v-3zM9605 0h27 1v3h-1-27-1v-3zM9685 0h26 1v3h-1-26-2v-3zM9764 0h26 2v3h-2-26-1v-3zM9843 0h27 1v3h-1-27-1v-3zM9923 0h26 2v3h-2-26-2v-3zM10002 0h27 1v3h-1-27-1v-3zM10082 0h26 1v3h-1-26-2v-3zM10161 0h26 2v3h-2-26-1v-3zM10240 0h27 1v3h-1-27-1v-3zM10320 0h26 1v3h-1-26-2v-3zM10399 0h26 2v3h-2-26-1v-3zM10478 0h27 1v3h-1-27-1v-3zM10558 0h26 2v3h-2-26-2v-3zM10637 0h27 1v3h-1-27-1v-3zM10717 0h26 1v3h-1-26-2v-3zM10796 0h26 2v3h-2-26-1v-3zM10875 0h27 1v3h-1-27-1v-3zM10955 0h26 1v3h-1-26-2v-3zM11034 0h26 2v3h-2-26-1v-3zM11113 0h27 1v3h-1-27-1v-3zM11193 0h26 2v3h-2-26-2v-3zM11272 0h27 1v3h-1-27-1v-3zM11352 0h26 1v3h-1-26-2v-3zM11431 0h26 2v3h-2-26-1v-3zM11510 0h27 1v3h-1-27-1v-3zM11590 0h26 1v3h-1-26-2v-3zM11669 0h26 2v3h-2-26-1v-3zM11748 0h27 1v3h-1-27-1v-3zM11828 0h26 2v3h-2-26-2v-3zM11907 0h27 1v3h-1-27-1v-3zM11987 0h26 1v3h-1-26-2v-3zM12066 0h26 2v3h-2-26-1v-3zM12145 0h27 1v3h-1-27-1v-3zM12225 0h26 1v3h-1-26-2v-3zM12304 0h26 2v3h-2-26-1v-3zM12383 0h27 1v3h-1-27-1v-3zM12463 0h26 2v3h-2-26-2v-3zM12542 0h27 1v3h-1-27-1v-3zM12622 0h26 1v3h-1-26-2v-3zM12701 0h26 2v3h-2-26-1v-3zM12780 0h27 1v3h-1-27-1v-3zM12860 0h26 1v3h-1-26-2v-3zM12939 0h26 2v3h-2-26-1v-3zM13018 0h27 1v3h-1-27-1v-3zM13098 0h26 2v3h-2-26-2v-3zM13177 0h27 1v3h-1-27-1v-3zM13257 0h26 1v3h-1-26-2v-3zM13336 0h26 2v3h-2-26-1v-3zM13415 0h27 1v3h-1-27-1v-3zM13495 0h26 1v3h-1-26-2v-3zM13574 0h26 2v3h-2-26-1v-3zM13653 0h27 1v3h-1-27-1v-3zM13733 0h26 2v3h-2-26-2v-3zM13812 0h27 1v3h-1-27-1v-3zM13892 0h26 1v3h-1-26-2v-3zM13971 0h26 2v3h-2-26-1v-3zM14050 0h27 1v3h-1-27-1v-3zM14130 0h26 1v3h-1-26-2v-3zM14209 0h26 2v3h-2-26-1v-3zM14288 0h27 1v3h-1-27-1v-3zM14368 0h26 2v3h-2-26-2v-3zM14447 0h27 1v3h-1-27-1v-3zM14527 0h26 1v3h-1-26-2v-3zM14606 0h26 2v3h-2-26-1v-3zM14685 0h27 1v3h-1-27-1v-3zM14765 0h26 1v3h-1-26-2v-3zM14844 0h26 2v3h-2-26-1v-3zM14923 0h27 1v3h-1-27-1v-3zM15003 0h26 2v3h-2-26-2v-3zM15082 0h27 1v3h-1-27-1v-3zM15162 0h26 1v3h-1-26-2v-3zM15241 0h26 2v3h-2-26-1v-3zM15320 0h27 1v3h-1-27-1v-3zM15400 0h26 1v3h-1-26-2v-3zM15479 0h26 2v3h-2-26-1v-3zM15558 0h27 1v3h-1-27-1v-3zM15638 0h26 2v3h-2-26-2v-3zM15717 0h27 1v3h-1-27-1v-3zM15797 0h26 1v3h-1-26-2v-3zM15876 0h26 2v3h-2-26-1v-3zM15955 0h27 1v3h-1-27-1v-3zM16035 0h26 1v3h-1-26-2v-3zM16114 0h26 2v3h-2-26-1v-3zM16193 0h27 1v3h-1-27-1v-3zM16273 0h26 2v3h-2-26-2v-3zM16352 0h27 1v3h-1-27-1v-3zM16432 0h26 1v3h-1-26-2v-3zM16511 0h26 2v3h-2-26-1v-3zM16590 0h27 1v3h-1-27-1v-3zM16670 0h27 1v3h-1-27-2v-3zM16750 0h26 2v3h-2-26-1v-3zM16829 0h27 1v3h-1-27-1v-3zM16909 0h26 2v3h-2-26-2v-3zM16988 0h27 1v3h-1-27-1v-3zM17068 0h26 1v3h-1-26-2v-3zM17147 0h26 2v3h-2-26-1v-3zM17226 0h27 1v3h-1-27-1v-3zM17306 0h26 1v3h-1-26-2v-3zM17385 0h26 2v3h-2-26-1v-3zM17464 0h27 1v3h-1-27-1v-3zM17544 0h26 2v3h-2-26-2v-3zM17623 0h27 1v3h-1-27-1v-3zM17703 0h26 1v3h-1-26-2v-3zM17782 0h26 2v3h-2-26-1v-3zM17861 0h27 1v3h-1-27-1v-3zM17941 0h26 1v3h-1-26-2v-3zM18020 0h26 2v3h-2-26-1v-3zM18099 0h27 1v3h-1-27-1v-3zM18179 0h26 2v3h-2-26-2v-3zM18258 0h27 1v3h-1-27-1v-3zM18338 0h26 1v3h-1-26-2v-3zM18417 0h26 2v3h-2-26-1v-3zM18496 0h27 1v3h-1-27-1v-3zM18576 0h26 1v3h-1-26-2v-3zM18655 0h26 2v3h-2-26-1v-3zM18734 0h27 1v3h-1-27-1v-3zM18814 0h26 2v3h-2-26-2v-3zM18893 0h27 1v3h-1-27-1v-3zM18973 0h26 1v3h-1-26-2v-3zM19052 0h26 2v3h-2-26-1v-3zM19131 0h27 1v3h-1-27-1v-3zM19211 0h26 1v3h-1-26-2v-3zM19290 0h26 2v3h-2-26-1v-3zM19369 0h27 1v3h-1-27-1v-3zM19449 0h26 2v3h-2-26-2v-3zM19528 0h27 1v3h-1-27-1v-3zM19608 0h26 1v3h-1-26-2v-3zM19687 0h26 2v3h-2-26-1v-3zM19766 0h27 1v3h-1-27-1v-3zM19846 0h26 1v3h-1-26-2v-3zM19925 0h26 2v3h-2-26-1v-3zM20004 0h27 1v3h-1-27-1v-3zM20084 0h26 2v3h-2-26-2v-3zM20163 0h27 1v3h-1-27-1v-3zM20243 0h26 1v3h-1-26-2v-3zM20322 0h26 2v3h-2-26-1v-3zM20401 0h27 1v3h-1-27-1v-3zM20481 0h26 1v3h-1-26-2v-3zM20560 0h26 2v3h-2-26-1v-3zM20639 0h27 1v3h-1-27-1v-3zM20719 0h26 2v3h-2-26-2v-3zM20798 0h27 1v3h-1-27-1v-3zM20878 0h26 1v3h-1-26-2v-3zM20957 0h26 2v3h-2-26-1v-3zM21036 0h27 1v3h-1-27-1v-3zM21116 0h26 1v3h-1-26-2v-3zM21195 0h26 2v3h-2-26-1v-3zM21274 0h27 1v3h-1-27-1v-3zM21354 0h26 2v3h-2-26-2v-3zM21433 0h27 1v3h-1-27-1v-3zM21513 0h26 1v3h-1-26-2v-3zM21592 0h26 2v3h-2-26-1v-3zM21671 0h27 1v3h-1-27-1v-3zM21751 0h26 1v3h-1-26-2v-3zM21830 0h26 2v3h-2-26-1v-3zM21909 0h27 1v3h-1-27-1v-3zM21989 0h26 2v3h-2-26-2v-3zM22068 0h27 1v3h-1-27-1v-3zM22148 0h26 1v3h-1-26-2v-3zM22227 0h26 2v3h-2-26-1v-3zM22306 0h27 1v3h-1-27-1v-3zM22386 0h26 1v3h-1-26-2v-3zM22465 0h26 2v3h-2-26-1v-3zM22544 0h27 1v3h-1-27-1v-3zM22624 0h26 2v3h-2-26-2v-3zM22703 0h27 1v3h-1-27-1v-3zM22783 0h26 1v3h-1-26-2v-3zM22862 0h26 2v3h-2-26-1v-3zM22941 0h27 1v3h-1-27-1v-3zM23021 0h26 1v3h-1-26-2v-3zM23100 0h26 2v3h-2-26-1v-3zM23179 0h27 1v3h-1-27-1v-3zM23259 0h26 2v3h-2-26-2v-3zM23338 0h27 1v3h-1-27-1v-3zM23418 0h26 1v3h-1-26-2v-3zM23497 0h26 2v3h-2-26-1v-3zM23576 0h27 1v3h-1-27-1v-3zM23656 0h26 1v3h-1-26-2v-3zM23735 0h26 2v3h-2-26-1v-3zM23814 0h27 1v3h-1-27-1v-3zM23894 0h26 2v3h-2-26-2v-3zM23973 0h27 1v3h-1-27-1v-3zM24053 0h26 1v3h-1-26-2v-3zM24132 0h26 2v3h-2-26-1v-3zM24211 0h27 1v3h-1-27-1v-3zM24291 0h26 1v3h-1-26-2v-3zM24370 0h26 2v3h-2-26-1v-3zM24449 0h27 1v3h-1-27-1v-3zM24529 0h26 2v3h-2-26-2v-3zM24608 0h27 1v3h-1-27-1v-3zM24688 0h26 1v3h-1-26-2v-3zM24767 0h26 2v3h-2-26-1v-3zM24846 0h27 1v3h-1-27-1v-3zM24926 0h26 1v3h-1-26-2v-3zM25005 0h26 2v3h-2-26-1v-3zM25084 0h27 1v3h-1-27-1v-3zM25164 0h26 2v3h-2-26-2v-3zM25243 0h27 1v3h-1-27-1v-3zM25323 0h26 1v3h-1-26-2v-3zM25402 0h26 2v3h-2-26-1v-3zM25481 0h27 1v3h-1-27-1v-3zM25561 0h26 1v3h-1-26-2v-3zM25640 0h26 2v3h-2-26-1v-3zM25719 0h27 1v3h-1-27-1v-3zM25799 0h26 2v3h-2-26-2v-3zM25878 0h27 1v3h-1-27-1v-3zM25958 0h26 1v3h-1-26-2v-3zM26037 0h26 2v3h-2-26-1v-3zM26116 0h27 1v3h-1-27-1v-3zM26196 0h26 1v3h-1-26-2v-3zM26275 0h26 2v3h-2-26-1v-3zM26354 0h27 1v3h-1-27-1v-3zM26434 0h26 2v3h-2-26-2v-3zM26513 0h27 1v3h-1-27-1v-3zM26593 0h26 1v3h-1-26-2v-3zM26672 0h26 2v3h-2-26-1v-3zM26751 0h27 1v3h-1-27-1v-3zM26831 0h26 1v3h-1-26-2v-3zM26910 0h26 2v3h-2-26-1v-3zM26989 0h27 1v3h-1-27-1v-3zM27069 0h26 2v3h-2-26-2v-3zM27148 0h27 1v3h-1-27-1v-3zM27228 0h26 1v3h-1-26-2v-3zM27307 0h26 2v3h-2-26-1v-3zM27386 0h27 1v3h-1-27-1v-3zM27466 0h26 1v3h-1-26-2v-3zM27545 0h26 2v3h-2-26-1v-3zM27624 0h27 1v3h-1-27-1v-3zM27704 0h26 2v3h-2-26-2v-3zM27783 0h27 1v3h-1-27-1v-3zM27863 0h26 1v3h-1-26-2v-3zM27942 0h26 2v3h-2-26-1v-3zM28021 0h27 1v3h-1-27-1v-3zM28101 0h26 1v3h-1-26-2v-3zM28180 0h26 2v3h-2-26-1v-3zM28259 0h27 1v3h-1-27-1v-3zM28339 0h26 2v3h-2-26-2v-3zM28418 0h27 1v3h-1-27-1v-3zM28498 0h26 1v3h-1-26-2v-3zM28577 0h26 2v3h-2-26-1v-3zM28656 0h27 1v3h-1-27-1v-3zM28736 0h26 1v3h-1-26-2v-3zM28815 0h26 2v3h-2-26-1v-3zM28894 0h27 1v3h-1-27-1v-3zM28974 0h26 2v3h-2-26-2v-3zM29053 0h27 1v3h-1-27-1v-3zM29133 0h26 1v3h-1-26-2v-3zM29212 0h26 2v3h-2-26-1v-3zM29291 0h27 1v3h-1-27-1v-3zM29371 0h26 1v3h-1-26-2v-3zM29450 0h26 2v3h-2-26-1v-3zM29529 0h27 1v3h-1-27-1v-3zM29609 0h26 2v3h-2-26-2v-3zM29688 0h27 1v3h-1-27-1v-3zM29768 0h26 1v3h-1-26-2v-3zM29847 0h26 2v3h-2-26-1v-3zM29926 0h27 1v3h-1-27-1v-3zM30006 0h26 1v3h-1-26-2v-3zM30085 0h26 2v3h-2-26-1v-3zM30164 0h27 1v3h-1-27-1v-3zM30244 0h26 2v3h-2-26-2v-3zM30323 0h27 1v3h-1-27-1v-3zM30403 0h26 1v3h-1-26-2v-3zM30482 0h26 2v3h-2-26-1v-3zM30561 0h27 1v3h-1-27-1v-3zM30641 0h26 1v3h-1-26-2v-3zM30720 0h26 2v3h-2-26-1v-3zM30799 0h27 1v3h-1-27-1v-3zM30879 0h26 2v3h-2-26-2v-3zM30958 0h27 1v3h-1-27-1v-3zM31038 0h26 1v3h-1-26-2v-3zM31117 0h26 2v3h-2-26-1v-3zM31196 0h27 1v3h-1-27-1v-3zM31276 0h26 1v3h-1-26-2v-3zM31355 0h26 2v3h-2-26-1v-3zM31434 0h27 1v3h-1-27-1v-3zM31514 0h26 2v3h-2-26-2v-3zM31593 0h27 1v3h-1-27-1v-3zM31673 0h26 1v3h-1-26-2v-3zM31752 0h26 2v3h-2-26-1v-3zM31831 0h27 1v3h-1-27-1v-3zM31911 0h26 1v3h-1-26-2v-3zM31990 0h26 2v3h-2-26-1v-3zM32069 0h27 1v3h-1-27-1v-3zM32149 0h26 2v3h-2-26-2v-3zM32228 0h27 1v3h-1-27-1v-3zM32308 0h26 1v3h-1-26-2v-3zM32387 0h26 2v3h-2-26-1v-3zM32466 0h27 1v3h-1-27-1v-3zM32546 0h26 1v3h-1-26-2v-3zM32625 0h26 2v3h-2-26-1v-3zM32704 0h27 1v3h-1-27-1v-3zM32784 0h26 2v3h-2-26-2v-3zM32863 0h27 1v3h-1-27-1v-3zM32943 0h26 1v3h-1-26-2v-3zM33022 0h26 2v3h-2-26-1v-3zM33101 0h27 1v3h-1-27-1v-3zM33181 0h26 1v3h-1-26-2v-3zM33260 0h26 2v3h-2-26-1v-3zM33339 0h27 1v3h-1-27-1v-3zM33419 0h26 2v3h-2-26-2v-3zM33498 0h27 1v3h-1-27-1v-3zM33578 0h26 1v3h-1-26-2v-3zM33657 0h26 2v3h-2-26-1v-3zM33736 0h27 1v3h-1-27-1v-3zM33816 0h26 1v3h-1-26-2v-3zM33895 0h26 2v3h-2-26-1v-3zM33974 0h27 1v3h-1-27-1v-3zM34054 0h26 2v3h-2-26-2v-3zM34133 0h27 1v3h-1-27-1v-3zM34213 0h26 1v3h-1-26-2v-3zM34292 0h26 2v3h-2-26-1v-3zM34371 0h27 1v3h-1-27-1v-3zM34451 0h26 1v3h-1-26-2v-3zM34530 0h26 2v3h-2-26-1v-3zM34609 0h27 1v3h-1-27-1v-3zM34689 0h26 2v3h-2-26-2v-3zM34768 0h27 1v3h-1-27-1v-3zM34848 0h26 1v3h-1-26-2v-3zM34927 0h26 2v3h-2-26-1v-3zM35006 0h27 1v3h-1-27-1v-3zM35086 0h26 1v3h-1-26-2v-3zM35165 0h26 2v3h-2-26-1v-3zM35244 0h27 1v3h-1-27-1v-3zM35324 0h26 2v3h-2-26-2v-3zM35403 0h27 1v3h-1-27-1v-3zM35483 0h26 1v3h-1-26-2v-3zM35562 0h26 2v3h-2-26-1v-3zM35641 0h27 1v3h-1-27-1v-3zM35721 0h26 1v3h-1-26-2v-3zM35800 0h26 2v3h-2-26-1v-3zM35879 0h27 1v3h-1-27-1v-3zM35959 0h26 2v3h-2-26-2v-3zM36038 0h27 1v3h-1-27-1v-3zM36118 0h26 1v3h-1-26-2v-3zM36197 0h26 2v3h-2-26-1v-3zM36276 0h27 1v3h-1-27-1v-3zM36356 0h26 1v3h-1-26-2v-3zM36435 0h26 2v3h-2-26-1v-3zM36514 0h27 1v3h-1-27-1v-3zM36594 0h26 2v3h-2-26-2v-3zM36673 0h27 1v3h-1-27-1v-3zM36753 0h26 1v3h-1-26-2v-3zM36832 0h26 2v3h-2-26-1v-3zM36911 0h27 1v3h-1-27-1v-3zM36991 0h26 1v3h-1-26-2v-3zM37070 0h26 2v3h-2-26-1v-3zM37149 0h27 1v3h-1-27-1v-3zM37229 0h26 2v3h-2-26-2v-3zM37308 0h27 1v3h-1-27-1v-3zM37388 0h26 1v3h-1-26-2v-3zM37467 0h26 2v3h-2-26-1v-3zM37546 0h27 1v3h-1-27-1v-3zM37626 0h26 1v3h-1-26-2v-3zM37705 0h26 2v3h-2-26-1v-3zM37784 0h27 1v3h-1-27-1v-3zM37864 0h26 2v3h-2-26-2v-3zM37943 0h27 1v3h-1-27-1v-3zM38023 0h26 1v3h-1-26-2v-3zM38102 0h26 2v3h-2-26-1v-3zM38181 0h27 1v3h-1-27-1v-3zM38261 0h26 1v3h-1-26-2v-3zM38340 0h26 2v3h-2-26-1v-3zM38419 0h27 1v3h-1-27-1v-3zM38499 0h26 2v3h-2-26-2v-3zM38578 0h27 1v3h-1-27-1v-3zM38658 0h26 1v3h-1-26-2v-3zM38737 0h26 2v3h-2-26-1v-3zM38816 0h27 1v3h-1-27-1v-3zM38896 0h26 1v3h-1-26-2v-3zM38975 0h26 2v3h-2-26-1v-3zM39054 0h27 1v3h-1-27-1v-3zM39134 0h26 2v3h-2-26-2v-3z">
          <text:p/>
        </draw:path>
        <draw:path draw:style-name="gr1" draw:text-style-name="P1" draw:layer="layout" svg:width="39.161cm" svg:height="0.002cm" svg:x="2.892cm" svg:y="10.494cm" svg:viewBox="0 0 39162 3" svg:d="M1 0h26 2v3h-2-26-1v-3zM80 0h27 1v3h-1-27-1v-3zM160 0h26 1v3h-1-26-2v-3zM239 0h26 2v3h-2-26-1v-3zM318 0h27 1v3h-1-27-1v-3zM398 0h26 2v3h-2-26-2v-3zM477 0h27 1v3h-1-27-1v-3zM557 0h26 1v3h-1-26-2v-3zM636 0h26 2v3h-2-26-1v-3zM715 0h27 1v3h-1-27-1v-3zM795 0h26 1v3h-1-26-2v-3zM874 0h26 2v3h-2-26-1v-3zM953 0h27 1v3h-1-27-1v-3zM1033 0h26 2v3h-2-26-2v-3zM1112 0h27 1v3h-1-27-1v-3zM1192 0h26 1v3h-1-26-2v-3zM1271 0h26 2v3h-2-26-1v-3zM1350 0h27 1v3h-1-27-1v-3zM1430 0h26 1v3h-1-26-2v-3zM1509 0h26 2v3h-2-26-1v-3zM1588 0h27 1v3h-1-27-1v-3zM1668 0h26 2v3h-2-26-2v-3zM1747 0h27 1v3h-1-27-1v-3zM1827 0h26 1v3h-1-26-2v-3zM1906 0h26 2v3h-2-26-1v-3zM1985 0h27 1v3h-1-27-1v-3zM2065 0h26 1v3h-1-26-2v-3zM2144 0h26 2v3h-2-26-1v-3zM2223 0h27 1v3h-1-27-1v-3zM2303 0h26 2v3h-2-26-2v-3zM2382 0h27 1v3h-1-27-1v-3zM2462 0h26 1v3h-1-26-2v-3zM2541 0h26 2v3h-2-26-1v-3zM2620 0h27 1v3h-1-27-1v-3zM2700 0h26 1v3h-1-26-2v-3zM2779 0h26 2v3h-2-26-1v-3zM2858 0h27 1v3h-1-27-1v-3zM2938 0h26 2v3h-2-26-2v-3zM3017 0h27 1v3h-1-27-1v-3zM3097 0h26 1v3h-1-26-2v-3zM3176 0h26 2v3h-2-26-1v-3zM3255 0h27 1v3h-1-27-1v-3zM3335 0h26 1v3h-1-26-2v-3zM3414 0h26 2v3h-2-26-1v-3zM3493 0h27 1v3h-1-27-1v-3zM3573 0h26 2v3h-2-26-2v-3zM3652 0h27 1v3h-1-27-1v-3zM3732 0h26 1v3h-1-26-2v-3zM3811 0h26 2v3h-2-26-1v-3zM3890 0h27 1v3h-1-27-1v-3zM3970 0h26 1v3h-1-26-2v-3zM4049 0h26 2v3h-2-26-1v-3zM4128 0h27 1v3h-1-27-1v-3zM4208 0h26 2v3h-2-26-2v-3zM4287 0h27 1v3h-1-27-1v-3zM4367 0h26 1v3h-1-26-2v-3zM4446 0h26 2v3h-2-26-1v-3zM4525 0h27 1v3h-1-27-1v-3zM4605 0h26 1v3h-1-26-2v-3zM4684 0h26 2v3h-2-26-1v-3zM4763 0h27 1v3h-1-27-1v-3zM4843 0h26 2v3h-2-26-2v-3zM4922 0h27 1v3h-1-27-1v-3zM5002 0h26 1v3h-1-26-2v-3zM5081 0h26 2v3h-2-26-1v-3zM5160 0h27 1v3h-1-27-1v-3zM5240 0h26 1v3h-1-26-2v-3zM5319 0h26 2v3h-2-26-1v-3zM5398 0h27 1v3h-1-27-1v-3zM5478 0h26 2v3h-2-26-2v-3zM5557 0h27 1v3h-1-27-1v-3zM5637 0h26 1v3h-1-26-2v-3zM5716 0h26 2v3h-2-26-1v-3zM5795 0h27 1v3h-1-27-1v-3zM5875 0h26 1v3h-1-26-2v-3zM5954 0h26 2v3h-2-26-1v-3zM6033 0h27 1v3h-1-27-1v-3zM6113 0h26 2v3h-2-26-2v-3zM6192 0h27 1v3h-1-27-1v-3zM6272 0h26 1v3h-1-26-2v-3zM6351 0h26 2v3h-2-26-1v-3zM6430 0h27 1v3h-1-27-1v-3zM6510 0h26 1v3h-1-26-2v-3zM6589 0h26 2v3h-2-26-1v-3zM6668 0h27 1v3h-1-27-1v-3zM6748 0h26 2v3h-2-26-2v-3zM6827 0h27 1v3h-1-27-1v-3zM6907 0h26 1v3h-1-26-2v-3zM6986 0h26 2v3h-2-26-1v-3zM7065 0h27 1v3h-1-27-1v-3zM7145 0h26 1v3h-1-26-2v-3zM7224 0h26 2v3h-2-26-1v-3zM7303 0h27 1v3h-1-27-1v-3zM7383 0h26 2v3h-2-26-2v-3zM7462 0h27 1v3h-1-27-1v-3zM7542 0h26 1v3h-1-26-2v-3zM7621 0h26 2v3h-2-26-1v-3zM7700 0h27 1v3h-1-27-1v-3zM7780 0h26 1v3h-1-26-2v-3zM7859 0h26 2v3h-2-26-1v-3zM7938 0h27 1v3h-1-27-1v-3zM8018 0h26 2v3h-2-26-2v-3zM8097 0h27 1v3h-1-27-1v-3zM8177 0h26 1v3h-1-26-2v-3zM8256 0h26 2v3h-2-26-1v-3zM8335 0h27 1v3h-1-27-1v-3zM8415 0h26 1v3h-1-26-2v-3zM8494 0h26 2v3h-2-26-1v-3zM8573 0h27 1v3h-1-27-1v-3zM8653 0h26 2v3h-2-26-2v-3zM8732 0h27 1v3h-1-27-1v-3zM8812 0h26 1v3h-1-26-2v-3zM8891 0h26 2v3h-2-26-1v-3zM8970 0h27 1v3h-1-27-1v-3zM9050 0h26 1v3h-1-26-2v-3zM9129 0h26 2v3h-2-26-1v-3zM9208 0h27 1v3h-1-27-1v-3zM9288 0h26 2v3h-2-26-2v-3zM9367 0h27 1v3h-1-27-1v-3zM9447 0h26 1v3h-1-26-2v-3zM9526 0h26 2v3h-2-26-1v-3zM9605 0h27 1v3h-1-27-1v-3zM9685 0h26 1v3h-1-26-2v-3zM9764 0h26 2v3h-2-26-1v-3zM9843 0h27 1v3h-1-27-1v-3zM9923 0h26 2v3h-2-26-2v-3zM10002 0h27 1v3h-1-27-1v-3zM10082 0h26 1v3h-1-26-2v-3zM10161 0h26 2v3h-2-26-1v-3zM10240 0h27 1v3h-1-27-1v-3zM10320 0h26 1v3h-1-26-2v-3zM10399 0h26 2v3h-2-26-1v-3zM10478 0h27 1v3h-1-27-1v-3zM10558 0h26 2v3h-2-26-2v-3zM10637 0h27 1v3h-1-27-1v-3zM10717 0h26 1v3h-1-26-2v-3zM10796 0h26 2v3h-2-26-1v-3zM10875 0h27 1v3h-1-27-1v-3zM10955 0h26 1v3h-1-26-2v-3zM11034 0h26 2v3h-2-26-1v-3zM11113 0h27 1v3h-1-27-1v-3zM11193 0h26 2v3h-2-26-2v-3zM11272 0h27 1v3h-1-27-1v-3zM11352 0h26 1v3h-1-26-2v-3zM11431 0h26 2v3h-2-26-1v-3zM11510 0h27 1v3h-1-27-1v-3zM11590 0h26 1v3h-1-26-2v-3zM11669 0h26 2v3h-2-26-1v-3zM11748 0h27 1v3h-1-27-1v-3zM11828 0h26 2v3h-2-26-2v-3zM11907 0h27 1v3h-1-27-1v-3zM11987 0h26 1v3h-1-26-2v-3zM12066 0h26 2v3h-2-26-1v-3zM12145 0h27 1v3h-1-27-1v-3zM12225 0h26 1v3h-1-26-2v-3zM12304 0h26 2v3h-2-26-1v-3zM12383 0h27 1v3h-1-27-1v-3zM12463 0h26 2v3h-2-26-2v-3zM12542 0h27 1v3h-1-27-1v-3zM12622 0h26 1v3h-1-26-2v-3zM12701 0h26 2v3h-2-26-1v-3zM12780 0h27 1v3h-1-27-1v-3zM12860 0h26 1v3h-1-26-2v-3zM12939 0h26 2v3h-2-26-1v-3zM13018 0h27 1v3h-1-27-1v-3zM13098 0h26 2v3h-2-26-2v-3zM13177 0h27 1v3h-1-27-1v-3zM13257 0h26 1v3h-1-26-2v-3zM13336 0h26 2v3h-2-26-1v-3zM13415 0h27 1v3h-1-27-1v-3zM13495 0h26 1v3h-1-26-2v-3zM13574 0h26 2v3h-2-26-1v-3zM13653 0h27 1v3h-1-27-1v-3zM13733 0h26 2v3h-2-26-2v-3zM13812 0h27 1v3h-1-27-1v-3zM13892 0h26 1v3h-1-26-2v-3zM13971 0h26 2v3h-2-26-1v-3zM14050 0h27 1v3h-1-27-1v-3zM14130 0h26 1v3h-1-26-2v-3zM14209 0h26 2v3h-2-26-1v-3zM14288 0h27 1v3h-1-27-1v-3zM14368 0h26 2v3h-2-26-2v-3zM14447 0h27 1v3h-1-27-1v-3zM14527 0h26 1v3h-1-26-2v-3zM14606 0h26 2v3h-2-26-1v-3zM14685 0h27 1v3h-1-27-1v-3zM14765 0h26 1v3h-1-26-2v-3zM14844 0h26 2v3h-2-26-1v-3zM14923 0h27 1v3h-1-27-1v-3zM15003 0h26 2v3h-2-26-2v-3zM15082 0h27 1v3h-1-27-1v-3zM15162 0h26 1v3h-1-26-2v-3zM15241 0h26 2v3h-2-26-1v-3zM15320 0h27 1v3h-1-27-1v-3zM15400 0h26 1v3h-1-26-2v-3zM15479 0h26 2v3h-2-26-1v-3zM15558 0h27 1v3h-1-27-1v-3zM15638 0h26 2v3h-2-26-2v-3zM15717 0h27 1v3h-1-27-1v-3zM15797 0h26 1v3h-1-26-2v-3zM15876 0h26 2v3h-2-26-1v-3zM15955 0h27 1v3h-1-27-1v-3zM16035 0h26 1v3h-1-26-2v-3zM16114 0h26 2v3h-2-26-1v-3zM16193 0h27 1v3h-1-27-1v-3zM16273 0h26 2v3h-2-26-2v-3zM16352 0h27 1v3h-1-27-1v-3zM16432 0h26 1v3h-1-26-2v-3zM16511 0h26 2v3h-2-26-1v-3zM16590 0h27 1v3h-1-27-1v-3zM16670 0h27 1v3h-1-27-2v-3zM16750 0h26 2v3h-2-26-1v-3zM16829 0h27 1v3h-1-27-1v-3zM16909 0h26 2v3h-2-26-2v-3zM16988 0h27 1v3h-1-27-1v-3zM17068 0h26 1v3h-1-26-2v-3zM17147 0h26 2v3h-2-26-1v-3zM17226 0h27 1v3h-1-27-1v-3zM17306 0h26 1v3h-1-26-2v-3zM17385 0h26 2v3h-2-26-1v-3zM17464 0h27 1v3h-1-27-1v-3zM17544 0h26 2v3h-2-26-2v-3zM17623 0h27 1v3h-1-27-1v-3zM17703 0h26 1v3h-1-26-2v-3zM17782 0h26 2v3h-2-26-1v-3zM17861 0h27 1v3h-1-27-1v-3zM17941 0h26 1v3h-1-26-2v-3zM18020 0h26 2v3h-2-26-1v-3zM18099 0h27 1v3h-1-27-1v-3zM18179 0h26 2v3h-2-26-2v-3zM18258 0h27 1v3h-1-27-1v-3zM18338 0h26 1v3h-1-26-2v-3zM18417 0h26 2v3h-2-26-1v-3zM18496 0h27 1v3h-1-27-1v-3zM18576 0h26 1v3h-1-26-2v-3zM18655 0h26 2v3h-2-26-1v-3zM18734 0h27 1v3h-1-27-1v-3zM18814 0h26 2v3h-2-26-2v-3zM18893 0h27 1v3h-1-27-1v-3zM18973 0h26 1v3h-1-26-2v-3zM19052 0h26 2v3h-2-26-1v-3zM19131 0h27 1v3h-1-27-1v-3zM19211 0h26 1v3h-1-26-2v-3zM19290 0h26 2v3h-2-26-1v-3zM19369 0h27 1v3h-1-27-1v-3zM19449 0h26 2v3h-2-26-2v-3zM19528 0h27 1v3h-1-27-1v-3zM19608 0h26 1v3h-1-26-2v-3zM19687 0h26 2v3h-2-26-1v-3zM19766 0h27 1v3h-1-27-1v-3zM19846 0h26 1v3h-1-26-2v-3zM19925 0h26 2v3h-2-26-1v-3zM20004 0h27 1v3h-1-27-1v-3zM20084 0h26 2v3h-2-26-2v-3zM20163 0h27 1v3h-1-27-1v-3zM20243 0h26 1v3h-1-26-2v-3zM20322 0h26 2v3h-2-26-1v-3zM20401 0h27 1v3h-1-27-1v-3zM20481 0h26 1v3h-1-26-2v-3zM20560 0h26 2v3h-2-26-1v-3zM20639 0h27 1v3h-1-27-1v-3zM20719 0h26 2v3h-2-26-2v-3zM20798 0h27 1v3h-1-27-1v-3zM20878 0h26 1v3h-1-26-2v-3zM20957 0h26 2v3h-2-26-1v-3zM21036 0h27 1v3h-1-27-1v-3zM21116 0h26 1v3h-1-26-2v-3zM21195 0h26 2v3h-2-26-1v-3zM21274 0h27 1v3h-1-27-1v-3zM21354 0h26 2v3h-2-26-2v-3zM21433 0h27 1v3h-1-27-1v-3zM21513 0h26 1v3h-1-26-2v-3zM21592 0h26 2v3h-2-26-1v-3zM21671 0h27 1v3h-1-27-1v-3zM21751 0h26 1v3h-1-26-2v-3zM21830 0h26 2v3h-2-26-1v-3zM21909 0h27 1v3h-1-27-1v-3zM21989 0h26 2v3h-2-26-2v-3zM22068 0h27 1v3h-1-27-1v-3zM22148 0h26 1v3h-1-26-2v-3zM22227 0h26 2v3h-2-26-1v-3zM22306 0h27 1v3h-1-27-1v-3zM22386 0h26 1v3h-1-26-2v-3zM22465 0h26 2v3h-2-26-1v-3zM22544 0h27 1v3h-1-27-1v-3zM22624 0h26 2v3h-2-26-2v-3zM22703 0h27 1v3h-1-27-1v-3zM22783 0h26 1v3h-1-26-2v-3zM22862 0h26 2v3h-2-26-1v-3zM22941 0h27 1v3h-1-27-1v-3zM23021 0h26 1v3h-1-26-2v-3zM23100 0h26 2v3h-2-26-1v-3zM23179 0h27 1v3h-1-27-1v-3zM23259 0h26 2v3h-2-26-2v-3zM23338 0h27 1v3h-1-27-1v-3zM23418 0h26 1v3h-1-26-2v-3zM23497 0h26 2v3h-2-26-1v-3zM23576 0h27 1v3h-1-27-1v-3zM23656 0h26 1v3h-1-26-2v-3zM23735 0h26 2v3h-2-26-1v-3zM23814 0h27 1v3h-1-27-1v-3zM23894 0h26 2v3h-2-26-2v-3zM23973 0h27 1v3h-1-27-1v-3zM24053 0h26 1v3h-1-26-2v-3zM24132 0h26 2v3h-2-26-1v-3zM24211 0h27 1v3h-1-27-1v-3zM24291 0h26 1v3h-1-26-2v-3zM24370 0h26 2v3h-2-26-1v-3zM24449 0h27 1v3h-1-27-1v-3zM24529 0h26 2v3h-2-26-2v-3zM24608 0h27 1v3h-1-27-1v-3zM24688 0h26 1v3h-1-26-2v-3zM24767 0h26 2v3h-2-26-1v-3zM24846 0h27 1v3h-1-27-1v-3zM24926 0h26 1v3h-1-26-2v-3zM25005 0h26 2v3h-2-26-1v-3zM25084 0h27 1v3h-1-27-1v-3zM25164 0h26 2v3h-2-26-2v-3zM25243 0h27 1v3h-1-27-1v-3zM25323 0h26 1v3h-1-26-2v-3zM25402 0h26 2v3h-2-26-1v-3zM25481 0h27 1v3h-1-27-1v-3zM25561 0h26 1v3h-1-26-2v-3zM25640 0h26 2v3h-2-26-1v-3zM25719 0h27 1v3h-1-27-1v-3zM25799 0h26 2v3h-2-26-2v-3zM25878 0h27 1v3h-1-27-1v-3zM25958 0h26 1v3h-1-26-2v-3zM26037 0h26 2v3h-2-26-1v-3zM26116 0h27 1v3h-1-27-1v-3zM26196 0h26 1v3h-1-26-2v-3zM26275 0h26 2v3h-2-26-1v-3zM26354 0h27 1v3h-1-27-1v-3zM26434 0h26 2v3h-2-26-2v-3zM26513 0h27 1v3h-1-27-1v-3zM26593 0h26 1v3h-1-26-2v-3zM26672 0h26 2v3h-2-26-1v-3zM26751 0h27 1v3h-1-27-1v-3zM26831 0h26 1v3h-1-26-2v-3zM26910 0h26 2v3h-2-26-1v-3zM26989 0h27 1v3h-1-27-1v-3zM27069 0h26 2v3h-2-26-2v-3zM27148 0h27 1v3h-1-27-1v-3zM27228 0h26 1v3h-1-26-2v-3zM27307 0h26 2v3h-2-26-1v-3zM27386 0h27 1v3h-1-27-1v-3zM27466 0h26 1v3h-1-26-2v-3zM27545 0h26 2v3h-2-26-1v-3zM27624 0h27 1v3h-1-27-1v-3zM27704 0h26 2v3h-2-26-2v-3zM27783 0h27 1v3h-1-27-1v-3zM27863 0h26 1v3h-1-26-2v-3zM27942 0h26 2v3h-2-26-1v-3zM28021 0h27 1v3h-1-27-1v-3zM28101 0h26 1v3h-1-26-2v-3zM28180 0h26 2v3h-2-26-1v-3zM28259 0h27 1v3h-1-27-1v-3zM28339 0h26 2v3h-2-26-2v-3zM28418 0h27 1v3h-1-27-1v-3zM28498 0h26 1v3h-1-26-2v-3zM28577 0h26 2v3h-2-26-1v-3zM28656 0h27 1v3h-1-27-1v-3zM28736 0h26 1v3h-1-26-2v-3zM28815 0h26 2v3h-2-26-1v-3zM28894 0h27 1v3h-1-27-1v-3zM28974 0h26 2v3h-2-26-2v-3zM29053 0h27 1v3h-1-27-1v-3zM29133 0h26 1v3h-1-26-2v-3zM29212 0h26 2v3h-2-26-1v-3zM29291 0h27 1v3h-1-27-1v-3zM29371 0h26 1v3h-1-26-2v-3zM29450 0h26 2v3h-2-26-1v-3zM29529 0h27 1v3h-1-27-1v-3zM29609 0h26 2v3h-2-26-2v-3zM29688 0h27 1v3h-1-27-1v-3zM29768 0h26 1v3h-1-26-2v-3zM29847 0h26 2v3h-2-26-1v-3zM29926 0h27 1v3h-1-27-1v-3zM30006 0h26 1v3h-1-26-2v-3zM30085 0h26 2v3h-2-26-1v-3zM30164 0h27 1v3h-1-27-1v-3zM30244 0h26 2v3h-2-26-2v-3zM30323 0h27 1v3h-1-27-1v-3zM30403 0h26 1v3h-1-26-2v-3zM30482 0h26 2v3h-2-26-1v-3zM30561 0h27 1v3h-1-27-1v-3zM30641 0h26 1v3h-1-26-2v-3zM30720 0h26 2v3h-2-26-1v-3zM30799 0h27 1v3h-1-27-1v-3zM30879 0h26 2v3h-2-26-2v-3zM30958 0h27 1v3h-1-27-1v-3zM31038 0h26 1v3h-1-26-2v-3zM31117 0h26 2v3h-2-26-1v-3zM31196 0h27 1v3h-1-27-1v-3zM31276 0h26 1v3h-1-26-2v-3zM31355 0h26 2v3h-2-26-1v-3zM31434 0h27 1v3h-1-27-1v-3zM31514 0h26 2v3h-2-26-2v-3zM31593 0h27 1v3h-1-27-1v-3zM31673 0h26 1v3h-1-26-2v-3zM31752 0h26 2v3h-2-26-1v-3zM31831 0h27 1v3h-1-27-1v-3zM31911 0h26 1v3h-1-26-2v-3zM31990 0h26 2v3h-2-26-1v-3zM32069 0h27 1v3h-1-27-1v-3zM32149 0h26 2v3h-2-26-2v-3zM32228 0h27 1v3h-1-27-1v-3zM32308 0h26 1v3h-1-26-2v-3zM32387 0h26 2v3h-2-26-1v-3zM32466 0h27 1v3h-1-27-1v-3zM32546 0h26 1v3h-1-26-2v-3zM32625 0h26 2v3h-2-26-1v-3zM32704 0h27 1v3h-1-27-1v-3zM32784 0h26 2v3h-2-26-2v-3zM32863 0h27 1v3h-1-27-1v-3zM32943 0h26 1v3h-1-26-2v-3zM33022 0h26 2v3h-2-26-1v-3zM33101 0h27 1v3h-1-27-1v-3zM33181 0h26 1v3h-1-26-2v-3zM33260 0h26 2v3h-2-26-1v-3zM33339 0h27 1v3h-1-27-1v-3zM33419 0h26 2v3h-2-26-2v-3zM33498 0h27 1v3h-1-27-1v-3zM33578 0h26 1v3h-1-26-2v-3zM33657 0h26 2v3h-2-26-1v-3zM33736 0h27 1v3h-1-27-1v-3zM33816 0h26 1v3h-1-26-2v-3zM33895 0h26 2v3h-2-26-1v-3zM33974 0h27 1v3h-1-27-1v-3zM34054 0h26 2v3h-2-26-2v-3zM34133 0h27 1v3h-1-27-1v-3zM34213 0h26 1v3h-1-26-2v-3zM34292 0h26 2v3h-2-26-1v-3zM34371 0h27 1v3h-1-27-1v-3zM34451 0h26 1v3h-1-26-2v-3zM34530 0h26 2v3h-2-26-1v-3zM34609 0h27 1v3h-1-27-1v-3zM34689 0h26 2v3h-2-26-2v-3zM34768 0h27 1v3h-1-27-1v-3zM34848 0h26 1v3h-1-26-2v-3zM34927 0h26 2v3h-2-26-1v-3zM35006 0h27 1v3h-1-27-1v-3zM35086 0h26 1v3h-1-26-2v-3zM35165 0h26 2v3h-2-26-1v-3zM35244 0h27 1v3h-1-27-1v-3zM35324 0h26 2v3h-2-26-2v-3zM35403 0h27 1v3h-1-27-1v-3zM35483 0h26 1v3h-1-26-2v-3zM35562 0h26 2v3h-2-26-1v-3zM35641 0h27 1v3h-1-27-1v-3zM35721 0h26 1v3h-1-26-2v-3zM35800 0h26 2v3h-2-26-1v-3zM35879 0h27 1v3h-1-27-1v-3zM35959 0h26 2v3h-2-26-2v-3zM36038 0h27 1v3h-1-27-1v-3zM36118 0h26 1v3h-1-26-2v-3zM36197 0h26 2v3h-2-26-1v-3zM36276 0h27 1v3h-1-27-1v-3zM36356 0h26 1v3h-1-26-2v-3zM36435 0h26 2v3h-2-26-1v-3zM36514 0h27 1v3h-1-27-1v-3zM36594 0h26 2v3h-2-26-2v-3zM36673 0h27 1v3h-1-27-1v-3zM36753 0h26 1v3h-1-26-2v-3zM36832 0h26 2v3h-2-26-1v-3zM36911 0h27 1v3h-1-27-1v-3zM36991 0h26 1v3h-1-26-2v-3zM37070 0h26 2v3h-2-26-1v-3zM37149 0h27 1v3h-1-27-1v-3zM37229 0h26 2v3h-2-26-2v-3zM37308 0h27 1v3h-1-27-1v-3zM37388 0h26 1v3h-1-26-2v-3zM37467 0h26 2v3h-2-26-1v-3zM37546 0h27 1v3h-1-27-1v-3zM37626 0h26 1v3h-1-26-2v-3zM37705 0h26 2v3h-2-26-1v-3zM37784 0h27 1v3h-1-27-1v-3zM37864 0h26 2v3h-2-26-2v-3zM37943 0h27 1v3h-1-27-1v-3zM38023 0h26 1v3h-1-26-2v-3zM38102 0h26 2v3h-2-26-1v-3zM38181 0h27 1v3h-1-27-1v-3zM38261 0h26 1v3h-1-26-2v-3zM38340 0h26 2v3h-2-26-1v-3zM38419 0h27 1v3h-1-27-1v-3zM38499 0h26 2v3h-2-26-2v-3zM38578 0h27 1v3h-1-27-1v-3zM38658 0h26 1v3h-1-26-2v-3zM38737 0h26 2v3h-2-26-1v-3zM38816 0h27 1v3h-1-27-1v-3zM38896 0h26 1v3h-1-26-2v-3zM38975 0h26 2v3h-2-26-1v-3zM39054 0h27 1v3h-1-27-1v-3zM39134 0h26 2v3h-2-26-2v-3z">
          <text:p/>
        </draw:path>
        <draw:path draw:style-name="gr1" draw:text-style-name="P1" draw:layer="layout" svg:width="39.161cm" svg:height="0.003cm" svg:x="2.892cm" svg:y="6.721cm" svg:viewBox="0 0 39162 4" svg:d="M1 0h26 2v4h-2-26-1v-4zM80 0h27 1v4h-1-27-1v-4zM160 0h26 1v4h-1-26-2v-4zM239 0h26 2v4h-2-26-1v-4zM318 0h27 1v4h-1-27-1v-4zM398 0h26 2v4h-2-26-2v-4zM477 0h27 1v4h-1-27-1v-4zM557 0h26 1v4h-1-26-2v-4zM636 0h26 2v4h-2-26-1v-4zM715 0h27 1v4h-1-27-1v-4zM795 0h26 1v4h-1-26-2v-4zM874 0h26 2v4h-2-26-1v-4zM953 0h27 1v4h-1-27-1v-4zM1033 0h26 2v4h-2-26-2v-4zM1112 0h27 1v4h-1-27-1v-4zM1192 0h26 1v4h-1-26-2v-4zM1271 0h26 2v4h-2-26-1v-4zM1350 0h27 1v4h-1-27-1v-4zM1430 0h26 1v4h-1-26-2v-4zM1509 0h26 2v4h-2-26-1v-4zM1588 0h27 1v4h-1-27-1v-4zM1668 0h26 2v4h-2-26-2v-4zM1747 0h27 1v4h-1-27-1v-4zM1827 0h26 1v4h-1-26-2v-4zM1906 0h26 2v4h-2-26-1v-4zM1985 0h27 1v4h-1-27-1v-4zM2065 0h26 1v4h-1-26-2v-4zM2144 0h26 2v4h-2-26-1v-4zM2223 0h27 1v4h-1-27-1v-4zM2303 0h26 2v4h-2-26-2v-4zM2382 0h27 1v4h-1-27-1v-4zM2462 0h26 1v4h-1-26-2v-4zM2541 0h26 2v4h-2-26-1v-4zM2620 0h27 1v4h-1-27-1v-4zM2700 0h26 1v4h-1-26-2v-4zM2779 0h26 2v4h-2-26-1v-4zM2858 0h27 1v4h-1-27-1v-4zM2938 0h26 2v4h-2-26-2v-4zM3017 0h27 1v4h-1-27-1v-4zM3097 0h26 1v4h-1-26-2v-4zM3176 0h26 2v4h-2-26-1v-4zM3255 0h27 1v4h-1-27-1v-4zM3335 0h26 1v4h-1-26-2v-4zM3414 0h26 2v4h-2-26-1v-4zM3493 0h27 1v4h-1-27-1v-4zM3573 0h26 2v4h-2-26-2v-4zM3652 0h27 1v4h-1-27-1v-4zM3732 0h26 1v4h-1-26-2v-4zM3811 0h26 2v4h-2-26-1v-4zM3890 0h27 1v4h-1-27-1v-4zM3970 0h26 1v4h-1-26-2v-4zM4049 0h26 2v4h-2-26-1v-4zM4128 0h27 1v4h-1-27-1v-4zM4208 0h26 2v4h-2-26-2v-4zM4287 0h27 1v4h-1-27-1v-4zM4367 0h26 1v4h-1-26-2v-4zM4446 0h26 2v4h-2-26-1v-4zM4525 0h27 1v4h-1-27-1v-4zM4605 0h26 1v4h-1-26-2v-4zM4684 0h26 2v4h-2-26-1v-4zM4763 0h27 1v4h-1-27-1v-4zM4843 0h26 2v4h-2-26-2v-4zM4922 0h27 1v4h-1-27-1v-4zM5002 0h26 1v4h-1-26-2v-4zM5081 0h26 2v4h-2-26-1v-4zM5160 0h27 1v4h-1-27-1v-4zM5240 0h26 1v4h-1-26-2v-4zM5319 0h26 2v4h-2-26-1v-4zM5398 0h27 1v4h-1-27-1v-4zM5478 0h26 2v4h-2-26-2v-4zM5557 0h27 1v4h-1-27-1v-4zM5637 0h26 1v4h-1-26-2v-4zM5716 0h26 2v4h-2-26-1v-4zM5795 0h27 1v4h-1-27-1v-4zM5875 0h26 1v4h-1-26-2v-4zM5954 0h26 2v4h-2-26-1v-4zM6033 0h27 1v4h-1-27-1v-4zM6113 0h26 2v4h-2-26-2v-4zM6192 0h27 1v4h-1-27-1v-4zM6272 0h26 1v4h-1-26-2v-4zM6351 0h26 2v4h-2-26-1v-4zM6430 0h27 1v4h-1-27-1v-4zM6510 0h26 1v4h-1-26-2v-4zM6589 0h26 2v4h-2-26-1v-4zM6668 0h27 1v4h-1-27-1v-4zM6748 0h26 2v4h-2-26-2v-4zM6827 0h27 1v4h-1-27-1v-4zM6907 0h26 1v4h-1-26-2v-4zM6986 0h26 2v4h-2-26-1v-4zM7065 0h27 1v4h-1-27-1v-4zM7145 0h26 1v4h-1-26-2v-4zM7224 0h26 2v4h-2-26-1v-4zM7303 0h27 1v4h-1-27-1v-4zM7383 0h26 2v4h-2-26-2v-4zM7462 0h27 1v4h-1-27-1v-4zM7542 0h26 1v4h-1-26-2v-4zM7621 0h26 2v4h-2-26-1v-4zM7700 0h27 1v4h-1-27-1v-4zM7780 0h26 1v4h-1-26-2v-4zM7859 0h26 2v4h-2-26-1v-4zM7938 0h27 1v4h-1-27-1v-4zM8018 0h26 2v4h-2-26-2v-4zM8097 0h27 1v4h-1-27-1v-4zM8177 0h26 1v4h-1-26-2v-4zM8256 0h26 2v4h-2-26-1v-4zM8335 0h27 1v4h-1-27-1v-4zM8415 0h26 1v4h-1-26-2v-4zM8494 0h26 2v4h-2-26-1v-4zM8573 0h27 1v4h-1-27-1v-4zM8653 0h26 2v4h-2-26-2v-4zM8732 0h27 1v4h-1-27-1v-4zM8812 0h26 1v4h-1-26-2v-4zM8891 0h26 2v4h-2-26-1v-4zM8970 0h27 1v4h-1-27-1v-4zM9050 0h26 1v4h-1-26-2v-4zM9129 0h26 2v4h-2-26-1v-4zM9208 0h27 1v4h-1-27-1v-4zM9288 0h26 2v4h-2-26-2v-4zM9367 0h27 1v4h-1-27-1v-4zM9447 0h26 1v4h-1-26-2v-4zM9526 0h26 2v4h-2-26-1v-4zM9605 0h27 1v4h-1-27-1v-4zM9685 0h26 1v4h-1-26-2v-4zM9764 0h26 2v4h-2-26-1v-4zM9843 0h27 1v4h-1-27-1v-4zM9923 0h26 2v4h-2-26-2v-4zM10002 0h27 1v4h-1-27-1v-4zM10082 0h26 1v4h-1-26-2v-4zM10161 0h26 2v4h-2-26-1v-4zM10240 0h27 1v4h-1-27-1v-4zM10320 0h26 1v4h-1-26-2v-4zM10399 0h26 2v4h-2-26-1v-4zM10478 0h27 1v4h-1-27-1v-4zM10558 0h26 2v4h-2-26-2v-4zM10637 0h27 1v4h-1-27-1v-4zM10717 0h26 1v4h-1-26-2v-4zM10796 0h26 2v4h-2-26-1v-4zM10875 0h27 1v4h-1-27-1v-4zM10955 0h26 1v4h-1-26-2v-4zM11034 0h26 2v4h-2-26-1v-4zM11113 0h27 1v4h-1-27-1v-4zM11193 0h26 2v4h-2-26-2v-4zM11272 0h27 1v4h-1-27-1v-4zM11352 0h26 1v4h-1-26-2v-4zM11431 0h26 2v4h-2-26-1v-4zM11510 0h27 1v4h-1-27-1v-4zM11590 0h26 1v4h-1-26-2v-4zM11669 0h26 2v4h-2-26-1v-4zM11748 0h27 1v4h-1-27-1v-4zM11828 0h26 2v4h-2-26-2v-4zM11907 0h27 1v4h-1-27-1v-4zM11987 0h26 1v4h-1-26-2v-4zM12066 0h26 2v4h-2-26-1v-4zM12145 0h27 1v4h-1-27-1v-4zM12225 0h26 1v4h-1-26-2v-4zM12304 0h26 2v4h-2-26-1v-4zM12383 0h27 1v4h-1-27-1v-4zM12463 0h26 2v4h-2-26-2v-4zM12542 0h27 1v4h-1-27-1v-4zM12622 0h26 1v4h-1-26-2v-4zM12701 0h26 2v4h-2-26-1v-4zM12780 0h27 1v4h-1-27-1v-4zM12860 0h26 1v4h-1-26-2v-4zM12939 0h26 2v4h-2-26-1v-4zM13018 0h27 1v4h-1-27-1v-4zM13098 0h26 2v4h-2-26-2v-4zM13177 0h27 1v4h-1-27-1v-4zM13257 0h26 1v4h-1-26-2v-4zM13336 0h26 2v4h-2-26-1v-4zM13415 0h27 1v4h-1-27-1v-4zM13495 0h26 1v4h-1-26-2v-4zM13574 0h26 2v4h-2-26-1v-4zM13653 0h27 1v4h-1-27-1v-4zM13733 0h26 2v4h-2-26-2v-4zM13812 0h27 1v4h-1-27-1v-4zM13892 0h26 1v4h-1-26-2v-4zM13971 0h26 2v4h-2-26-1v-4zM14050 0h27 1v4h-1-27-1v-4zM14130 0h26 1v4h-1-26-2v-4zM14209 0h26 2v4h-2-26-1v-4zM14288 0h27 1v4h-1-27-1v-4zM14368 0h26 2v4h-2-26-2v-4zM14447 0h27 1v4h-1-27-1v-4zM14527 0h26 1v4h-1-26-2v-4zM14606 0h26 2v4h-2-26-1v-4zM14685 0h27 1v4h-1-27-1v-4zM14765 0h26 1v4h-1-26-2v-4zM14844 0h26 2v4h-2-26-1v-4zM14923 0h27 1v4h-1-27-1v-4zM15003 0h26 2v4h-2-26-2v-4zM15082 0h27 1v4h-1-27-1v-4zM15162 0h26 1v4h-1-26-2v-4zM15241 0h26 2v4h-2-26-1v-4zM15320 0h27 1v4h-1-27-1v-4zM15400 0h26 1v4h-1-26-2v-4zM15479 0h26 2v4h-2-26-1v-4zM15558 0h27 1v4h-1-27-1v-4zM15638 0h26 2v4h-2-26-2v-4zM15717 0h27 1v4h-1-27-1v-4zM15797 0h26 1v4h-1-26-2v-4zM15876 0h26 2v4h-2-26-1v-4zM15955 0h27 1v4h-1-27-1v-4zM16035 0h26 1v4h-1-26-2v-4zM16114 0h26 2v4h-2-26-1v-4zM16193 0h27 1v4h-1-27-1v-4zM16273 0h26 2v4h-2-26-2v-4zM16352 0h27 1v4h-1-27-1v-4zM16432 0h26 1v4h-1-26-2v-4zM16511 0h26 2v4h-2-26-1v-4zM16590 0h27 1v4h-1-27-1v-4zM16670 0h27 1v4h-1-27-2v-4zM16750 0h26 2v4h-2-26-1v-4zM16829 0h27 1v4h-1-27-1v-4zM16909 0h26 2v4h-2-26-2v-4zM16988 0h27 1v4h-1-27-1v-4zM17068 0h26 1v4h-1-26-2v-4zM17147 0h26 2v4h-2-26-1v-4zM17226 0h27 1v4h-1-27-1v-4zM17306 0h26 1v4h-1-26-2v-4zM17385 0h26 2v4h-2-26-1v-4zM17464 0h27 1v4h-1-27-1v-4zM17544 0h26 2v4h-2-26-2v-4zM17623 0h27 1v4h-1-27-1v-4zM17703 0h26 1v4h-1-26-2v-4zM17782 0h26 2v4h-2-26-1v-4zM17861 0h27 1v4h-1-27-1v-4zM17941 0h26 1v4h-1-26-2v-4zM18020 0h26 2v4h-2-26-1v-4zM18099 0h27 1v4h-1-27-1v-4zM18179 0h26 2v4h-2-26-2v-4zM18258 0h27 1v4h-1-27-1v-4zM18338 0h26 1v4h-1-26-2v-4zM18417 0h26 2v4h-2-26-1v-4zM18496 0h27 1v4h-1-27-1v-4zM18576 0h26 1v4h-1-26-2v-4zM18655 0h26 2v4h-2-26-1v-4zM18734 0h27 1v4h-1-27-1v-4zM18814 0h26 2v4h-2-26-2v-4zM18893 0h27 1v4h-1-27-1v-4zM18973 0h26 1v4h-1-26-2v-4zM19052 0h26 2v4h-2-26-1v-4zM19131 0h27 1v4h-1-27-1v-4zM19211 0h26 1v4h-1-26-2v-4zM19290 0h26 2v4h-2-26-1v-4zM19369 0h27 1v4h-1-27-1v-4zM19449 0h26 2v4h-2-26-2v-4zM19528 0h27 1v4h-1-27-1v-4zM19608 0h26 1v4h-1-26-2v-4zM19687 0h26 2v4h-2-26-1v-4zM19766 0h27 1v4h-1-27-1v-4zM19846 0h26 1v4h-1-26-2v-4zM19925 0h26 2v4h-2-26-1v-4zM20004 0h27 1v4h-1-27-1v-4zM20084 0h26 2v4h-2-26-2v-4zM20163 0h27 1v4h-1-27-1v-4zM20243 0h26 1v4h-1-26-2v-4zM20322 0h26 2v4h-2-26-1v-4zM20401 0h27 1v4h-1-27-1v-4zM20481 0h26 1v4h-1-26-2v-4zM20560 0h26 2v4h-2-26-1v-4zM20639 0h27 1v4h-1-27-1v-4zM20719 0h26 2v4h-2-26-2v-4zM20798 0h27 1v4h-1-27-1v-4zM20878 0h26 1v4h-1-26-2v-4zM20957 0h26 2v4h-2-26-1v-4zM21036 0h27 1v4h-1-27-1v-4zM21116 0h26 1v4h-1-26-2v-4zM21195 0h26 2v4h-2-26-1v-4zM21274 0h27 1v4h-1-27-1v-4zM21354 0h26 2v4h-2-26-2v-4zM21433 0h27 1v4h-1-27-1v-4zM21513 0h26 1v4h-1-26-2v-4zM21592 0h26 2v4h-2-26-1v-4zM21671 0h27 1v4h-1-27-1v-4zM21751 0h26 1v4h-1-26-2v-4zM21830 0h26 2v4h-2-26-1v-4zM21909 0h27 1v4h-1-27-1v-4zM21989 0h26 2v4h-2-26-2v-4zM22068 0h27 1v4h-1-27-1v-4zM22148 0h26 1v4h-1-26-2v-4zM22227 0h26 2v4h-2-26-1v-4zM22306 0h27 1v4h-1-27-1v-4zM22386 0h26 1v4h-1-26-2v-4zM22465 0h26 2v4h-2-26-1v-4zM22544 0h27 1v4h-1-27-1v-4zM22624 0h26 2v4h-2-26-2v-4zM22703 0h27 1v4h-1-27-1v-4zM22783 0h26 1v4h-1-26-2v-4zM22862 0h26 2v4h-2-26-1v-4zM22941 0h27 1v4h-1-27-1v-4zM23021 0h26 1v4h-1-26-2v-4zM23100 0h26 2v4h-2-26-1v-4zM23179 0h27 1v4h-1-27-1v-4zM23259 0h26 2v4h-2-26-2v-4zM23338 0h27 1v4h-1-27-1v-4zM23418 0h26 1v4h-1-26-2v-4zM23497 0h26 2v4h-2-26-1v-4zM23576 0h27 1v4h-1-27-1v-4zM23656 0h26 1v4h-1-26-2v-4zM23735 0h26 2v4h-2-26-1v-4zM23814 0h27 1v4h-1-27-1v-4zM23894 0h26 2v4h-2-26-2v-4zM23973 0h27 1v4h-1-27-1v-4zM24053 0h26 1v4h-1-26-2v-4zM24132 0h26 2v4h-2-26-1v-4zM24211 0h27 1v4h-1-27-1v-4zM24291 0h26 1v4h-1-26-2v-4zM24370 0h26 2v4h-2-26-1v-4zM24449 0h27 1v4h-1-27-1v-4zM24529 0h26 2v4h-2-26-2v-4zM24608 0h27 1v4h-1-27-1v-4zM24688 0h26 1v4h-1-26-2v-4zM24767 0h26 2v4h-2-26-1v-4zM24846 0h27 1v4h-1-27-1v-4zM24926 0h26 1v4h-1-26-2v-4zM25005 0h26 2v4h-2-26-1v-4zM25084 0h27 1v4h-1-27-1v-4zM25164 0h26 2v4h-2-26-2v-4zM25243 0h27 1v4h-1-27-1v-4zM25323 0h26 1v4h-1-26-2v-4zM25402 0h26 2v4h-2-26-1v-4zM25481 0h27 1v4h-1-27-1v-4zM25561 0h26 1v4h-1-26-2v-4zM25640 0h26 2v4h-2-26-1v-4zM25719 0h27 1v4h-1-27-1v-4zM25799 0h26 2v4h-2-26-2v-4zM25878 0h27 1v4h-1-27-1v-4zM25958 0h26 1v4h-1-26-2v-4zM26037 0h26 2v4h-2-26-1v-4zM26116 0h27 1v4h-1-27-1v-4zM26196 0h26 1v4h-1-26-2v-4zM26275 0h26 2v4h-2-26-1v-4zM26354 0h27 1v4h-1-27-1v-4zM26434 0h26 2v4h-2-26-2v-4zM26513 0h27 1v4h-1-27-1v-4zM26593 0h26 1v4h-1-26-2v-4zM26672 0h26 2v4h-2-26-1v-4zM26751 0h27 1v4h-1-27-1v-4zM26831 0h26 1v4h-1-26-2v-4zM26910 0h26 2v4h-2-26-1v-4zM26989 0h27 1v4h-1-27-1v-4zM27069 0h26 2v4h-2-26-2v-4zM27148 0h27 1v4h-1-27-1v-4zM27228 0h26 1v4h-1-26-2v-4zM27307 0h26 2v4h-2-26-1v-4zM27386 0h27 1v4h-1-27-1v-4zM27466 0h26 1v4h-1-26-2v-4zM27545 0h26 2v4h-2-26-1v-4zM27624 0h27 1v4h-1-27-1v-4zM27704 0h26 2v4h-2-26-2v-4zM27783 0h27 1v4h-1-27-1v-4zM27863 0h26 1v4h-1-26-2v-4zM27942 0h26 2v4h-2-26-1v-4zM28021 0h27 1v4h-1-27-1v-4zM28101 0h26 1v4h-1-26-2v-4zM28180 0h26 2v4h-2-26-1v-4zM28259 0h27 1v4h-1-27-1v-4zM28339 0h26 2v4h-2-26-2v-4zM28418 0h27 1v4h-1-27-1v-4zM28498 0h26 1v4h-1-26-2v-4zM28577 0h26 2v4h-2-26-1v-4zM28656 0h27 1v4h-1-27-1v-4zM28736 0h26 1v4h-1-26-2v-4zM28815 0h26 2v4h-2-26-1v-4zM28894 0h27 1v4h-1-27-1v-4zM28974 0h26 2v4h-2-26-2v-4zM29053 0h27 1v4h-1-27-1v-4zM29133 0h26 1v4h-1-26-2v-4zM29212 0h26 2v4h-2-26-1v-4zM29291 0h27 1v4h-1-27-1v-4zM29371 0h26 1v4h-1-26-2v-4zM29450 0h26 2v4h-2-26-1v-4zM29529 0h27 1v4h-1-27-1v-4zM29609 0h26 2v4h-2-26-2v-4zM29688 0h27 1v4h-1-27-1v-4zM29768 0h26 1v4h-1-26-2v-4zM29847 0h26 2v4h-2-26-1v-4zM29926 0h27 1v4h-1-27-1v-4zM30006 0h26 1v4h-1-26-2v-4zM30085 0h26 2v4h-2-26-1v-4zM30164 0h27 1v4h-1-27-1v-4zM30244 0h26 2v4h-2-26-2v-4zM30323 0h27 1v4h-1-27-1v-4zM30403 0h26 1v4h-1-26-2v-4zM30482 0h26 2v4h-2-26-1v-4zM30561 0h27 1v4h-1-27-1v-4zM30641 0h26 1v4h-1-26-2v-4zM30720 0h26 2v4h-2-26-1v-4zM30799 0h27 1v4h-1-27-1v-4zM30879 0h26 2v4h-2-26-2v-4zM30958 0h27 1v4h-1-27-1v-4zM31038 0h26 1v4h-1-26-2v-4zM31117 0h26 2v4h-2-26-1v-4zM31196 0h27 1v4h-1-27-1v-4zM31276 0h26 1v4h-1-26-2v-4zM31355 0h26 2v4h-2-26-1v-4zM31434 0h27 1v4h-1-27-1v-4zM31514 0h26 2v4h-2-26-2v-4zM31593 0h27 1v4h-1-27-1v-4zM31673 0h26 1v4h-1-26-2v-4zM31752 0h26 2v4h-2-26-1v-4zM31831 0h27 1v4h-1-27-1v-4zM31911 0h26 1v4h-1-26-2v-4zM31990 0h26 2v4h-2-26-1v-4zM32069 0h27 1v4h-1-27-1v-4zM32149 0h26 2v4h-2-26-2v-4zM32228 0h27 1v4h-1-27-1v-4zM32308 0h26 1v4h-1-26-2v-4zM32387 0h26 2v4h-2-26-1v-4zM32466 0h27 1v4h-1-27-1v-4zM32546 0h26 1v4h-1-26-2v-4zM32625 0h26 2v4h-2-26-1v-4zM32704 0h27 1v4h-1-27-1v-4zM32784 0h26 2v4h-2-26-2v-4zM32863 0h27 1v4h-1-27-1v-4zM32943 0h26 1v4h-1-26-2v-4zM33022 0h26 2v4h-2-26-1v-4zM33101 0h27 1v4h-1-27-1v-4zM33181 0h26 1v4h-1-26-2v-4zM33260 0h26 2v4h-2-26-1v-4zM33339 0h27 1v4h-1-27-1v-4zM33419 0h26 2v4h-2-26-2v-4zM33498 0h27 1v4h-1-27-1v-4zM33578 0h26 1v4h-1-26-2v-4zM33657 0h26 2v4h-2-26-1v-4zM33736 0h27 1v4h-1-27-1v-4zM33816 0h26 1v4h-1-26-2v-4zM33895 0h26 2v4h-2-26-1v-4zM33974 0h27 1v4h-1-27-1v-4zM34054 0h26 2v4h-2-26-2v-4zM34133 0h27 1v4h-1-27-1v-4zM34213 0h26 1v4h-1-26-2v-4zM34292 0h26 2v4h-2-26-1v-4zM34371 0h27 1v4h-1-27-1v-4zM34451 0h26 1v4h-1-26-2v-4zM34530 0h26 2v4h-2-26-1v-4zM34609 0h27 1v4h-1-27-1v-4zM34689 0h26 2v4h-2-26-2v-4zM34768 0h27 1v4h-1-27-1v-4zM34848 0h26 1v4h-1-26-2v-4zM34927 0h26 2v4h-2-26-1v-4zM35006 0h27 1v4h-1-27-1v-4zM35086 0h26 1v4h-1-26-2v-4zM35165 0h26 2v4h-2-26-1v-4zM35244 0h27 1v4h-1-27-1v-4zM35324 0h26 2v4h-2-26-2v-4zM35403 0h27 1v4h-1-27-1v-4zM35483 0h26 1v4h-1-26-2v-4zM35562 0h26 2v4h-2-26-1v-4zM35641 0h27 1v4h-1-27-1v-4zM35721 0h26 1v4h-1-26-2v-4zM35800 0h26 2v4h-2-26-1v-4zM35879 0h27 1v4h-1-27-1v-4zM35959 0h26 2v4h-2-26-2v-4zM36038 0h27 1v4h-1-27-1v-4zM36118 0h26 1v4h-1-26-2v-4zM36197 0h26 2v4h-2-26-1v-4zM36276 0h27 1v4h-1-27-1v-4zM36356 0h26 1v4h-1-26-2v-4zM36435 0h26 2v4h-2-26-1v-4zM36514 0h27 1v4h-1-27-1v-4zM36594 0h26 2v4h-2-26-2v-4zM36673 0h27 1v4h-1-27-1v-4zM36753 0h26 1v4h-1-26-2v-4zM36832 0h26 2v4h-2-26-1v-4zM36911 0h27 1v4h-1-27-1v-4zM36991 0h26 1v4h-1-26-2v-4zM37070 0h26 2v4h-2-26-1v-4zM37149 0h27 1v4h-1-27-1v-4zM37229 0h26 2v4h-2-26-2v-4zM37308 0h27 1v4h-1-27-1v-4zM37388 0h26 1v4h-1-26-2v-4zM37467 0h26 2v4h-2-26-1v-4zM37546 0h27 1v4h-1-27-1v-4zM37626 0h26 1v4h-1-26-2v-4zM37705 0h26 2v4h-2-26-1v-4zM37784 0h27 1v4h-1-27-1v-4zM37864 0h26 2v4h-2-26-2v-4zM37943 0h27 1v4h-1-27-1v-4zM38023 0h26 1v4h-1-26-2v-4zM38102 0h26 2v4h-2-26-1v-4zM38181 0h27 1v4h-1-27-1v-4zM38261 0h26 1v4h-1-26-2v-4zM38340 0h26 2v4h-2-26-1v-4zM38419 0h27 1v4h-1-27-1v-4zM38499 0h26 2v4h-2-26-2v-4zM38578 0h27 1v4h-1-27-1v-4zM38658 0h26 1v4h-1-26-2v-4zM38737 0h26 2v4h-2-26-1v-4zM38816 0h27 1v4h-1-27-1v-4zM38896 0h26 1v4h-1-26-2v-4zM38975 0h26 2v4h-2-26-1v-4zM39054 0h27 1v4h-1-27-1v-4zM39134 0h26 2v4h-2-26-2v-4z">
          <text:p/>
        </draw:path>
        <draw:path draw:style-name="gr1" draw:text-style-name="P1" draw:layer="layout" svg:width="39.161cm" svg:height="0.004cm" svg:x="2.892cm" svg:y="2.948cm" svg:viewBox="0 0 39162 5" svg:d="M1 0h26 2v5h-2-26-1v-5zM80 0h27 1v5h-1-27-1v-5zM160 0h26 1v5h-1-26-2v-5zM239 0h26 2v5h-2-26-1v-5zM318 0h27 1v5h-1-27-1v-5zM398 0h26 2v5h-2-26-2v-5zM477 0h27 1v5h-1-27-1v-5zM557 0h26 1v5h-1-26-2v-5zM636 0h26 2v5h-2-26-1v-5zM715 0h27 1v5h-1-27-1v-5zM795 0h26 1v5h-1-26-2v-5zM874 0h26 2v5h-2-26-1v-5zM953 0h27 1v5h-1-27-1v-5zM1033 0h26 2v5h-2-26-2v-5zM1112 0h27 1v5h-1-27-1v-5zM1192 0h26 1v5h-1-26-2v-5zM1271 0h26 2v5h-2-26-1v-5zM1350 0h27 1v5h-1-27-1v-5zM1430 0h26 1v5h-1-26-2v-5zM1509 0h26 2v5h-2-26-1v-5zM1588 0h27 1v5h-1-27-1v-5zM1668 0h26 2v5h-2-26-2v-5zM1747 0h27 1v5h-1-27-1v-5zM1827 0h26 1v5h-1-26-2v-5zM1906 0h26 2v5h-2-26-1v-5zM1985 0h27 1v5h-1-27-1v-5zM2065 0h26 1v5h-1-26-2v-5zM2144 0h26 2v5h-2-26-1v-5zM2223 0h27 1v5h-1-27-1v-5zM2303 0h26 2v5h-2-26-2v-5zM2382 0h27 1v5h-1-27-1v-5zM2462 0h26 1v5h-1-26-2v-5zM2541 0h26 2v5h-2-26-1v-5zM2620 0h27 1v5h-1-27-1v-5zM2700 0h26 1v5h-1-26-2v-5zM2779 0h26 2v5h-2-26-1v-5zM2858 0h27 1v5h-1-27-1v-5zM2938 0h26 2v5h-2-26-2v-5zM3017 0h27 1v5h-1-27-1v-5zM3097 0h26 1v5h-1-26-2v-5zM3176 0h26 2v5h-2-26-1v-5zM3255 0h27 1v5h-1-27-1v-5zM3335 0h26 1v5h-1-26-2v-5zM3414 0h26 2v5h-2-26-1v-5zM3493 0h27 1v5h-1-27-1v-5zM3573 0h26 2v5h-2-26-2v-5zM3652 0h27 1v5h-1-27-1v-5zM3732 0h26 1v5h-1-26-2v-5zM3811 0h26 2v5h-2-26-1v-5zM3890 0h27 1v5h-1-27-1v-5zM3970 0h26 1v5h-1-26-2v-5zM4049 0h26 2v5h-2-26-1v-5zM4128 0h27 1v5h-1-27-1v-5zM4208 0h26 2v5h-2-26-2v-5zM4287 0h27 1v5h-1-27-1v-5zM4367 0h26 1v5h-1-26-2v-5zM4446 0h26 2v5h-2-26-1v-5zM4525 0h27 1v5h-1-27-1v-5zM4605 0h26 1v5h-1-26-2v-5zM4684 0h26 2v5h-2-26-1v-5zM4763 0h27 1v5h-1-27-1v-5zM4843 0h26 2v5h-2-26-2v-5zM4922 0h27 1v5h-1-27-1v-5zM5002 0h26 1v5h-1-26-2v-5zM5081 0h26 2v5h-2-26-1v-5zM5160 0h27 1v5h-1-27-1v-5zM5240 0h26 1v5h-1-26-2v-5zM5319 0h26 2v5h-2-26-1v-5zM5398 0h27 1v5h-1-27-1v-5zM5478 0h26 2v5h-2-26-2v-5zM5557 0h27 1v5h-1-27-1v-5zM5637 0h26 1v5h-1-26-2v-5zM5716 0h26 2v5h-2-26-1v-5zM5795 0h27 1v5h-1-27-1v-5zM5875 0h26 1v5h-1-26-2v-5zM5954 0h26 2v5h-2-26-1v-5zM6033 0h27 1v5h-1-27-1v-5zM6113 0h26 2v5h-2-26-2v-5zM6192 0h27 1v5h-1-27-1v-5zM6272 0h26 1v5h-1-26-2v-5zM6351 0h26 2v5h-2-26-1v-5zM6430 0h27 1v5h-1-27-1v-5zM6510 0h26 1v5h-1-26-2v-5zM6589 0h26 2v5h-2-26-1v-5zM6668 0h27 1v5h-1-27-1v-5zM6748 0h26 2v5h-2-26-2v-5zM6827 0h27 1v5h-1-27-1v-5zM6907 0h26 1v5h-1-26-2v-5zM6986 0h26 2v5h-2-26-1v-5zM7065 0h27 1v5h-1-27-1v-5zM7145 0h26 1v5h-1-26-2v-5zM7224 0h26 2v5h-2-26-1v-5zM7303 0h27 1v5h-1-27-1v-5zM7383 0h26 2v5h-2-26-2v-5zM7462 0h27 1v5h-1-27-1v-5zM7542 0h26 1v5h-1-26-2v-5zM7621 0h26 2v5h-2-26-1v-5zM7700 0h27 1v5h-1-27-1v-5zM7780 0h26 1v5h-1-26-2v-5zM7859 0h26 2v5h-2-26-1v-5zM7938 0h27 1v5h-1-27-1v-5zM8018 0h26 2v5h-2-26-2v-5zM8097 0h27 1v5h-1-27-1v-5zM8177 0h26 1v5h-1-26-2v-5zM8256 0h26 2v5h-2-26-1v-5zM8335 0h27 1v5h-1-27-1v-5zM8415 0h26 1v5h-1-26-2v-5zM8494 0h26 2v5h-2-26-1v-5zM8573 0h27 1v5h-1-27-1v-5zM8653 0h26 2v5h-2-26-2v-5zM8732 0h27 1v5h-1-27-1v-5zM8812 0h26 1v5h-1-26-2v-5zM8891 0h26 2v5h-2-26-1v-5zM8970 0h27 1v5h-1-27-1v-5zM9050 0h26 1v5h-1-26-2v-5zM9129 0h26 2v5h-2-26-1v-5zM9208 0h27 1v5h-1-27-1v-5zM9288 0h26 2v5h-2-26-2v-5zM9367 0h27 1v5h-1-27-1v-5zM9447 0h26 1v5h-1-26-2v-5zM9526 0h26 2v5h-2-26-1v-5zM9605 0h27 1v5h-1-27-1v-5zM9685 0h26 1v5h-1-26-2v-5zM9764 0h26 2v5h-2-26-1v-5zM9843 0h27 1v5h-1-27-1v-5zM9923 0h26 2v5h-2-26-2v-5zM10002 0h27 1v5h-1-27-1v-5zM10082 0h26 1v5h-1-26-2v-5zM10161 0h26 2v5h-2-26-1v-5zM10240 0h27 1v5h-1-27-1v-5zM10320 0h26 1v5h-1-26-2v-5zM10399 0h26 2v5h-2-26-1v-5zM10478 0h27 1v5h-1-27-1v-5zM10558 0h26 2v5h-2-26-2v-5zM10637 0h27 1v5h-1-27-1v-5zM10717 0h26 1v5h-1-26-2v-5zM10796 0h26 2v5h-2-26-1v-5zM10875 0h27 1v5h-1-27-1v-5zM10955 0h26 1v5h-1-26-2v-5zM11034 0h26 2v5h-2-26-1v-5zM11113 0h27 1v5h-1-27-1v-5zM11193 0h26 2v5h-2-26-2v-5zM11272 0h27 1v5h-1-27-1v-5zM11352 0h26 1v5h-1-26-2v-5zM11431 0h26 2v5h-2-26-1v-5zM11510 0h27 1v5h-1-27-1v-5zM11590 0h26 1v5h-1-26-2v-5zM11669 0h26 2v5h-2-26-1v-5zM11748 0h27 1v5h-1-27-1v-5zM11828 0h26 2v5h-2-26-2v-5zM11907 0h27 1v5h-1-27-1v-5zM11987 0h26 1v5h-1-26-2v-5zM12066 0h26 2v5h-2-26-1v-5zM12145 0h27 1v5h-1-27-1v-5zM12225 0h26 1v5h-1-26-2v-5zM12304 0h26 2v5h-2-26-1v-5zM12383 0h27 1v5h-1-27-1v-5zM12463 0h26 2v5h-2-26-2v-5zM12542 0h27 1v5h-1-27-1v-5zM12622 0h26 1v5h-1-26-2v-5zM12701 0h26 2v5h-2-26-1v-5zM12780 0h27 1v5h-1-27-1v-5zM12860 0h26 1v5h-1-26-2v-5zM12939 0h26 2v5h-2-26-1v-5zM13018 0h27 1v5h-1-27-1v-5zM13098 0h26 2v5h-2-26-2v-5zM13177 0h27 1v5h-1-27-1v-5zM13257 0h26 1v5h-1-26-2v-5zM13336 0h26 2v5h-2-26-1v-5zM13415 0h27 1v5h-1-27-1v-5zM13495 0h26 1v5h-1-26-2v-5zM13574 0h26 2v5h-2-26-1v-5zM13653 0h27 1v5h-1-27-1v-5zM13733 0h26 2v5h-2-26-2v-5zM13812 0h27 1v5h-1-27-1v-5zM13892 0h26 1v5h-1-26-2v-5zM13971 0h26 2v5h-2-26-1v-5zM14050 0h27 1v5h-1-27-1v-5zM14130 0h26 1v5h-1-26-2v-5zM14209 0h26 2v5h-2-26-1v-5zM14288 0h27 1v5h-1-27-1v-5zM14368 0h26 2v5h-2-26-2v-5zM14447 0h27 1v5h-1-27-1v-5zM14527 0h26 1v5h-1-26-2v-5zM14606 0h26 2v5h-2-26-1v-5zM14685 0h27 1v5h-1-27-1v-5zM14765 0h26 1v5h-1-26-2v-5zM14844 0h26 2v5h-2-26-1v-5zM14923 0h27 1v5h-1-27-1v-5zM15003 0h26 2v5h-2-26-2v-5zM15082 0h27 1v5h-1-27-1v-5zM15162 0h26 1v5h-1-26-2v-5zM15241 0h26 2v5h-2-26-1v-5zM15320 0h27 1v5h-1-27-1v-5zM15400 0h26 1v5h-1-26-2v-5zM15479 0h26 2v5h-2-26-1v-5zM15558 0h27 1v5h-1-27-1v-5zM15638 0h26 2v5h-2-26-2v-5zM15717 0h27 1v5h-1-27-1v-5zM15797 0h26 1v5h-1-26-2v-5zM15876 0h26 2v5h-2-26-1v-5zM15955 0h27 1v5h-1-27-1v-5zM16035 0h26 1v5h-1-26-2v-5zM16114 0h26 2v5h-2-26-1v-5zM16193 0h27 1v5h-1-27-1v-5zM16273 0h26 2v5h-2-26-2v-5zM16352 0h27 1v5h-1-27-1v-5zM16432 0h26 1v5h-1-26-2v-5zM16511 0h26 2v5h-2-26-1v-5zM16590 0h27 1v5h-1-27-1v-5zM16670 0h27 1v5h-1-27-2v-5zM16750 0h26 2v5h-2-26-1v-5zM16829 0h27 1v5h-1-27-1v-5zM16909 0h26 2v5h-2-26-2v-5zM16988 0h27 1v5h-1-27-1v-5zM17068 0h26 1v5h-1-26-2v-5zM17147 0h26 2v5h-2-26-1v-5zM17226 0h27 1v5h-1-27-1v-5zM17306 0h26 1v5h-1-26-2v-5zM17385 0h26 2v5h-2-26-1v-5zM17464 0h27 1v5h-1-27-1v-5zM17544 0h26 2v5h-2-26-2v-5zM17623 0h27 1v5h-1-27-1v-5zM17703 0h26 1v5h-1-26-2v-5zM17782 0h26 2v5h-2-26-1v-5zM17861 0h27 1v5h-1-27-1v-5zM17941 0h26 1v5h-1-26-2v-5zM18020 0h26 2v5h-2-26-1v-5zM18099 0h27 1v5h-1-27-1v-5zM18179 0h26 2v5h-2-26-2v-5zM18258 0h27 1v5h-1-27-1v-5zM18338 0h26 1v5h-1-26-2v-5zM18417 0h26 2v5h-2-26-1v-5zM18496 0h27 1v5h-1-27-1v-5zM18576 0h26 1v5h-1-26-2v-5zM18655 0h26 2v5h-2-26-1v-5zM18734 0h27 1v5h-1-27-1v-5zM18814 0h26 2v5h-2-26-2v-5zM18893 0h27 1v5h-1-27-1v-5zM18973 0h26 1v5h-1-26-2v-5zM19052 0h26 2v5h-2-26-1v-5zM19131 0h27 1v5h-1-27-1v-5zM19211 0h26 1v5h-1-26-2v-5zM19290 0h26 2v5h-2-26-1v-5zM19369 0h27 1v5h-1-27-1v-5zM19449 0h26 2v5h-2-26-2v-5zM19528 0h27 1v5h-1-27-1v-5zM19608 0h26 1v5h-1-26-2v-5zM19687 0h26 2v5h-2-26-1v-5zM19766 0h27 1v5h-1-27-1v-5zM19846 0h26 1v5h-1-26-2v-5zM19925 0h26 2v5h-2-26-1v-5zM20004 0h27 1v5h-1-27-1v-5zM20084 0h26 2v5h-2-26-2v-5zM20163 0h27 1v5h-1-27-1v-5zM20243 0h26 1v5h-1-26-2v-5zM20322 0h26 2v5h-2-26-1v-5zM20401 0h27 1v5h-1-27-1v-5zM20481 0h26 1v5h-1-26-2v-5zM20560 0h26 2v5h-2-26-1v-5zM20639 0h27 1v5h-1-27-1v-5zM20719 0h26 2v5h-2-26-2v-5zM20798 0h27 1v5h-1-27-1v-5zM20878 0h26 1v5h-1-26-2v-5zM20957 0h26 2v5h-2-26-1v-5zM21036 0h27 1v5h-1-27-1v-5zM21116 0h26 1v5h-1-26-2v-5zM21195 0h26 2v5h-2-26-1v-5zM21274 0h27 1v5h-1-27-1v-5zM21354 0h26 2v5h-2-26-2v-5zM21433 0h27 1v5h-1-27-1v-5zM21513 0h26 1v5h-1-26-2v-5zM21592 0h26 2v5h-2-26-1v-5zM21671 0h27 1v5h-1-27-1v-5zM21751 0h26 1v5h-1-26-2v-5zM21830 0h26 2v5h-2-26-1v-5zM21909 0h27 1v5h-1-27-1v-5zM21989 0h26 2v5h-2-26-2v-5zM22068 0h27 1v5h-1-27-1v-5zM22148 0h26 1v5h-1-26-2v-5zM22227 0h26 2v5h-2-26-1v-5zM22306 0h27 1v5h-1-27-1v-5zM22386 0h26 1v5h-1-26-2v-5zM22465 0h26 2v5h-2-26-1v-5zM22544 0h27 1v5h-1-27-1v-5zM22624 0h26 2v5h-2-26-2v-5zM22703 0h27 1v5h-1-27-1v-5zM22783 0h26 1v5h-1-26-2v-5zM22862 0h26 2v5h-2-26-1v-5zM22941 0h27 1v5h-1-27-1v-5zM23021 0h26 1v5h-1-26-2v-5zM23100 0h26 2v5h-2-26-1v-5zM23179 0h27 1v5h-1-27-1v-5zM23259 0h26 2v5h-2-26-2v-5zM23338 0h27 1v5h-1-27-1v-5zM23418 0h26 1v5h-1-26-2v-5zM23497 0h26 2v5h-2-26-1v-5zM23576 0h27 1v5h-1-27-1v-5zM23656 0h26 1v5h-1-26-2v-5zM23735 0h26 2v5h-2-26-1v-5zM23814 0h27 1v5h-1-27-1v-5zM23894 0h26 2v5h-2-26-2v-5zM23973 0h27 1v5h-1-27-1v-5zM24053 0h26 1v5h-1-26-2v-5zM24132 0h26 2v5h-2-26-1v-5zM24211 0h27 1v5h-1-27-1v-5zM24291 0h26 1v5h-1-26-2v-5zM24370 0h26 2v5h-2-26-1v-5zM24449 0h27 1v5h-1-27-1v-5zM24529 0h26 2v5h-2-26-2v-5zM24608 0h27 1v5h-1-27-1v-5zM24688 0h26 1v5h-1-26-2v-5zM24767 0h26 2v5h-2-26-1v-5zM24846 0h27 1v5h-1-27-1v-5zM24926 0h26 1v5h-1-26-2v-5zM25005 0h26 2v5h-2-26-1v-5zM25084 0h27 1v5h-1-27-1v-5zM25164 0h26 2v5h-2-26-2v-5zM25243 0h27 1v5h-1-27-1v-5zM25323 0h26 1v5h-1-26-2v-5zM25402 0h26 2v5h-2-26-1v-5zM25481 0h27 1v5h-1-27-1v-5zM25561 0h26 1v5h-1-26-2v-5zM25640 0h26 2v5h-2-26-1v-5zM25719 0h27 1v5h-1-27-1v-5zM25799 0h26 2v5h-2-26-2v-5zM25878 0h27 1v5h-1-27-1v-5zM25958 0h26 1v5h-1-26-2v-5zM26037 0h26 2v5h-2-26-1v-5zM26116 0h27 1v5h-1-27-1v-5zM26196 0h26 1v5h-1-26-2v-5zM26275 0h26 2v5h-2-26-1v-5zM26354 0h27 1v5h-1-27-1v-5zM26434 0h26 2v5h-2-26-2v-5zM26513 0h27 1v5h-1-27-1v-5zM26593 0h26 1v5h-1-26-2v-5zM26672 0h26 2v5h-2-26-1v-5zM26751 0h27 1v5h-1-27-1v-5zM26831 0h26 1v5h-1-26-2v-5zM26910 0h26 2v5h-2-26-1v-5zM26989 0h27 1v5h-1-27-1v-5zM27069 0h26 2v5h-2-26-2v-5zM27148 0h27 1v5h-1-27-1v-5zM27228 0h26 1v5h-1-26-2v-5zM27307 0h26 2v5h-2-26-1v-5zM27386 0h27 1v5h-1-27-1v-5zM27466 0h26 1v5h-1-26-2v-5zM27545 0h26 2v5h-2-26-1v-5zM27624 0h27 1v5h-1-27-1v-5zM27704 0h26 2v5h-2-26-2v-5zM27783 0h27 1v5h-1-27-1v-5zM27863 0h26 1v5h-1-26-2v-5zM27942 0h26 2v5h-2-26-1v-5zM28021 0h27 1v5h-1-27-1v-5zM28101 0h26 1v5h-1-26-2v-5zM28180 0h26 2v5h-2-26-1v-5zM28259 0h27 1v5h-1-27-1v-5zM28339 0h26 2v5h-2-26-2v-5zM28418 0h27 1v5h-1-27-1v-5zM28498 0h26 1v5h-1-26-2v-5zM28577 0h26 2v5h-2-26-1v-5zM28656 0h27 1v5h-1-27-1v-5zM28736 0h26 1v5h-1-26-2v-5zM28815 0h26 2v5h-2-26-1v-5zM28894 0h27 1v5h-1-27-1v-5zM28974 0h26 2v5h-2-26-2v-5zM29053 0h27 1v5h-1-27-1v-5zM29133 0h26 1v5h-1-26-2v-5zM29212 0h26 2v5h-2-26-1v-5zM29291 0h27 1v5h-1-27-1v-5zM29371 0h26 1v5h-1-26-2v-5zM29450 0h26 2v5h-2-26-1v-5zM29529 0h27 1v5h-1-27-1v-5zM29609 0h26 2v5h-2-26-2v-5zM29688 0h27 1v5h-1-27-1v-5zM29768 0h26 1v5h-1-26-2v-5zM29847 0h26 2v5h-2-26-1v-5zM29926 0h27 1v5h-1-27-1v-5zM30006 0h26 1v5h-1-26-2v-5zM30085 0h26 2v5h-2-26-1v-5zM30164 0h27 1v5h-1-27-1v-5zM30244 0h26 2v5h-2-26-2v-5zM30323 0h27 1v5h-1-27-1v-5zM30403 0h26 1v5h-1-26-2v-5zM30482 0h26 2v5h-2-26-1v-5zM30561 0h27 1v5h-1-27-1v-5zM30641 0h26 1v5h-1-26-2v-5zM30720 0h26 2v5h-2-26-1v-5zM30799 0h27 1v5h-1-27-1v-5zM30879 0h26 2v5h-2-26-2v-5zM30958 0h27 1v5h-1-27-1v-5zM31038 0h26 1v5h-1-26-2v-5zM31117 0h26 2v5h-2-26-1v-5zM31196 0h27 1v5h-1-27-1v-5zM31276 0h26 1v5h-1-26-2v-5zM31355 0h26 2v5h-2-26-1v-5zM31434 0h27 1v5h-1-27-1v-5zM31514 0h26 2v5h-2-26-2v-5zM31593 0h27 1v5h-1-27-1v-5zM31673 0h26 1v5h-1-26-2v-5zM31752 0h26 2v5h-2-26-1v-5zM31831 0h27 1v5h-1-27-1v-5zM31911 0h26 1v5h-1-26-2v-5zM31990 0h26 2v5h-2-26-1v-5zM32069 0h27 1v5h-1-27-1v-5zM32149 0h26 2v5h-2-26-2v-5zM32228 0h27 1v5h-1-27-1v-5zM32308 0h26 1v5h-1-26-2v-5zM32387 0h26 2v5h-2-26-1v-5zM32466 0h27 1v5h-1-27-1v-5zM32546 0h26 1v5h-1-26-2v-5zM32625 0h26 2v5h-2-26-1v-5zM32704 0h27 1v5h-1-27-1v-5zM32784 0h26 2v5h-2-26-2v-5zM32863 0h27 1v5h-1-27-1v-5zM32943 0h26 1v5h-1-26-2v-5zM33022 0h26 2v5h-2-26-1v-5zM33101 0h27 1v5h-1-27-1v-5zM33181 0h26 1v5h-1-26-2v-5zM33260 0h26 2v5h-2-26-1v-5zM33339 0h27 1v5h-1-27-1v-5zM33419 0h26 2v5h-2-26-2v-5zM33498 0h27 1v5h-1-27-1v-5zM33578 0h26 1v5h-1-26-2v-5zM33657 0h26 2v5h-2-26-1v-5zM33736 0h27 1v5h-1-27-1v-5zM33816 0h26 1v5h-1-26-2v-5zM33895 0h26 2v5h-2-26-1v-5zM33974 0h27 1v5h-1-27-1v-5zM34054 0h26 2v5h-2-26-2v-5zM34133 0h27 1v5h-1-27-1v-5zM34213 0h26 1v5h-1-26-2v-5zM34292 0h26 2v5h-2-26-1v-5zM34371 0h27 1v5h-1-27-1v-5zM34451 0h26 1v5h-1-26-2v-5zM34530 0h26 2v5h-2-26-1v-5zM34609 0h27 1v5h-1-27-1v-5zM34689 0h26 2v5h-2-26-2v-5zM34768 0h27 1v5h-1-27-1v-5zM34848 0h26 1v5h-1-26-2v-5zM34927 0h26 2v5h-2-26-1v-5zM35006 0h27 1v5h-1-27-1v-5zM35086 0h26 1v5h-1-26-2v-5zM35165 0h26 2v5h-2-26-1v-5zM35244 0h27 1v5h-1-27-1v-5zM35324 0h26 2v5h-2-26-2v-5zM35403 0h27 1v5h-1-27-1v-5zM35483 0h26 1v5h-1-26-2v-5zM35562 0h26 2v5h-2-26-1v-5zM35641 0h27 1v5h-1-27-1v-5zM35721 0h26 1v5h-1-26-2v-5zM35800 0h26 2v5h-2-26-1v-5zM35879 0h27 1v5h-1-27-1v-5zM35959 0h26 2v5h-2-26-2v-5zM36038 0h27 1v5h-1-27-1v-5zM36118 0h26 1v5h-1-26-2v-5zM36197 0h26 2v5h-2-26-1v-5zM36276 0h27 1v5h-1-27-1v-5zM36356 0h26 1v5h-1-26-2v-5zM36435 0h26 2v5h-2-26-1v-5zM36514 0h27 1v5h-1-27-1v-5zM36594 0h26 2v5h-2-26-2v-5zM36673 0h27 1v5h-1-27-1v-5zM36753 0h26 1v5h-1-26-2v-5zM36832 0h26 2v5h-2-26-1v-5zM36911 0h27 1v5h-1-27-1v-5zM36991 0h26 1v5h-1-26-2v-5zM37070 0h26 2v5h-2-26-1v-5zM37149 0h27 1v5h-1-27-1v-5zM37229 0h26 2v5h-2-26-2v-5zM37308 0h27 1v5h-1-27-1v-5zM37388 0h26 1v5h-1-26-2v-5zM37467 0h26 2v5h-2-26-1v-5zM37546 0h27 1v5h-1-27-1v-5zM37626 0h26 1v5h-1-26-2v-5zM37705 0h26 2v5h-2-26-1v-5zM37784 0h27 1v5h-1-27-1v-5zM37864 0h26 2v5h-2-26-2v-5zM37943 0h27 1v5h-1-27-1v-5zM38023 0h26 1v5h-1-26-2v-5zM38102 0h26 2v5h-2-26-1v-5zM38181 0h27 1v5h-1-27-1v-5zM38261 0h26 1v5h-1-26-2v-5zM38340 0h26 2v5h-2-26-1v-5zM38419 0h27 1v5h-1-27-1v-5zM38499 0h26 2v5h-2-26-2v-5zM38578 0h27 1v5h-1-27-1v-5zM38658 0h26 1v5h-1-26-2v-5zM38737 0h26 2v5h-2-26-1v-5zM38816 0h27 1v5h-1-27-1v-5zM38896 0h26 1v5h-1-26-2v-5zM38975 0h26 2v5h-2-26-1v-5zM39054 0h27 1v5h-1-27-1v-5zM39134 0h26 2v5h-2-26-2v-5z">
          <text:p/>
        </draw:path>
        <draw:frame draw:style-name="gr2" draw:text-style-name="P3" draw:layer="layout" svg:width="5.539cm" svg:height="0.598cm" svg:x="18.55cm" svg:y="1.024cm">
          <draw:text-box>
            <text:p text:style-name="P2"><text:span text:style-name="T1">spam_message.pcapng</text:span></text:p>
          </draw:text-box>
        </draw:frame>
        <draw:frame draw:style-name="gr2" draw:text-style-name="P3" draw:layer="layout" svg:width="19.997cm" svg:height="0.598cm" svg:x="8.029cm" svg:y="0.071cm">
          <draw:text-box>
            <text:p text:style-name="P2"><text:span text:style-name="T1">Sequence Numbers (Stevens) for </text:span><text:span text:style-name="T2">2a02:a03f:6b28:fa00:d54b:7be4:55ee:6ec2:51376</text:span><text:span text:style-name="T1"> </text:span></text:p>
          </draw:text-box>
        </draw:frame>
        <draw:frame draw:style-name="gr2" draw:text-style-name="P3" draw:layer="layout" svg:width="0.528cm" svg:height="0.615cm" svg:x="27.903cm" svg:y="0.073cm">
          <draw:text-box>
            <text:p text:style-name="P2"><text:span text:style-name="T3">→</text:span></text:p>
          </draw:text-box>
        </draw:frame>
        <draw:polyline draw:style-name="gr3" draw:text-style-name="P4" draw:layer="layout" svg:width="38.515cm" svg:height="19.109cm" svg:x="3.236cm" svg:y="2.704cm" svg:viewBox="0 0 38516 19110" draw:points="0,19110 1,19110 3,19110 3,18656 64,18656 64,18570 573,18570 574,18570 575,18570 575,18116 638,18116 638,18030 1046,18030 1047,18030 1048,18030 1048,17576 1107,17576 1107,17490 1694,17490 1695,17490 1695,17034 1759,17034 1759,16948 2126,16948 2128,16948 2129,16948 2129,16492 2148,16492 2148,16406 2160,16406 2702,16406 2703,16406 2704,16406 2704,15952 2730,15952 2730,15866 2736,15866 3136,15866 3137,15866 3228,15866 3228,15410 3322,15410 3322,15866 3351,15866 3351,15324 3709,15324 3711,15324 3712,15324 3712,14868 3788,14868 3788,14782 4749,14782 4750,14782 4753,14782 4753,14327 4826,14327 4826,14240 5436,14240 5437,14240 5438,14240 5438,13786 5500,13786 5500,13700 6012,13700 6013,13700 6014,13700 6014,13246 6079,13246 6079,13160 6536,13160 6537,13160 6539,13160 6539,12706 6599,12706 6599,12620 7176,12620 7177,12620 7177,12164 7243,12164 7243,12078 8047,12078 8048,12078 8049,12078 8049,11622 8114,11622 8114,11536 8458,11536 8460,11536 8461,11536 8461,11080 8539,11080 8539,10994 9034,10994 9035,10994 9037,10994 9037,10539 9106,10539 9106,10453 9465,10453 9467,10453 9468,10453 9468,9997 9528,9997 9528,9911 10374,9911 10406,9911 10406,9825 24142,9825 24143,9825 24232,9825 24232,9369 24450,9369 24450,9283 24607,9283 24607,9825 24642,9825 24642,9283 25442,9283 25443,9283 25443,8827 25502,8827 25502,8741 25846,8741 25847,8741 25848,8741 25848,8287 25910,8287 25910,8201 26481,8201 26482,8201 26482,7745 26545,7745 26545,7659 27167,7659 27168,7659 27170,7659 27170,7205 27195,7205 27195,7119 27207,7119 27593,7119 27594,7119 27595,7119 27595,6662 27658,6662 27658,6576 28125,6576 28126,6576 28127,6576 28127,6121 28190,6121 28190,6035 28750,6035 28751,6035 28752,6035 28752,5579 28833,5579 28833,5493 29242,5493 29243,5493 29243,5039 29305,5039 29305,4953 29646,4953 29647,4953 29647,4498 29707,4498 29707,4412 30093,4412 30094,4412 30094,3958 30157,3958 30157,3872 30621,3872 30622,3872 30623,3872 30623,3416 30685,3416 30685,3330 31340,3330 31341,3330 31342,3330 31342,2876 31405,2876 31405,2790 31628,2790 31631,2790 31632,2790 31632,2336 31694,2336 31694,2250 32027,2250 32028,2250 32028,1796 32088,1796 32088,1710 32650,1710 32652,1710 32726,1710 32726,1255 32802,1255 32840,1255 32840,1169 33500,1169 33501,1169 33501,714 33561,714 33561,628 34362,628 34363,628 34364,628 34364,172 34426,172 34426,86 38482,86 38516,86 38516,0">
          <text:p/>
        </draw:polyline>
        <draw:path draw:style-name="gr4" draw:text-style-name="P5" draw:layer="layout" svg:width="0.105cm" svg:height="0.106cm" svg:x="3.184cm" svg:y="21.76cm" svg:viewBox="0 0 106 107" svg:d="M106 54c0 30-23 53-53 53-29 0-53-23-53-53s24-54 53-54c30 0 53 24 53 54z">
          <text:p/>
        </draw:path>
        <draw:path draw:style-name="gr4" draw:text-style-name="P5" draw:layer="layout" svg:width="0.106cm" svg:height="0.106cm" svg:x="3.184cm" svg:y="21.76cm" svg:viewBox="0 0 107 107" svg:d="M107 54c0 30-23 53-53 53-29 0-54-23-54-53s25-54 54-54c30 0 53 24 53 54z">
          <text:p/>
        </draw:path>
        <draw:path draw:style-name="gr4" draw:text-style-name="P5" draw:layer="layout" svg:width="0.106cm" svg:height="0.106cm" svg:x="3.186cm" svg:y="21.306cm" svg:viewBox="0 0 107 107" svg:d="M107 53c0 30-24 54-53 54-30 0-54-24-54-54 0-29 24-53 54-53 29 0 53 24 53 53z">
          <text:p/>
        </draw:path>
        <draw:path draw:style-name="gr4" draw:text-style-name="P5" draw:layer="layout" svg:width="0.106cm" svg:height="0.106cm" svg:x="3.247cm" svg:y="21.22cm" svg:viewBox="0 0 107 107" svg:d="M107 54c0 29-24 53-54 53-29 0-53-24-53-53 0-30 24-54 53-54 30 0 54 24 54 54z">
          <text:p/>
        </draw:path>
        <draw:path draw:style-name="gr4" draw:text-style-name="P5" draw:layer="layout" svg:width="0.106cm" svg:height="0.106cm" svg:x="3.756cm" svg:y="21.22cm" svg:viewBox="0 0 107 107" svg:d="M107 54c0 29-23 53-54 53-29 0-53-24-53-53 0-30 24-54 53-54 31 0 54 24 54 54z">
          <text:p/>
        </draw:path>
        <draw:path draw:style-name="gr4" draw:text-style-name="P5" draw:layer="layout" svg:width="0.106cm" svg:height="0.106cm" svg:x="3.757cm" svg:y="21.22cm" svg:viewBox="0 0 107 107" svg:d="M107 54c0 29-23 53-54 53-29 0-53-24-53-53 0-30 24-54 53-54 31 0 54 24 54 54z">
          <text:p/>
        </draw:path>
        <draw:path draw:style-name="gr4" draw:text-style-name="P5" draw:layer="layout" svg:width="0.106cm" svg:height="0.106cm" svg:x="3.758cm" svg:y="20.766cm" svg:viewBox="0 0 107 107" svg:d="M107 53c0 30-23 54-54 54-29 0-53-24-53-54 0-29 24-53 53-53 31 0 54 24 54 53z">
          <text:p/>
        </draw:path>
        <draw:path draw:style-name="gr4" draw:text-style-name="P5" draw:layer="layout" svg:width="0.106cm" svg:height="0.106cm" svg:x="3.821cm" svg:y="20.68cm" svg:viewBox="0 0 107 107" svg:d="M107 53c0 30-24 54-53 54s-54-24-54-54c0-29 25-53 54-53s53 24 53 53z">
          <text:p/>
        </draw:path>
        <draw:path draw:style-name="gr4" draw:text-style-name="P5" draw:layer="layout" svg:width="0.106cm" svg:height="0.106cm" svg:x="4.229cm" svg:y="20.68cm" svg:viewBox="0 0 107 107" svg:d="M107 53c0 30-24 54-53 54s-54-24-54-54c0-29 25-53 54-53s53 24 53 53z">
          <text:p/>
        </draw:path>
        <draw:path draw:style-name="gr4" draw:text-style-name="P5" draw:layer="layout" svg:width="0.106cm" svg:height="0.106cm" svg:x="4.23cm" svg:y="20.68cm" svg:viewBox="0 0 107 107" svg:d="M107 53c0 30-23 54-53 54-29 0-54-24-54-54 0-29 25-53 54-53 30 0 53 24 53 53z">
          <text:p/>
        </draw:path>
        <draw:path draw:style-name="gr4" draw:text-style-name="P5" draw:layer="layout" svg:width="0.105cm" svg:height="0.105cm" svg:x="4.232cm" svg:y="20.226cm" svg:viewBox="0 0 106 106" svg:d="M106 53c0 29-23 53-53 53-29 0-53-24-53-53 0-30 24-53 53-53 30 0 53 23 53 53z">
          <text:p/>
        </draw:path>
        <draw:path draw:style-name="gr4" draw:text-style-name="P5" draw:layer="layout" svg:width="0.106cm" svg:height="0.105cm" svg:x="4.29cm" svg:y="20.14cm" svg:viewBox="0 0 107 106" svg:d="M107 53c0 30-24 53-54 53-29 0-53-23-53-53s24-53 53-53c30 0 54 23 54 53z">
          <text:p/>
        </draw:path>
        <draw:path draw:style-name="gr4" draw:text-style-name="P5" draw:layer="layout" svg:width="0.106cm" svg:height="0.105cm" svg:x="4.877cm" svg:y="20.14cm" svg:viewBox="0 0 107 106" svg:d="M107 53c0 30-24 53-53 53s-54-23-54-53 25-53 54-53 53 23 53 53z">
          <text:p/>
        </draw:path>
        <draw:path draw:style-name="gr4" draw:text-style-name="P5" draw:layer="layout" svg:width="0.106cm" svg:height="0.105cm" svg:x="4.877cm" svg:y="20.14cm" svg:viewBox="0 0 107 106" svg:d="M107 53c0 30-24 53-53 53s-54-23-54-53 25-53 54-53 53 23 53 53z">
          <text:p/>
        </draw:path>
        <draw:path draw:style-name="gr4" draw:text-style-name="P5" draw:layer="layout" svg:width="0.106cm" svg:height="0.105cm" svg:x="4.878cm" svg:y="20.14cm" svg:viewBox="0 0 107 106" svg:d="M107 53c0 30-24 53-53 53s-54-23-54-53 25-53 54-53 53 23 53 53z">
          <text:p/>
        </draw:path>
        <draw:path draw:style-name="gr4" draw:text-style-name="P5" draw:layer="layout" svg:width="0.106cm" svg:height="0.106cm" svg:x="4.878cm" svg:y="19.684cm" svg:viewBox="0 0 107 107" svg:d="M107 54c0 29-24 53-53 53s-54-24-54-53 25-54 54-54 53 25 53 54z">
          <text:p/>
        </draw:path>
        <draw:path draw:style-name="gr4" draw:text-style-name="P5" draw:layer="layout" svg:width="0.106cm" svg:height="0.106cm" svg:x="4.942cm" svg:y="19.598cm" svg:viewBox="0 0 107 107" svg:d="M107 53c0 29-24 54-53 54-30 0-54-25-54-54s24-53 54-53c29 0 53 24 53 53z">
          <text:p/>
        </draw:path>
        <draw:path draw:style-name="gr4" draw:text-style-name="P5" draw:layer="layout" svg:width="0.106cm" svg:height="0.106cm" svg:x="5.309cm" svg:y="19.598cm" svg:viewBox="0 0 107 107" svg:d="M107 53c0 29-25 54-54 54s-53-25-53-54 24-53 53-53 54 24 54 53z">
          <text:p/>
        </draw:path>
        <draw:path draw:style-name="gr4" draw:text-style-name="P5" draw:layer="layout" svg:width="0.106cm" svg:height="0.106cm" svg:x="5.311cm" svg:y="19.598cm" svg:viewBox="0 0 107 107" svg:d="M107 53c0 29-25 54-54 54s-53-25-53-54 24-53 53-53 54 24 54 53z">
          <text:p/>
        </draw:path>
        <draw:path draw:style-name="gr4" draw:text-style-name="P5" draw:layer="layout" svg:width="0.106cm" svg:height="0.106cm" svg:x="5.312cm" svg:y="19.142cm" svg:viewBox="0 0 107 107" svg:d="M107 54c0 29-24 53-54 53-29 0-53-24-53-53s24-54 53-54c30 0 54 25 54 54z">
          <text:p/>
        </draw:path>
        <draw:path draw:style-name="gr4" draw:text-style-name="P5" draw:layer="layout" svg:width="0.106cm" svg:height="0.106cm" svg:x="5.331cm" svg:y="19.056cm" svg:viewBox="0 0 107 107" svg:d="M107 54c0 29-23 53-54 53-29 0-53-24-53-53s24-54 53-54c31 0 54 25 54 54z">
          <text:p/>
        </draw:path>
        <draw:path draw:style-name="gr4" draw:text-style-name="P5" draw:layer="layout" svg:width="0.106cm" svg:height="0.106cm" svg:x="5.343cm" svg:y="19.056cm" svg:viewBox="0 0 107 107" svg:d="M107 54c0 29-24 53-54 53-29 0-53-24-53-53s24-54 53-54c30 0 54 25 54 54z">
          <text:p/>
        </draw:path>
        <draw:path draw:style-name="gr4" draw:text-style-name="P5" draw:layer="layout" svg:width="0.106cm" svg:height="0.106cm" svg:x="5.885cm" svg:y="19.056cm" svg:viewBox="0 0 107 107" svg:d="M107 54c0 29-24 53-53 53-31 0-54-24-54-53s23-54 54-54c29 0 53 25 53 54z">
          <text:p/>
        </draw:path>
        <draw:path draw:style-name="gr4" draw:text-style-name="P5" draw:layer="layout" svg:width="0.106cm" svg:height="0.106cm" svg:x="5.886cm" svg:y="19.056cm" svg:viewBox="0 0 107 107" svg:d="M107 54c0 29-24 53-53 53-31 0-54-24-54-53s23-54 54-54c29 0 53 25 53 54z">
          <text:p/>
        </draw:path>
        <draw:path draw:style-name="gr4" draw:text-style-name="P5" draw:layer="layout" svg:width="0.106cm" svg:height="0.106cm" svg:x="5.887cm" svg:y="18.602cm" svg:viewBox="0 0 107 107" svg:d="M107 54c0 29-24 53-53 53-31 0-54-24-54-53 0-30 23-54 54-54 29 0 53 24 53 54z">
          <text:p/>
        </draw:path>
        <draw:path draw:style-name="gr4" draw:text-style-name="P5" draw:layer="layout" svg:width="0.106cm" svg:height="0.106cm" svg:x="5.913cm" svg:y="18.516cm" svg:viewBox="0 0 107 107" svg:d="M107 54c0 29-23 53-53 53-29 0-54-24-54-53s25-54 54-54c30 0 53 25 53 54z">
          <text:p/>
        </draw:path>
        <draw:path draw:style-name="gr4" draw:text-style-name="P5" draw:layer="layout" svg:width="0.106cm" svg:height="0.106cm" svg:x="5.919cm" svg:y="18.516cm" svg:viewBox="0 0 107 107" svg:d="M107 54c0 29-24 53-53 53s-54-24-54-53 25-54 54-54 53 25 53 54z">
          <text:p/>
        </draw:path>
        <draw:path draw:style-name="gr4" draw:text-style-name="P5" draw:layer="layout" svg:width="0.106cm" svg:height="0.106cm" svg:x="6.319cm" svg:y="18.516cm" svg:viewBox="0 0 107 107" svg:d="M107 54c0 29-24 53-53 53-30 0-54-24-54-53s24-54 54-54c29 0 53 25 53 54z">
          <text:p/>
        </draw:path>
        <draw:path draw:style-name="gr4" draw:text-style-name="P5" draw:layer="layout" svg:width="0.106cm" svg:height="0.106cm" svg:x="6.32cm" svg:y="18.516cm" svg:viewBox="0 0 107 107" svg:d="M107 54c0 29-24 53-53 53-30 0-54-24-54-53s24-54 54-54c29 0 53 25 53 54z">
          <text:p/>
        </draw:path>
        <draw:path draw:style-name="gr4" draw:text-style-name="P5" draw:layer="layout" svg:width="0.106cm" svg:height="0.106cm" svg:x="6.411cm" svg:y="18.06cm" svg:viewBox="0 0 107 107" svg:d="M107 54c0 29-24 53-53 53-30 0-54-24-54-53 0-30 24-54 54-54 29 0 53 24 53 54z">
          <text:p/>
        </draw:path>
        <draw:path draw:style-name="gr4" draw:text-style-name="P5" draw:layer="layout" svg:width="0.106cm" svg:height="0.106cm" svg:x="6.505cm" svg:y="18.516cm" svg:viewBox="0 0 107 107" svg:d="M107 54c0 29-24 53-54 53-29 0-53-24-53-53s24-54 53-54c30 0 54 25 54 54z">
          <text:p/>
        </draw:path>
        <draw:path draw:style-name="gr4" draw:text-style-name="P5" draw:layer="layout" svg:width="0.106cm" svg:height="0.106cm" svg:x="6.534cm" svg:y="17.974cm" svg:viewBox="0 0 107 107" svg:d="M107 54c0 29-24 53-53 53-31 0-54-24-54-53 0-30 23-54 54-54 29 0 53 24 53 54z">
          <text:p/>
        </draw:path>
        <draw:path draw:style-name="gr4" draw:text-style-name="P5" draw:layer="layout" svg:width="0.106cm" svg:height="0.106cm" svg:x="6.892cm" svg:y="17.974cm" svg:viewBox="0 0 107 107" svg:d="M107 54c0 29-25 53-54 53s-53-24-53-53c0-30 24-54 53-54s54 24 54 54z">
          <text:p/>
        </draw:path>
        <draw:path draw:style-name="gr4" draw:text-style-name="P5" draw:layer="layout" svg:width="0.106cm" svg:height="0.106cm" svg:x="6.894cm" svg:y="17.974cm" svg:viewBox="0 0 107 107" svg:d="M107 54c0 29-25 53-54 53-30 0-53-24-53-53 0-30 23-54 53-54 29 0 54 24 54 54z">
          <text:p/>
        </draw:path>
        <draw:path draw:style-name="gr4" draw:text-style-name="P5" draw:layer="layout" svg:width="0.106cm" svg:height="0.106cm" svg:x="6.895cm" svg:y="17.518cm" svg:viewBox="0 0 107 107" svg:d="M107 53c0 30-25 54-54 54s-53-24-53-54c0-29 24-53 53-53s54 24 54 53z">
          <text:p/>
        </draw:path>
        <draw:path draw:style-name="gr4" draw:text-style-name="P5" draw:layer="layout" svg:width="0.105cm" svg:height="0.106cm" svg:x="6.972cm" svg:y="17.432cm" svg:viewBox="0 0 106 107" svg:d="M106 54c0 29-23 53-53 53-29 0-53-24-53-53 0-30 24-54 53-54 30 0 53 24 53 54z">
          <text:p/>
        </draw:path>
        <draw:path draw:style-name="gr4" draw:text-style-name="P5" draw:layer="layout" svg:width="0.106cm" svg:height="0.106cm" svg:x="7.932cm" svg:y="17.432cm" svg:viewBox="0 0 107 107" svg:d="M107 54c0 29-25 53-54 53-30 0-53-24-53-53 0-30 23-54 53-54 29 0 54 24 54 54z">
          <text:p/>
        </draw:path>
        <draw:path draw:style-name="gr4" draw:text-style-name="P5" draw:layer="layout" svg:width="0.106cm" svg:height="0.106cm" svg:x="7.933cm" svg:y="17.432cm" svg:viewBox="0 0 107 107" svg:d="M107 54c0 29-25 53-54 53-30 0-53-24-53-53 0-30 23-54 53-54 29 0 54 24 54 54z">
          <text:p/>
        </draw:path>
        <draw:path draw:style-name="gr4" draw:text-style-name="P5" draw:layer="layout" svg:width="0.106cm" svg:height="0.105cm" svg:x="7.936cm" svg:y="16.977cm" svg:viewBox="0 0 107 106" svg:d="M107 53c0 29-25 53-54 53s-53-24-53-53c0-30 24-53 53-53s54 23 54 53z">
          <text:p/>
        </draw:path>
        <draw:path draw:style-name="gr4" draw:text-style-name="P5" draw:layer="layout" svg:width="0.106cm" svg:height="0.105cm" svg:x="8.009cm" svg:y="16.891cm" svg:viewBox="0 0 107 106" svg:d="M107 52c0 31-24 54-53 54-31 0-54-23-54-54 0-29 23-52 54-52 29 0 53 23 53 52z">
          <text:p/>
        </draw:path>
        <draw:path draw:style-name="gr4" draw:text-style-name="P5" draw:layer="layout" svg:width="0.106cm" svg:height="0.105cm" svg:x="8.619cm" svg:y="16.891cm" svg:viewBox="0 0 107 106" svg:d="M107 52c0 31-24 54-53 54-30 0-54-23-54-54 0-29 24-52 54-52 29 0 53 23 53 52z">
          <text:p/>
        </draw:path>
        <draw:path draw:style-name="gr4" draw:text-style-name="P5" draw:layer="layout" svg:width="0.106cm" svg:height="0.105cm" svg:x="8.62cm" svg:y="16.891cm" svg:viewBox="0 0 107 106" svg:d="M107 52c0 31-24 54-53 54-30 0-54-23-54-54 0-29 24-52 54-52 29 0 53 23 53 52z">
          <text:p/>
        </draw:path>
        <draw:path draw:style-name="gr4" draw:text-style-name="P5" draw:layer="layout" svg:width="0.106cm" svg:height="0.106cm" svg:x="8.621cm" svg:y="16.436cm" svg:viewBox="0 0 107 107" svg:d="M107 53c0 29-24 54-53 54-30 0-54-25-54-54s24-53 54-53c29 0 53 24 53 53z">
          <text:p/>
        </draw:path>
        <draw:path draw:style-name="gr4" draw:text-style-name="P5" draw:layer="layout" svg:width="0.106cm" svg:height="0.106cm" svg:x="8.683cm" svg:y="16.35cm" svg:viewBox="0 0 107 107" svg:d="M107 53c0 29-25 54-54 54s-53-25-53-54 24-53 53-53 54 24 54 53z">
          <text:p/>
        </draw:path>
        <draw:path draw:style-name="gr4" draw:text-style-name="P5" draw:layer="layout" svg:width="0.105cm" svg:height="0.106cm" svg:x="9.195cm" svg:y="16.35cm" svg:viewBox="0 0 106 107" svg:d="M106 53c0 29-24 54-53 54-30 0-53-25-53-54s23-53 53-53c29 0 53 24 53 53z">
          <text:p/>
        </draw:path>
        <draw:path draw:style-name="gr4" draw:text-style-name="P5" draw:layer="layout" svg:width="0.106cm" svg:height="0.106cm" svg:x="9.196cm" svg:y="16.35cm" svg:viewBox="0 0 107 107" svg:d="M107 53c0 29-25 54-54 54s-53-25-53-54 24-53 53-53 54 24 54 53z">
          <text:p/>
        </draw:path>
        <draw:path draw:style-name="gr4" draw:text-style-name="P5" draw:layer="layout" svg:width="0.106cm" svg:height="0.106cm" svg:x="9.197cm" svg:y="15.896cm" svg:viewBox="0 0 107 107" svg:d="M107 54c0 29-24 53-54 53-29 0-53-24-53-53s24-54 53-54c30 0 54 25 54 54z">
          <text:p/>
        </draw:path>
        <draw:path draw:style-name="gr4" draw:text-style-name="P5" draw:layer="layout" svg:width="0.106cm" svg:height="0.106cm" svg:x="9.262cm" svg:y="15.81cm" svg:viewBox="0 0 107 107" svg:d="M107 53c0 29-24 54-53 54-30 0-54-25-54-54s24-53 54-53c29 0 53 24 53 53z">
          <text:p/>
        </draw:path>
        <draw:path draw:style-name="gr4" draw:text-style-name="P5" draw:layer="layout" svg:width="0.106cm" svg:height="0.106cm" svg:x="9.719cm" svg:y="15.81cm" svg:viewBox="0 0 107 107" svg:d="M107 53c0 29-24 54-54 54-29 0-53-25-53-54s24-53 53-53c30 0 54 24 54 53z">
          <text:p/>
        </draw:path>
        <draw:path draw:style-name="gr4" draw:text-style-name="P5" draw:layer="layout" svg:width="0.106cm" svg:height="0.106cm" svg:x="9.72cm" svg:y="15.81cm" svg:viewBox="0 0 107 107" svg:d="M107 53c0 29-25 54-54 54s-53-25-53-54 24-53 53-53 54 24 54 53z">
          <text:p/>
        </draw:path>
        <draw:path draw:style-name="gr4" draw:text-style-name="P5" draw:layer="layout" svg:width="0.105cm" svg:height="0.106cm" svg:x="9.722cm" svg:y="15.356cm" svg:viewBox="0 0 106 107" svg:d="M106 54c0 29-24 53-53 53-30 0-53-24-53-53 0-30 23-54 53-54 29 0 53 24 53 54z">
          <text:p/>
        </draw:path>
        <draw:path draw:style-name="gr4" draw:text-style-name="P5" draw:layer="layout" svg:width="0.106cm" svg:height="0.106cm" svg:x="9.782cm" svg:y="15.27cm" svg:viewBox="0 0 107 107" svg:d="M107 54c0 29-24 53-53 53-30 0-54-24-54-53s24-54 54-54c29 0 53 25 53 54z">
          <text:p/>
        </draw:path>
        <draw:path draw:style-name="gr4" draw:text-style-name="P5" draw:layer="layout" svg:width="0.106cm" svg:height="0.106cm" svg:x="10.359cm" svg:y="15.27cm" svg:viewBox="0 0 107 107" svg:d="M107 54c0 29-25 53-54 53s-53-24-53-53 24-54 53-54 54 25 54 54z">
          <text:p/>
        </draw:path>
        <draw:path draw:style-name="gr4" draw:text-style-name="P5" draw:layer="layout" svg:width="0.106cm" svg:height="0.106cm" svg:x="10.359cm" svg:y="15.27cm" svg:viewBox="0 0 107 107" svg:d="M107 54c0 29-24 53-54 53-29 0-53-24-53-53s24-54 53-54c30 0 54 25 54 54z">
          <text:p/>
        </draw:path>
        <draw:path draw:style-name="gr4" draw:text-style-name="P5" draw:layer="layout" svg:width="0.106cm" svg:height="0.106cm" svg:x="10.36cm" svg:y="14.814cm" svg:viewBox="0 0 107 107" svg:d="M107 54c0 29-25 53-54 53s-53-24-53-53c0-30 24-54 53-54s54 24 54 54z">
          <text:p/>
        </draw:path>
        <draw:path draw:style-name="gr4" draw:text-style-name="P5" draw:layer="layout" svg:width="0.106cm" svg:height="0.106cm" svg:x="10.426cm" svg:y="14.728cm" svg:viewBox="0 0 107 107" svg:d="M107 54c0 29-24 53-53 53s-54-24-54-53c0-30 25-54 54-54s53 24 53 54z">
          <text:p/>
        </draw:path>
        <draw:path draw:style-name="gr4" draw:text-style-name="P5" draw:layer="layout" svg:width="0.106cm" svg:height="0.106cm" svg:x="11.23cm" svg:y="14.728cm" svg:viewBox="0 0 107 107" svg:d="M107 54c0 29-23 53-54 53-29 0-53-24-53-53 0-30 24-54 53-54 31 0 54 24 54 54z">
          <text:p/>
        </draw:path>
        <draw:path draw:style-name="gr4" draw:text-style-name="P5" draw:layer="layout" svg:width="0.106cm" svg:height="0.106cm" svg:x="11.231cm" svg:y="14.728cm" svg:viewBox="0 0 107 107" svg:d="M107 54c0 29-24 53-54 53-29 0-53-24-53-53 0-30 24-54 53-54 30 0 54 24 54 54z">
          <text:p/>
        </draw:path>
        <draw:path draw:style-name="gr4" draw:text-style-name="P5" draw:layer="layout" svg:width="0.106cm" svg:height="0.106cm" svg:x="11.232cm" svg:y="14.272cm" svg:viewBox="0 0 107 107" svg:d="M107 53c0 30-24 54-54 54-29 0-53-24-53-54 0-29 24-53 53-53 30 0 54 24 54 53z">
          <text:p/>
        </draw:path>
        <draw:path draw:style-name="gr4" draw:text-style-name="P5" draw:layer="layout" svg:width="0.106cm" svg:height="0.106cm" svg:x="11.297cm" svg:y="14.186cm" svg:viewBox="0 0 107 107" svg:d="M107 54c0 29-25 53-54 53s-53-24-53-53c0-30 24-54 53-54s54 24 54 54z">
          <text:p/>
        </draw:path>
        <draw:path draw:style-name="gr4" draw:text-style-name="P5" draw:layer="layout" svg:width="0.106cm" svg:height="0.106cm" svg:x="11.641cm" svg:y="14.186cm" svg:viewBox="0 0 107 107" svg:d="M107 54c0 29-24 53-54 53-29 0-53-24-53-53 0-30 24-54 53-54 30 0 54 24 54 54z">
          <text:p/>
        </draw:path>
        <draw:path draw:style-name="gr4" draw:text-style-name="P5" draw:layer="layout" svg:width="0.106cm" svg:height="0.106cm" svg:x="11.643cm" svg:y="14.186cm" svg:viewBox="0 0 107 107" svg:d="M107 54c0 29-24 53-54 53s-53-24-53-53c0-30 23-54 53-54s54 24 54 54z">
          <text:p/>
        </draw:path>
        <draw:path draw:style-name="gr4" draw:text-style-name="P5" draw:layer="layout" svg:width="0.106cm" svg:height="0.105cm" svg:x="11.644cm" svg:y="13.731cm" svg:viewBox="0 0 107 106" svg:d="M107 52c0 31-24 54-54 54-29 0-53-23-53-54 0-29 24-52 53-52 30 0 54 23 54 52z">
          <text:p/>
        </draw:path>
        <draw:path draw:style-name="gr4" draw:text-style-name="P5" draw:layer="layout" svg:width="0.105cm" svg:height="0.105cm" svg:x="11.722cm" svg:y="13.645cm" svg:viewBox="0 0 106 106" svg:d="M106 52c0 31-24 54-53 54-30 0-53-23-53-54 0-29 23-52 53-52 29 0 53 23 53 52z">
          <text:p/>
        </draw:path>
        <draw:path draw:style-name="gr4" draw:text-style-name="P5" draw:layer="layout" svg:width="0.106cm" svg:height="0.105cm" svg:x="12.217cm" svg:y="13.645cm" svg:viewBox="0 0 107 106" svg:d="M107 52c0 31-24 54-53 54-30 0-54-23-54-54 0-29 24-52 54-52 29 0 53 23 53 52z">
          <text:p/>
        </draw:path>
        <draw:path draw:style-name="gr4" draw:text-style-name="P5" draw:layer="layout" svg:width="0.106cm" svg:height="0.105cm" svg:x="12.217cm" svg:y="13.645cm" svg:viewBox="0 0 107 106" svg:d="M107 52c0 31-24 54-53 54-30 0-54-23-54-54 0-29 24-52 54-52 29 0 53 23 53 52z">
          <text:p/>
        </draw:path>
        <draw:path draw:style-name="gr4" draw:text-style-name="P5" draw:layer="layout" svg:width="0.106cm" svg:height="0.105cm" svg:x="12.218cm" svg:y="13.645cm" svg:viewBox="0 0 107 106" svg:d="M107 52c0 31-24 54-53 54-30 0-54-23-54-54 0-29 24-52 54-52 29 0 53 23 53 52z">
          <text:p/>
        </draw:path>
        <draw:path draw:style-name="gr4" draw:text-style-name="P5" draw:layer="layout" svg:width="0.106cm" svg:height="0.106cm" svg:x="12.22cm" svg:y="13.189cm" svg:viewBox="0 0 107 107" svg:d="M107 53c0 29-23 54-53 54-29 0-54-25-54-54 0-30 25-53 54-53 30 0 53 23 53 53z">
          <text:p/>
        </draw:path>
        <draw:path draw:style-name="gr4" draw:text-style-name="P5" draw:layer="layout" svg:width="0.106cm" svg:height="0.106cm" svg:x="12.289cm" svg:y="13.103cm" svg:viewBox="0 0 107 107" svg:d="M107 53c0 30-23 54-53 54s-54-24-54-54 24-53 54-53 53 23 53 53z">
          <text:p/>
        </draw:path>
        <draw:path draw:style-name="gr4" draw:text-style-name="P5" draw:layer="layout" svg:width="0.106cm" svg:height="0.106cm" svg:x="12.648cm" svg:y="13.103cm" svg:viewBox="0 0 107 107" svg:d="M107 53c0 30-23 54-53 54-29 0-54-24-54-54s25-53 54-53c30 0 53 23 53 53z">
          <text:p/>
        </draw:path>
        <draw:path draw:style-name="gr4" draw:text-style-name="P5" draw:layer="layout" svg:width="0.106cm" svg:height="0.106cm" svg:x="12.65cm" svg:y="13.103cm" svg:viewBox="0 0 107 107" svg:d="M107 53c0 30-24 54-53 54s-54-24-54-54 25-53 54-53 53 23 53 53z">
          <text:p/>
        </draw:path>
        <draw:path draw:style-name="gr4" draw:text-style-name="P5" draw:layer="layout" svg:width="0.106cm" svg:height="0.106cm" svg:x="12.651cm" svg:y="12.647cm" svg:viewBox="0 0 107 107" svg:d="M107 54c0 29-24 53-53 53s-54-24-54-53 25-54 54-54 53 25 53 54z">
          <text:p/>
        </draw:path>
        <draw:path draw:style-name="gr4" draw:text-style-name="P5" draw:layer="layout" svg:width="0.106cm" svg:height="0.106cm" svg:x="12.711cm" svg:y="12.561cm" svg:viewBox="0 0 107 107" svg:d="M107 53c0 29-24 54-53 54-30 0-54-25-54-54s24-53 54-53c29 0 53 24 53 53z">
          <text:p/>
        </draw:path>
        <draw:path draw:style-name="gr4" draw:text-style-name="P5" draw:layer="layout" svg:width="0.106cm" svg:height="0.106cm" svg:x="13.557cm" svg:y="12.561cm" svg:viewBox="0 0 107 107" svg:d="M107 53c0 29-24 54-53 54-30 0-54-25-54-54s24-53 54-53c29 0 53 24 53 53z">
          <text:p/>
        </draw:path>
        <draw:path draw:style-name="gr4" draw:text-style-name="P5" draw:layer="layout" svg:width="0.106cm" svg:height="0.106cm" svg:x="13.589cm" svg:y="12.475cm" svg:viewBox="0 0 107 107" svg:d="M107 53c0 30-23 54-53 54-29 0-54-24-54-54 0-29 25-53 54-53 30 0 53 24 53 53z">
          <text:p/>
        </draw:path>
        <draw:path draw:style-name="gr4" draw:text-style-name="P5" draw:layer="layout" svg:width="0.106cm" svg:height="0.106cm" svg:x="27.324cm" svg:y="12.475cm" svg:viewBox="0 0 107 107" svg:d="M107 53c0 30-23 54-53 54s-54-24-54-54c0-29 24-53 54-53s53 24 53 53z">
          <text:p/>
        </draw:path>
        <draw:path draw:style-name="gr4" draw:text-style-name="P5" draw:layer="layout" svg:width="0.106cm" svg:height="0.106cm" svg:x="27.325cm" svg:y="12.475cm" svg:viewBox="0 0 107 107" svg:d="M107 53c0 30-23 54-53 54s-54-24-54-54c0-29 24-53 54-53s53 24 53 53z">
          <text:p/>
        </draw:path>
        <draw:path draw:style-name="gr4" draw:text-style-name="P5" draw:layer="layout" svg:width="0.106cm" svg:height="0.106cm" svg:x="27.414cm" svg:y="12.019cm" svg:viewBox="0 0 107 107" svg:d="M107 54c0 29-23 53-53 53s-54-24-54-53 24-54 54-54 53 25 53 54z">
          <text:p/>
        </draw:path>
        <draw:path draw:style-name="gr4" draw:text-style-name="P5" draw:layer="layout" svg:width="0.106cm" svg:height="0.106cm" svg:x="27.632cm" svg:y="11.933cm" svg:viewBox="0 0 107 107" svg:d="M107 53c0 29-24 54-53 54-30 0-54-25-54-54s24-53 54-53c29 0 53 24 53 53z">
          <text:p/>
        </draw:path>
        <draw:path draw:style-name="gr4" draw:text-style-name="P5" draw:layer="layout" svg:width="0.106cm" svg:height="0.106cm" svg:x="27.789cm" svg:y="12.475cm" svg:viewBox="0 0 107 107" svg:d="M107 53c0 30-25 54-54 54s-53-24-53-54c0-29 24-53 53-53s54 24 54 53z">
          <text:p/>
        </draw:path>
        <draw:path draw:style-name="gr4" draw:text-style-name="P5" draw:layer="layout" svg:width="0.106cm" svg:height="0.106cm" svg:x="27.824cm" svg:y="11.933cm" svg:viewBox="0 0 107 107" svg:d="M107 53c0 29-24 54-54 54-29 0-53-25-53-54s24-53 53-53c30 0 54 24 54 53z">
          <text:p/>
        </draw:path>
        <draw:path draw:style-name="gr4" draw:text-style-name="P5" draw:layer="layout" svg:width="0.106cm" svg:height="0.106cm" svg:x="28.624cm" svg:y="11.933cm" svg:viewBox="0 0 107 107" svg:d="M107 53c0 29-25 54-54 54-30 0-53-25-53-54s23-53 53-53c29 0 54 24 54 53z">
          <text:p/>
        </draw:path>
        <draw:path draw:style-name="gr4" draw:text-style-name="P5" draw:layer="layout" svg:width="0.106cm" svg:height="0.106cm" svg:x="28.624cm" svg:y="11.933cm" svg:viewBox="0 0 107 107" svg:d="M107 53c0 29-24 54-54 54-29 0-53-25-53-54s24-53 53-53c30 0 54 24 54 53z">
          <text:p/>
        </draw:path>
        <draw:path draw:style-name="gr4" draw:text-style-name="P5" draw:layer="layout" svg:width="0.106cm" svg:height="0.106cm" svg:x="28.625cm" svg:y="11.477cm" svg:viewBox="0 0 107 107" svg:d="M107 54c0 30-25 53-54 53s-53-23-53-53c0-29 24-54 53-54s54 25 54 54z">
          <text:p/>
        </draw:path>
        <draw:path draw:style-name="gr4" draw:text-style-name="P5" draw:layer="layout" svg:width="0.105cm" svg:height="0.106cm" svg:x="28.685cm" svg:y="11.391cm" svg:viewBox="0 0 106 107" svg:d="M106 54c0 30-23 53-53 53s-53-23-53-53c0-29 23-54 53-54s53 25 53 54z">
          <text:p/>
        </draw:path>
        <draw:path draw:style-name="gr4" draw:text-style-name="P5" draw:layer="layout" svg:width="0.105cm" svg:height="0.106cm" svg:x="29.029cm" svg:y="11.391cm" svg:viewBox="0 0 106 107" svg:d="M106 54c0 30-23 53-53 53-29 0-53-23-53-53 0-29 24-54 53-54 30 0 53 25 53 54z">
          <text:p/>
        </draw:path>
        <draw:path draw:style-name="gr4" draw:text-style-name="P5" draw:layer="layout" svg:width="0.106cm" svg:height="0.106cm" svg:x="29.029cm" svg:y="11.391cm" svg:viewBox="0 0 107 107" svg:d="M107 54c0 30-24 53-53 53s-54-23-54-53c0-29 25-54 54-54s53 25 53 54z">
          <text:p/>
        </draw:path>
        <draw:path draw:style-name="gr4" draw:text-style-name="P5" draw:layer="layout" svg:width="0.106cm" svg:height="0.106cm" svg:x="29.03cm" svg:y="10.937cm" svg:viewBox="0 0 107 107" svg:d="M107 54c0 29-24 53-53 53-30 0-54-24-54-53 0-30 24-54 54-54 29 0 53 24 53 54z">
          <text:p/>
        </draw:path>
        <draw:path draw:style-name="gr4" draw:text-style-name="P5" draw:layer="layout" svg:width="0.106cm" svg:height="0.106cm" svg:x="29.092cm" svg:y="10.851cm" svg:viewBox="0 0 107 107" svg:d="M107 54c0 29-24 53-53 53-30 0-54-24-54-53s24-54 54-54c29 0 53 25 53 54z">
          <text:p/>
        </draw:path>
        <draw:path draw:style-name="gr4" draw:text-style-name="P5" draw:layer="layout" svg:width="0.106cm" svg:height="0.106cm" svg:x="29.663cm" svg:y="10.851cm" svg:viewBox="0 0 107 107" svg:d="M107 54c0 29-24 53-54 53-29 0-53-24-53-53s24-54 53-54c30 0 54 25 54 54z">
          <text:p/>
        </draw:path>
        <draw:path draw:style-name="gr4" draw:text-style-name="P5" draw:layer="layout" svg:width="0.106cm" svg:height="0.106cm" svg:x="29.664cm" svg:y="10.851cm" svg:viewBox="0 0 107 107" svg:d="M107 54c0 29-25 53-54 53s-53-24-53-53 24-54 53-54 54 25 54 54z">
          <text:p/>
        </draw:path>
        <draw:path draw:style-name="gr4" draw:text-style-name="P5" draw:layer="layout" svg:width="0.105cm" svg:height="0.106cm" svg:x="29.665cm" svg:y="10.395cm" svg:viewBox="0 0 106 107" svg:d="M106 54c0 30-24 53-54 53-29 0-52-23-52-53s23-54 52-54c30 0 54 24 54 54z">
          <text:p/>
        </draw:path>
        <draw:path draw:style-name="gr4" draw:text-style-name="P5" draw:layer="layout" svg:width="0.106cm" svg:height="0.106cm" svg:x="29.727cm" svg:y="10.309cm" svg:viewBox="0 0 107 107" svg:d="M107 54c0 30-24 53-53 53-30 0-54-23-54-53s24-54 54-54c29 0 53 24 53 54z">
          <text:p/>
        </draw:path>
        <draw:path draw:style-name="gr4" draw:text-style-name="P5" draw:layer="layout" svg:width="0.106cm" svg:height="0.106cm" svg:x="30.349cm" svg:y="10.309cm" svg:viewBox="0 0 107 107" svg:d="M107 54c0 30-24 53-53 53-30 0-54-23-54-53s24-54 54-54c29 0 53 24 53 54z">
          <text:p/>
        </draw:path>
        <draw:path draw:style-name="gr4" draw:text-style-name="P5" draw:layer="layout" svg:width="0.106cm" svg:height="0.106cm" svg:x="30.35cm" svg:y="10.309cm" svg:viewBox="0 0 107 107" svg:d="M107 54c0 30-24 53-53 53-30 0-54-23-54-53s24-54 54-54c29 0 53 24 53 54z">
          <text:p/>
        </draw:path>
        <draw:path draw:style-name="gr4" draw:text-style-name="P5" draw:layer="layout" svg:width="0.105cm" svg:height="0.106cm" svg:x="30.352cm" svg:y="9.855cm" svg:viewBox="0 0 106 107" svg:d="M106 53c0 30-23 54-52 54-31 0-54-24-54-54 0-29 23-53 54-53 29 0 52 24 52 53z">
          <text:p/>
        </draw:path>
        <draw:path draw:style-name="gr4" draw:text-style-name="P5" draw:layer="layout" svg:width="0.106cm" svg:height="0.106cm" svg:x="30.377cm" svg:y="9.769cm" svg:viewBox="0 0 107 107" svg:d="M107 54c0 29-24 53-53 53-30 0-54-24-54-53 0-30 24-54 54-54 29 0 53 24 53 54z">
          <text:p/>
        </draw:path>
        <draw:path draw:style-name="gr4" draw:text-style-name="P5" draw:layer="layout" svg:width="0.106cm" svg:height="0.106cm" svg:x="30.389cm" svg:y="9.769cm" svg:viewBox="0 0 107 107" svg:d="M107 54c0 29-24 53-53 53s-54-24-54-53c0-30 25-54 54-54s53 24 53 54z">
          <text:p/>
        </draw:path>
        <draw:path draw:style-name="gr4" draw:text-style-name="P5" draw:layer="layout" svg:width="0.106cm" svg:height="0.106cm" svg:x="30.775cm" svg:y="9.769cm" svg:viewBox="0 0 107 107" svg:d="M107 54c0 29-24 53-53 53-30 0-54-24-54-53 0-30 24-54 54-54 29 0 53 24 53 54z">
          <text:p/>
        </draw:path>
        <draw:path draw:style-name="gr4" draw:text-style-name="P5" draw:layer="layout" svg:width="0.106cm" svg:height="0.106cm" svg:x="30.776cm" svg:y="9.769cm" svg:viewBox="0 0 107 107" svg:d="M107 54c0 29-24 53-53 53-30 0-54-24-54-53 0-30 24-54 54-54 29 0 53 24 53 54z">
          <text:p/>
        </draw:path>
        <draw:path draw:style-name="gr4" draw:text-style-name="P5" draw:layer="layout" svg:width="0.106cm" svg:height="0.106cm" svg:x="30.777cm" svg:y="9.313cm" svg:viewBox="0 0 107 107" svg:d="M107 53c0 30-24 54-53 54-30 0-54-24-54-54 0-29 24-53 54-53 29 0 53 24 53 53z">
          <text:p/>
        </draw:path>
        <draw:path draw:style-name="gr4" draw:text-style-name="P5" draw:layer="layout" svg:width="0.106cm" svg:height="0.106cm" svg:x="30.84cm" svg:y="9.227cm" svg:viewBox="0 0 107 107" svg:d="M107 53c0 31-25 54-54 54s-53-23-53-54c0-29 24-53 53-53s54 24 54 53z">
          <text:p/>
        </draw:path>
        <draw:path draw:style-name="gr4" draw:text-style-name="P5" draw:layer="layout" svg:width="0.105cm" svg:height="0.106cm" svg:x="31.307cm" svg:y="9.227cm" svg:viewBox="0 0 106 107" svg:d="M106 53c0 31-23 54-52 54-31 0-54-23-54-54 0-29 23-53 54-53 29 0 52 24 52 53z">
          <text:p/>
        </draw:path>
        <draw:path draw:style-name="gr4" draw:text-style-name="P5" draw:layer="layout" svg:width="0.106cm" svg:height="0.106cm" svg:x="31.308cm" svg:y="9.227cm" svg:viewBox="0 0 107 107" svg:d="M107 53c0 31-24 54-53 54-31 0-54-23-54-54 0-29 23-53 54-53 29 0 53 24 53 53z">
          <text:p/>
        </draw:path>
        <draw:path draw:style-name="gr4" draw:text-style-name="P5" draw:layer="layout" svg:width="0.106cm" svg:height="0.106cm" svg:x="31.309cm" svg:y="8.772cm" svg:viewBox="0 0 107 107" svg:d="M107 53c0 29-24 54-53 54-31 0-54-25-54-54 0-30 23-53 54-53 29 0 53 23 53 53z">
          <text:p/>
        </draw:path>
        <draw:path draw:style-name="gr4" draw:text-style-name="P5" draw:layer="layout" svg:width="0.105cm" svg:height="0.105cm" svg:x="31.372cm" svg:y="8.686cm" svg:viewBox="0 0 106 106" svg:d="M106 53c0 30-23 53-53 53s-53-23-53-53 23-53 53-53 53 23 53 53z">
          <text:p/>
        </draw:path>
        <draw:path draw:style-name="gr4" draw:text-style-name="P5" draw:layer="layout" svg:width="0.106cm" svg:height="0.105cm" svg:x="31.932cm" svg:y="8.686cm" svg:viewBox="0 0 107 106" svg:d="M107 53c0 30-24 53-53 53-30 0-54-23-54-53s24-53 54-53c29 0 53 23 53 53z">
          <text:p/>
        </draw:path>
        <draw:path draw:style-name="gr4" draw:text-style-name="P5" draw:layer="layout" svg:width="0.106cm" svg:height="0.105cm" svg:x="31.933cm" svg:y="8.686cm" svg:viewBox="0 0 107 106" svg:d="M107 53c0 30-24 53-53 53-30 0-54-23-54-53s24-53 54-53c29 0 53 23 53 53z">
          <text:p/>
        </draw:path>
        <draw:path draw:style-name="gr4" draw:text-style-name="P5" draw:layer="layout" svg:width="0.106cm" svg:height="0.106cm" svg:x="31.934cm" svg:y="8.23cm" svg:viewBox="0 0 107 107" svg:d="M107 54c0 29-24 53-53 53-30 0-54-24-54-53s24-54 54-54c29 0 53 25 53 54z">
          <text:p/>
        </draw:path>
        <draw:path draw:style-name="gr4" draw:text-style-name="P5" draw:layer="layout" svg:width="0.106cm" svg:height="0.106cm" svg:x="32.015cm" svg:y="8.144cm" svg:viewBox="0 0 107 107" svg:d="M107 53c0 29-24 54-54 54-29 0-53-25-53-54s24-53 53-53c30 0 54 24 54 53z">
          <text:p/>
        </draw:path>
        <draw:path draw:style-name="gr4" draw:text-style-name="P5" draw:layer="layout" svg:width="0.106cm" svg:height="0.106cm" svg:x="32.424cm" svg:y="8.144cm" svg:viewBox="0 0 107 107" svg:d="M107 53c0 29-24 54-54 54-29 0-53-25-53-54s24-53 53-53c30 0 54 24 54 53z">
          <text:p/>
        </draw:path>
        <draw:path draw:style-name="gr4" draw:text-style-name="P5" draw:layer="layout" svg:width="0.106cm" svg:height="0.106cm" svg:x="32.425cm" svg:y="8.144cm" svg:viewBox="0 0 107 107" svg:d="M107 53c0 29-24 54-54 54s-53-25-53-54 23-53 53-53 54 24 54 53z">
          <text:p/>
        </draw:path>
        <draw:path draw:style-name="gr4" draw:text-style-name="P5" draw:layer="layout" svg:width="0.106cm" svg:height="0.106cm" svg:x="32.425cm" svg:y="7.69cm" svg:viewBox="0 0 107 107" svg:d="M107 54c0 29-24 53-54 53-29 0-53-24-53-53 0-31 24-54 53-54 30 0 54 23 54 54z">
          <text:p/>
        </draw:path>
        <draw:path draw:style-name="gr4" draw:text-style-name="P5" draw:layer="layout" svg:width="0.106cm" svg:height="0.105cm" svg:x="32.487cm" svg:y="7.604cm" svg:viewBox="0 0 107 106" svg:d="M107 54c0 29-24 52-53 52s-54-23-54-52c0-30 25-54 54-54s53 24 53 54z">
          <text:p/>
        </draw:path>
        <draw:path draw:style-name="gr4" draw:text-style-name="P5" draw:layer="layout" svg:width="0.106cm" svg:height="0.105cm" svg:x="32.828cm" svg:y="7.604cm" svg:viewBox="0 0 107 106" svg:d="M107 54c0 29-25 52-54 52-30 0-53-23-53-52 0-30 23-54 53-54 29 0 54 24 54 54z">
          <text:p/>
        </draw:path>
        <draw:path draw:style-name="gr4" draw:text-style-name="P5" draw:layer="layout" svg:width="0.106cm" svg:height="0.105cm" svg:x="32.828cm" svg:y="7.604cm" svg:viewBox="0 0 107 106" svg:d="M107 54c0 29-25 52-54 52s-53-23-53-52c0-30 24-54 53-54s54 24 54 54z">
          <text:p/>
        </draw:path>
        <draw:path draw:style-name="gr4" draw:text-style-name="P5" draw:layer="layout" svg:width="0.106cm" svg:height="0.106cm" svg:x="32.829cm" svg:y="7.149cm" svg:viewBox="0 0 107 107" svg:d="M107 54c0 30-25 53-54 53s-53-23-53-53 24-54 53-54 54 24 54 54z">
          <text:p/>
        </draw:path>
        <draw:path draw:style-name="gr4" draw:text-style-name="P5" draw:layer="layout" svg:width="0.106cm" svg:height="0.106cm" svg:x="32.889cm" svg:y="7.063cm" svg:viewBox="0 0 107 107" svg:d="M107 54c0 30-24 53-53 53-30 0-54-23-54-53s24-54 54-54c29 0 53 24 53 54z">
          <text:p/>
        </draw:path>
        <draw:path draw:style-name="gr4" draw:text-style-name="P5" draw:layer="layout" svg:width="0.106cm" svg:height="0.106cm" svg:x="33.275cm" svg:y="7.063cm" svg:viewBox="0 0 107 107" svg:d="M107 54c0 30-24 53-54 53-29 0-53-23-53-53s24-54 53-54c30 0 54 24 54 54z">
          <text:p/>
        </draw:path>
        <draw:path draw:style-name="gr4" draw:text-style-name="P5" draw:layer="layout" svg:width="0.106cm" svg:height="0.106cm" svg:x="33.276cm" svg:y="7.063cm" svg:viewBox="0 0 107 107" svg:d="M107 54c0 30-24 53-54 53-29 0-53-23-53-53s24-54 53-54c30 0 54 24 54 54z">
          <text:p/>
        </draw:path>
        <draw:path draw:style-name="gr4" draw:text-style-name="P5" draw:layer="layout" svg:width="0.106cm" svg:height="0.106cm" svg:x="33.276cm" svg:y="6.609cm" svg:viewBox="0 0 107 107" svg:d="M107 53c0 30-23 54-54 54-29 0-53-24-53-54 0-29 24-53 53-53 31 0 54 24 54 53z">
          <text:p/>
        </draw:path>
        <draw:path draw:style-name="gr4" draw:text-style-name="P5" draw:layer="layout" svg:width="0.106cm" svg:height="0.106cm" svg:x="33.339cm" svg:y="6.523cm" svg:viewBox="0 0 107 107" svg:d="M107 54c0 29-25 53-54 53s-53-24-53-53c0-30 24-54 53-54s54 24 54 54z">
          <text:p/>
        </draw:path>
        <draw:path draw:style-name="gr4" draw:text-style-name="P5" draw:layer="layout" svg:width="0.106cm" svg:height="0.106cm" svg:x="33.803cm" svg:y="6.523cm" svg:viewBox="0 0 107 107" svg:d="M107 54c0 29-24 53-54 53-29 0-53-24-53-53 0-30 24-54 53-54 30 0 54 24 54 54z">
          <text:p/>
        </draw:path>
        <draw:path draw:style-name="gr4" draw:text-style-name="P5" draw:layer="layout" svg:width="0.106cm" svg:height="0.106cm" svg:x="33.804cm" svg:y="6.523cm" svg:viewBox="0 0 107 107" svg:d="M107 54c0 29-23 53-54 53-29 0-53-24-53-53 0-30 24-54 53-54 31 0 54 24 54 54z">
          <text:p/>
        </draw:path>
        <draw:path draw:style-name="gr4" draw:text-style-name="P5" draw:layer="layout" svg:width="0.106cm" svg:height="0.106cm" svg:x="33.805cm" svg:y="6.067cm" svg:viewBox="0 0 107 107" svg:d="M107 53c0 31-23 54-54 54-29 0-53-23-53-54 0-29 24-53 53-53 31 0 54 24 54 53z">
          <text:p/>
        </draw:path>
        <draw:path draw:style-name="gr4" draw:text-style-name="P5" draw:layer="layout" svg:width="0.106cm" svg:height="0.106cm" svg:x="33.867cm" svg:y="5.981cm" svg:viewBox="0 0 107 107" svg:d="M107 53c0 31-25 54-54 54s-53-23-53-54c0-29 24-53 53-53s54 24 54 53z">
          <text:p/>
        </draw:path>
        <draw:path draw:style-name="gr4" draw:text-style-name="P5" draw:layer="layout" svg:width="0.106cm" svg:height="0.106cm" svg:x="34.522cm" svg:y="5.981cm" svg:viewBox="0 0 107 107" svg:d="M107 53c0 31-24 54-54 54-29 0-53-23-53-54 0-29 24-53 53-53 30 0 54 24 54 53z">
          <text:p/>
        </draw:path>
        <draw:path draw:style-name="gr4" draw:text-style-name="P5" draw:layer="layout" svg:width="0.106cm" svg:height="0.106cm" svg:x="34.522cm" svg:y="5.981cm" svg:viewBox="0 0 107 107" svg:d="M107 53c0 31-24 54-54 54-29 0-53-23-53-54 0-29 24-53 53-53 30 0 54 24 54 53z">
          <text:p/>
        </draw:path>
        <draw:path draw:style-name="gr4" draw:text-style-name="P5" draw:layer="layout" svg:width="0.106cm" svg:height="0.106cm" svg:x="34.523cm" svg:y="5.981cm" svg:viewBox="0 0 107 107" svg:d="M107 53c0 31-24 54-54 54-29 0-53-23-53-54 0-29 24-53 53-53 30 0 54 24 54 53z">
          <text:p/>
        </draw:path>
        <draw:path draw:style-name="gr4" draw:text-style-name="P5" draw:layer="layout" svg:width="0.105cm" svg:height="0.106cm" svg:x="34.525cm" svg:y="5.527cm" svg:viewBox="0 0 106 107" svg:d="M106 53c0 29-23 54-54 54-29 0-52-25-52-54s23-53 52-53c31 0 54 24 54 53z">
          <text:p/>
        </draw:path>
        <draw:path draw:style-name="gr4" draw:text-style-name="P5" draw:layer="layout" svg:width="0.106cm" svg:height="0.106cm" svg:x="34.587cm" svg:y="5.441cm" svg:viewBox="0 0 107 107" svg:d="M107 53c0 30-24 54-53 54s-54-24-54-54c0-29 25-53 54-53s53 24 53 53z">
          <text:p/>
        </draw:path>
        <draw:path draw:style-name="gr4" draw:text-style-name="P5" draw:layer="layout" svg:width="0.106cm" svg:height="0.106cm" svg:x="34.81cm" svg:y="5.441cm" svg:viewBox="0 0 107 107" svg:d="M107 53c0 30-24 54-54 54-29 0-53-24-53-54 0-29 24-53 53-53 30 0 54 24 54 53z">
          <text:p/>
        </draw:path>
        <draw:path draw:style-name="gr4" draw:text-style-name="P5" draw:layer="layout" svg:width="0.106cm" svg:height="0.106cm" svg:x="34.813cm" svg:y="5.441cm" svg:viewBox="0 0 107 107" svg:d="M107 53c0 30-25 54-54 54s-53-24-53-54c0-29 24-53 53-53s54 24 54 53z">
          <text:p/>
        </draw:path>
        <draw:path draw:style-name="gr4" draw:text-style-name="P5" draw:layer="layout" svg:width="0.106cm" svg:height="0.107cm" svg:x="34.814cm" svg:y="4.987cm" svg:viewBox="0 0 107 108" svg:d="M107 54c0 29-25 54-54 54s-53-25-53-54 24-54 53-54 54 25 54 54z">
          <text:p/>
        </draw:path>
        <draw:path draw:style-name="gr4" draw:text-style-name="P5" draw:layer="layout" svg:width="0.106cm" svg:height="0.106cm" svg:x="34.876cm" svg:y="4.901cm" svg:viewBox="0 0 107 107" svg:d="M107 53c0 29-23 54-53 54s-54-25-54-54 24-53 54-53 53 24 53 53z">
          <text:p/>
        </draw:path>
        <draw:path draw:style-name="gr4" draw:text-style-name="P5" draw:layer="layout" svg:width="0.106cm" svg:height="0.106cm" svg:x="35.209cm" svg:y="4.901cm" svg:viewBox="0 0 107 107" svg:d="M107 53c0 29-24 54-53 54s-54-25-54-54 25-53 54-53 53 24 53 53z">
          <text:p/>
        </draw:path>
        <draw:path draw:style-name="gr4" draw:text-style-name="P5" draw:layer="layout" svg:width="0.105cm" svg:height="0.106cm" svg:x="35.21cm" svg:y="4.901cm" svg:viewBox="0 0 106 107" svg:d="M106 53c0 29-23 54-53 54-29 0-53-25-53-54s24-53 53-53c30 0 53 24 53 53z">
          <text:p/>
        </draw:path>
        <draw:path draw:style-name="gr4" draw:text-style-name="P5" draw:layer="layout" svg:width="0.106cm" svg:height="0.105cm" svg:x="35.21cm" svg:y="4.447cm" svg:viewBox="0 0 107 106" svg:d="M107 54c0 29-24 52-53 52s-54-23-54-52c0-30 25-54 54-54s53 24 53 54z">
          <text:p/>
        </draw:path>
        <draw:path draw:style-name="gr4" draw:text-style-name="P5" draw:layer="layout" svg:width="0.106cm" svg:height="0.105cm" svg:x="35.27cm" svg:y="4.361cm" svg:viewBox="0 0 107 106" svg:d="M107 53c0 29-24 53-54 53-29 0-53-24-53-53 0-30 24-53 53-53 30 0 54 23 54 53z">
          <text:p/>
        </draw:path>
        <draw:path draw:style-name="gr4" draw:text-style-name="P5" draw:layer="layout" svg:width="0.106cm" svg:height="0.105cm" svg:x="35.832cm" svg:y="4.361cm" svg:viewBox="0 0 107 106" svg:d="M107 53c0 29-24 53-53 53-30 0-54-24-54-53 0-30 24-53 54-53 29 0 53 23 53 53z">
          <text:p/>
        </draw:path>
        <draw:path draw:style-name="gr4" draw:text-style-name="P5" draw:layer="layout" svg:width="0.106cm" svg:height="0.105cm" svg:x="35.834cm" svg:y="4.361cm" svg:viewBox="0 0 107 106" svg:d="M107 53c0 29-24 53-53 53s-54-24-54-53c0-30 25-53 54-53s53 23 53 53z">
          <text:p/>
        </draw:path>
        <draw:path draw:style-name="gr4" draw:text-style-name="P5" draw:layer="layout" svg:width="0.106cm" svg:height="0.106cm" svg:x="35.908cm" svg:y="3.906cm" svg:viewBox="0 0 107 107" svg:d="M107 54c0 30-24 53-54 53-29 0-53-23-53-53s24-54 53-54c30 0 54 24 54 54z">
          <text:p/>
        </draw:path>
        <draw:path draw:style-name="gr4" draw:text-style-name="P5" draw:layer="layout" svg:width="0.106cm" svg:height="0.106cm" svg:x="35.984cm" svg:y="3.906cm" svg:viewBox="0 0 107 107" svg:d="M107 54c0 30-25 53-54 53-30 0-53-23-53-53s23-54 53-54c29 0 54 24 54 54z">
          <text:p/>
        </draw:path>
        <draw:path draw:style-name="gr4" draw:text-style-name="P5" draw:layer="layout" svg:width="0.106cm" svg:height="0.106cm" svg:x="36.022cm" svg:y="3.82cm" svg:viewBox="0 0 107 107" svg:d="M107 54c0 30-24 53-53 53-30 0-54-23-54-53 0-29 24-54 54-54 29 0 53 25 53 54z">
          <text:p/>
        </draw:path>
        <draw:path draw:style-name="gr4" draw:text-style-name="P5" draw:layer="layout" svg:width="0.106cm" svg:height="0.106cm" svg:x="36.682cm" svg:y="3.82cm" svg:viewBox="0 0 107 107" svg:d="M107 54c0 30-24 53-53 53s-54-23-54-53c0-29 25-54 54-54s53 25 53 54z">
          <text:p/>
        </draw:path>
        <draw:path draw:style-name="gr4" draw:text-style-name="P5" draw:layer="layout" svg:width="0.106cm" svg:height="0.106cm" svg:x="36.682cm" svg:y="3.82cm" svg:viewBox="0 0 107 107" svg:d="M107 54c0 30-24 53-53 53s-54-23-54-53c0-29 25-54 54-54s53 25 53 54z">
          <text:p/>
        </draw:path>
        <draw:path draw:style-name="gr4" draw:text-style-name="P5" draw:layer="layout" svg:width="0.105cm" svg:height="0.106cm" svg:x="36.683cm" svg:y="3.82cm" svg:viewBox="0 0 106 107" svg:d="M106 54c0 30-23 53-53 53-29 0-53-23-53-53 0-29 24-54 53-54 30 0 53 25 53 54z">
          <text:p/>
        </draw:path>
        <draw:path draw:style-name="gr4" draw:text-style-name="P5" draw:layer="layout" svg:width="0.106cm" svg:height="0.105cm" svg:x="36.683cm" svg:y="3.365cm" svg:viewBox="0 0 107 106" svg:d="M107 54c0 29-24 52-53 52s-54-23-54-52c0-31 25-54 54-54s53 23 53 54z">
          <text:p/>
        </draw:path>
        <draw:path draw:style-name="gr4" draw:text-style-name="P5" draw:layer="layout" svg:width="0.106cm" svg:height="0.105cm" svg:x="36.743cm" svg:y="3.279cm" svg:viewBox="0 0 107 106" svg:d="M107 54c0 29-24 52-54 52s-53-23-53-52c0-31 23-54 53-54s54 23 54 54z">
          <text:p/>
        </draw:path>
        <draw:path draw:style-name="gr4" draw:text-style-name="P5" draw:layer="layout" svg:width="0.105cm" svg:height="0.105cm" svg:x="37.545cm" svg:y="3.279cm" svg:viewBox="0 0 106 106" svg:d="M106 54c0 29-24 52-54 52-29 0-52-23-52-52 0-31 23-54 52-54 30 0 54 23 54 54z">
          <text:p/>
        </draw:path>
        <draw:path draw:style-name="gr4" draw:text-style-name="P5" draw:layer="layout" svg:width="0.105cm" svg:height="0.105cm" svg:x="37.545cm" svg:y="3.279cm" svg:viewBox="0 0 106 106" svg:d="M106 54c0 29-24 52-54 52-29 0-52-23-52-52 0-31 23-54 52-54 30 0 54 23 54 54z">
          <text:p/>
        </draw:path>
        <draw:path draw:style-name="gr4" draw:text-style-name="P5" draw:layer="layout" svg:width="0.106cm" svg:height="0.105cm" svg:x="37.545cm" svg:y="3.279cm" svg:viewBox="0 0 107 106" svg:d="M107 54c0 29-24 52-54 52-29 0-53-23-53-52 0-31 24-54 53-54 30 0 54 23 54 54z">
          <text:p/>
        </draw:path>
        <draw:path draw:style-name="gr4" draw:text-style-name="P5" draw:layer="layout" svg:width="0.105cm" svg:height="0.106cm" svg:x="37.547cm" svg:y="2.823cm" svg:viewBox="0 0 106 107" svg:d="M106 53c0 30-24 54-54 54-29 0-52-24-52-54 0-29 23-53 52-53 30 0 54 24 54 53z">
          <text:p/>
        </draw:path>
        <draw:path draw:style-name="gr4" draw:text-style-name="P5" draw:layer="layout" svg:width="0.106cm" svg:height="0.106cm" svg:x="37.608cm" svg:y="2.737cm" svg:viewBox="0 0 107 107" svg:d="M107 54c0 29-23 53-53 53s-54-24-54-53c0-30 24-54 54-54s53 24 53 54z">
          <text:p/>
        </draw:path>
        <draw:path draw:style-name="gr4" draw:text-style-name="P5" draw:layer="layout" svg:width="0.106cm" svg:height="0.106cm" svg:x="41.664cm" svg:y="2.737cm" svg:viewBox="0 0 107 107" svg:d="M107 54c0 29-23 53-54 53-29 0-53-24-53-53 0-30 24-54 53-54 31 0 54 24 54 54z">
          <text:p/>
        </draw:path>
        <draw:path draw:style-name="gr4" draw:text-style-name="P5" draw:layer="layout" svg:width="0.106cm" svg:height="0.106cm" svg:x="41.698cm" svg:y="2.651cm" svg:viewBox="0 0 107 107" svg:d="M107 54c0 29-24 53-53 53-30 0-54-24-54-53 0-30 24-54 54-54 29 0 53 24 53 54z">
          <text:p/>
        </draw:path>
        <draw:polygon draw:style-name="gr5" draw:text-style-name="P6" draw:layer="layout" svg:width="39.204cm" svg:height="0.002cm" svg:x="2.892cm" svg:y="22.153cm" svg:viewBox="0 0 39205 3" draw:points="1,0 39204,0 39205,0 39205,3 39204,3 1,3 0,3 0,0">
          <text:p/>
        </draw:polygon>
        <draw:polygon draw:style-name="gr5" draw:text-style-name="P6" draw:layer="layout" svg:width="0.003cm" svg:height="0.179cm" svg:x="3.235cm" svg:y="21.976cm" svg:viewBox="0 0 4 180" draw:points="0,179 0,2 0,0 4,0 4,2 4,179 4,180 0,180">
          <text:p/>
        </draw:polygon>
        <draw:polygon draw:style-name="gr5" draw:text-style-name="P6" draw:layer="layout" svg:width="0.004cm" svg:height="0.179cm" svg:x="10.262cm" svg:y="21.976cm" svg:viewBox="0 0 5 180" draw:points="0,179 0,2 0,0 5,0 5,2 5,179 5,180 0,180">
          <text:p/>
        </draw:polygon>
        <draw:polygon draw:style-name="gr5" draw:text-style-name="P6" draw:layer="layout" svg:width="0.002cm" svg:height="0.179cm" svg:x="17.289cm" svg:y="21.976cm" svg:viewBox="0 0 3 180" draw:points="0,179 0,2 0,0 3,0 3,2 3,179 3,180 0,180">
          <text:p/>
        </draw:polygon>
        <draw:polygon draw:style-name="gr5" draw:text-style-name="P6" draw:layer="layout" svg:width="0.002cm" svg:height="0.179cm" svg:x="24.316cm" svg:y="21.976cm" svg:viewBox="0 0 3 180" draw:points="0,179 0,2 0,0 3,0 3,2 3,179 3,180 0,180">
          <text:p/>
        </draw:polygon>
        <draw:polygon draw:style-name="gr5" draw:text-style-name="P6" draw:layer="layout" svg:width="0.004cm" svg:height="0.179cm" svg:x="31.342cm" svg:y="21.976cm" svg:viewBox="0 0 5 180" draw:points="0,179 0,2 0,0 5,0 5,2 5,179 5,180 0,180">
          <text:p/>
        </draw:polygon>
        <draw:polygon draw:style-name="gr5" draw:text-style-name="P6" draw:layer="layout" svg:width="0.003cm" svg:height="0.179cm" svg:x="38.369cm" svg:y="21.976cm" svg:viewBox="0 0 4 180" draw:points="0,179 0,2 0,0 4,0 4,2 4,179 4,180 0,180">
          <text:p/>
        </draw:polygon>
        <draw:polygon draw:style-name="gr5" draw:text-style-name="P6" draw:layer="layout" svg:width="0.004cm" svg:height="0.073cm" svg:x="4.64cm" svg:y="22.082cm" svg:viewBox="0 0 5 74" draw:points="0,73 0,2 0,0 5,0 5,2 5,73 5,74 0,74">
          <text:p/>
        </draw:polygon>
        <draw:polygon draw:style-name="gr5" draw:text-style-name="P6" draw:layer="layout" svg:width="0.002cm" svg:height="0.073cm" svg:x="6.046cm" svg:y="22.082cm" svg:viewBox="0 0 3 74" draw:points="0,73 0,2 0,0 3,0 3,2 3,73 3,74 0,74">
          <text:p/>
        </draw:polygon>
        <draw:polygon draw:style-name="gr5" draw:text-style-name="P6" draw:layer="layout" svg:width="0.003cm" svg:height="0.073cm" svg:x="7.451cm" svg:y="22.082cm" svg:viewBox="0 0 4 74" draw:points="0,73 0,2 0,0 4,0 4,2 4,73 4,74 0,74">
          <text:p/>
        </draw:polygon>
        <draw:polygon draw:style-name="gr5" draw:text-style-name="P6" draw:layer="layout" svg:width="0.002cm" svg:height="0.073cm" svg:x="8.857cm" svg:y="22.082cm" svg:viewBox="0 0 3 74" draw:points="0,73 0,2 0,0 3,0 3,2 3,73 3,74 0,74">
          <text:p/>
        </draw:polygon>
        <draw:polygon draw:style-name="gr5" draw:text-style-name="P6" draw:layer="layout" svg:width="0.003cm" svg:height="0.073cm" svg:x="11.667cm" svg:y="22.082cm" svg:viewBox="0 0 4 74" draw:points="0,73 0,2 0,0 4,0 4,2 4,73 4,74 0,74">
          <text:p/>
        </draw:polygon>
        <draw:polygon draw:style-name="gr5" draw:text-style-name="P6" draw:layer="layout" svg:width="0.002cm" svg:height="0.073cm" svg:x="13.073cm" svg:y="22.082cm" svg:viewBox="0 0 3 74" draw:points="0,73 0,2 0,0 3,0 3,2 3,73 3,74 0,74">
          <text:p/>
        </draw:polygon>
        <draw:polygon draw:style-name="gr5" draw:text-style-name="P6" draw:layer="layout" svg:width="0.004cm" svg:height="0.073cm" svg:x="14.478cm" svg:y="22.082cm" svg:viewBox="0 0 5 74" draw:points="0,73 0,2 0,0 5,0 5,2 5,73 5,74 0,74">
          <text:p/>
        </draw:polygon>
        <draw:polygon draw:style-name="gr5" draw:text-style-name="P6" draw:layer="layout" svg:width="0.003cm" svg:height="0.073cm" svg:x="15.883cm" svg:y="22.082cm" svg:viewBox="0 0 4 74" draw:points="0,73 0,2 0,0 4,0 4,2 4,73 4,74 0,74">
          <text:p/>
        </draw:polygon>
        <draw:polygon draw:style-name="gr5" draw:text-style-name="P6" draw:layer="layout" svg:width="0.004cm" svg:height="0.073cm" svg:x="18.694cm" svg:y="22.082cm" svg:viewBox="0 0 5 74" draw:points="0,73 0,2 0,0 5,0 5,2 5,73 5,74 0,74">
          <text:p/>
        </draw:polygon>
        <draw:polygon draw:style-name="gr5" draw:text-style-name="P6" draw:layer="layout" svg:width="0.003cm" svg:height="0.073cm" svg:x="20.099cm" svg:y="22.082cm" svg:viewBox="0 0 4 74" draw:points="0,73 0,2 0,0 4,0 4,2 4,73 4,74 0,74">
          <text:p/>
        </draw:polygon>
        <draw:polygon draw:style-name="gr5" draw:text-style-name="P6" draw:layer="layout" svg:width="0.002cm" svg:height="0.073cm" svg:x="21.505cm" svg:y="22.082cm" svg:viewBox="0 0 3 74" draw:points="0,73 0,2 0,0 3,0 3,2 3,73 3,74 0,74">
          <text:p/>
        </draw:polygon>
        <draw:polygon draw:style-name="gr5" draw:text-style-name="P6" draw:layer="layout" svg:width="0.004cm" svg:height="0.073cm" svg:x="22.91cm" svg:y="22.082cm" svg:viewBox="0 0 5 74" draw:points="0,73 0,2 0,0 5,0 5,2 5,73 5,74 0,74">
          <text:p/>
        </draw:polygon>
        <draw:polygon draw:style-name="gr5" draw:text-style-name="P6" draw:layer="layout" svg:width="0.003cm" svg:height="0.073cm" svg:x="25.721cm" svg:y="22.082cm" svg:viewBox="0 0 4 74" draw:points="0,73 0,2 0,0 4,0 4,2 4,73 4,74 0,74">
          <text:p/>
        </draw:polygon>
        <draw:polygon draw:style-name="gr5" draw:text-style-name="P6" draw:layer="layout" svg:width="0.004cm" svg:height="0.073cm" svg:x="27.126cm" svg:y="22.082cm" svg:viewBox="0 0 5 74" draw:points="0,73 0,2 0,0 5,0 5,2 5,73 5,74 0,74">
          <text:p/>
        </draw:polygon>
        <draw:polygon draw:style-name="gr5" draw:text-style-name="P6" draw:layer="layout" svg:width="0.002cm" svg:height="0.073cm" svg:x="28.532cm" svg:y="22.082cm" svg:viewBox="0 0 3 74" draw:points="0,73 0,2 0,0 3,0 3,2 3,73 3,74 0,74">
          <text:p/>
        </draw:polygon>
        <draw:polygon draw:style-name="gr5" draw:text-style-name="P6" draw:layer="layout" svg:width="0.003cm" svg:height="0.073cm" svg:x="29.937cm" svg:y="22.082cm" svg:viewBox="0 0 4 74" draw:points="0,73 0,2 0,0 4,0 4,2 4,73 4,74 0,74">
          <text:p/>
        </draw:polygon>
        <draw:polygon draw:style-name="gr5" draw:text-style-name="P6" draw:layer="layout" svg:width="0.002cm" svg:height="0.073cm" svg:x="32.748cm" svg:y="22.082cm" svg:viewBox="0 0 3 74" draw:points="0,73 0,2 0,0 3,0 3,2 3,73 3,74 0,74">
          <text:p/>
        </draw:polygon>
        <draw:polygon draw:style-name="gr5" draw:text-style-name="P6" draw:layer="layout" svg:width="0.003cm" svg:height="0.073cm" svg:x="34.153cm" svg:y="22.082cm" svg:viewBox="0 0 4 74" draw:points="0,73 0,2 0,0 4,0 4,2 4,73 4,74 0,74">
          <text:p/>
        </draw:polygon>
        <draw:polygon draw:style-name="gr5" draw:text-style-name="P6" draw:layer="layout" svg:width="0.004cm" svg:height="0.073cm" svg:x="35.558cm" svg:y="22.082cm" svg:viewBox="0 0 5 74" draw:points="0,73 0,2 0,0 5,0 5,2 5,73 5,74 0,74">
          <text:p/>
        </draw:polygon>
        <draw:polygon draw:style-name="gr5" draw:text-style-name="P6" draw:layer="layout" svg:width="0.002cm" svg:height="0.073cm" svg:x="36.964cm" svg:y="22.082cm" svg:viewBox="0 0 3 74" draw:points="0,73 0,2 0,0 3,0 3,2 3,73 3,74 0,74">
          <text:p/>
        </draw:polygon>
        <draw:polygon draw:style-name="gr5" draw:text-style-name="P6" draw:layer="layout" svg:width="0.004cm" svg:height="0.073cm" svg:x="39.774cm" svg:y="22.082cm" svg:viewBox="0 0 5 74" draw:points="0,73 0,2 0,0 5,0 5,2 5,73 5,74 0,74">
          <text:p/>
        </draw:polygon>
        <draw:polygon draw:style-name="gr5" draw:text-style-name="P6" draw:layer="layout" svg:width="0.004cm" svg:height="0.073cm" svg:x="41.18cm" svg:y="22.082cm" svg:viewBox="0 0 5 74" draw:points="0,73 0,2 0,0 5,0 5,2 5,73 5,74 0,74">
          <text:p/>
        </draw:polygon>
        <draw:frame draw:style-name="gr2" draw:text-style-name="P3" draw:layer="layout" svg:width="6.297cm" svg:height="0.598cm" svg:x="28.346cm" svg:y="0.071cm">
          <draw:text-box>
            <text:p text:style-name="P2"><text:span text:style-name="T1"><text:s/></text:span><text:span text:style-name="T1">2603:1020:1001:6::4a:443</text:span></text:p>
          </draw:text-box>
        </draw:frame>
        <draw:frame draw:style-name="gr2" draw:text-style-name="P3" draw:layer="layout" svg:width="0.528cm" svg:height="0.598cm" svg:x="3.088cm" svg:y="22.261cm">
          <draw:text-box>
            <text:p text:style-name="P2"><text:span text:style-name="T1">0</text:span></text:p>
          </draw:text-box>
        </draw:frame>
        <draw:frame draw:style-name="gr2" draw:text-style-name="P3" draw:layer="layout" svg:width="0.603cm" svg:height="0.598cm" svg:x="9.965cm" svg:y="22.261cm">
          <draw:text-box>
            <text:p text:style-name="P2"><text:span text:style-name="T1">10</text:span></text:p>
          </draw:text-box>
        </draw:frame>
        <draw:frame draw:style-name="gr2" draw:text-style-name="P3" draw:layer="layout" svg:width="0.603cm" svg:height="0.598cm" svg:x="16.992cm" svg:y="22.261cm">
          <draw:text-box>
            <text:p text:style-name="P2"><text:span text:style-name="T1">20</text:span></text:p>
          </draw:text-box>
        </draw:frame>
        <draw:frame draw:style-name="gr2" draw:text-style-name="P3" draw:layer="layout" svg:width="0.603cm" svg:height="0.598cm" svg:x="24.019cm" svg:y="22.261cm">
          <draw:text-box>
            <text:p text:style-name="P2"><text:span text:style-name="T1">30</text:span></text:p>
          </draw:text-box>
        </draw:frame>
        <draw:frame draw:style-name="gr2" draw:text-style-name="P3" draw:layer="layout" svg:width="0.603cm" svg:height="0.598cm" svg:x="31.046cm" svg:y="22.261cm">
          <draw:text-box>
            <text:p text:style-name="P2"><text:span text:style-name="T1">40</text:span></text:p>
          </draw:text-box>
        </draw:frame>
        <draw:frame draw:style-name="gr2" draw:text-style-name="P3" draw:layer="layout" svg:width="0.603cm" svg:height="0.598cm" svg:x="38.073cm" svg:y="22.261cm">
          <draw:text-box>
            <text:p text:style-name="P2"><text:span text:style-name="T1">50</text:span></text:p>
          </draw:text-box>
        </draw:frame>
        <draw:polygon draw:style-name="gr5" draw:text-style-name="P6" draw:layer="layout" svg:width="0.002cm" svg:height="19.793cm" svg:x="2.892cm" svg:y="2.362cm" svg:viewBox="0 0 3 19794" draw:points="0,19793 0,1 0,0 3,0 3,1 3,19793 3,19794 0,19794">
          <text:p/>
        </draw:polygon>
        <draw:polygon draw:style-name="gr5" draw:text-style-name="P6" draw:layer="layout" svg:width="0.179cm" svg:height="0.004cm" svg:x="2.892cm" svg:y="21.812cm" svg:viewBox="0 0 180 5" draw:points="1,0 178,0 180,0 180,5 178,5 1,5 0,5 0,0">
          <text:p/>
        </draw:polygon>
        <draw:polygon draw:style-name="gr5" draw:text-style-name="P6" draw:layer="layout" svg:width="0.179cm" svg:height="0.003cm" svg:x="2.892cm" svg:y="18.039cm" svg:viewBox="0 0 180 4" draw:points="1,0 178,0 180,0 180,4 178,4 1,4 0,4 0,0">
          <text:p/>
        </draw:polygon>
        <draw:polygon draw:style-name="gr5" draw:text-style-name="P6" draw:layer="layout" svg:width="0.179cm" svg:height="0.002cm" svg:x="2.892cm" svg:y="14.267cm" svg:viewBox="0 0 180 3" draw:points="1,0 178,0 180,0 180,3 178,3 1,3 0,3 0,0">
          <text:p/>
        </draw:polygon>
        <draw:polygon draw:style-name="gr5" draw:text-style-name="P6" draw:layer="layout" svg:width="0.179cm" svg:height="0.002cm" svg:x="2.892cm" svg:y="10.494cm" svg:viewBox="0 0 180 3" draw:points="1,0 178,0 180,0 180,3 178,3 1,3 0,3 0,0">
          <text:p/>
        </draw:polygon>
        <draw:polygon draw:style-name="gr5" draw:text-style-name="P6" draw:layer="layout" svg:width="0.179cm" svg:height="0.003cm" svg:x="2.892cm" svg:y="6.721cm" svg:viewBox="0 0 180 4" draw:points="1,0 178,0 180,0 180,4 178,4 1,4 0,4 0,0">
          <text:p/>
        </draw:polygon>
        <draw:polygon draw:style-name="gr5" draw:text-style-name="P6" draw:layer="layout" svg:width="0.179cm" svg:height="0.004cm" svg:x="2.892cm" svg:y="2.948cm" svg:viewBox="0 0 180 5" draw:points="1,0 178,0 180,0 180,5 178,5 1,5 0,5 0,0">
          <text:p/>
        </draw:polygon>
        <draw:polygon draw:style-name="gr5" draw:text-style-name="P6" draw:layer="layout" svg:width="0.073cm" svg:height="0.003cm" svg:x="2.892cm" svg:y="21.057cm" svg:viewBox="0 0 74 4" draw:points="1,0 72,0 74,0 74,4 72,4 1,4 0,4 0,0">
          <text:p/>
        </draw:polygon>
        <draw:polygon draw:style-name="gr5" draw:text-style-name="P6" draw:layer="layout" svg:width="0.073cm" svg:height="0.003cm" svg:x="2.892cm" svg:y="20.303cm" svg:viewBox="0 0 74 4" draw:points="1,0 72,0 74,0 74,4 72,4 1,4 0,4 0,0">
          <text:p/>
        </draw:polygon>
        <draw:polygon draw:style-name="gr5" draw:text-style-name="P6" draw:layer="layout" svg:width="0.073cm" svg:height="0.004cm" svg:x="2.892cm" svg:y="19.548cm" svg:viewBox="0 0 74 5" draw:points="1,0 72,0 74,0 74,5 72,5 1,5 0,5 0,0">
          <text:p/>
        </draw:polygon>
        <draw:polygon draw:style-name="gr5" draw:text-style-name="P6" draw:layer="layout" svg:width="0.073cm" svg:height="0.002cm" svg:x="2.892cm" svg:y="18.794cm" svg:viewBox="0 0 74 3" draw:points="1,0 72,0 74,0 74,3 72,3 1,3 0,3 0,0">
          <text:p/>
        </draw:polygon>
        <draw:polygon draw:style-name="gr5" draw:text-style-name="P6" draw:layer="layout" svg:width="0.073cm" svg:height="0.002cm" svg:x="2.892cm" svg:y="17.285cm" svg:viewBox="0 0 74 3" draw:points="1,0 72,0 74,0 74,3 72,3 1,3 0,3 0,0">
          <text:p/>
        </draw:polygon>
        <draw:polygon draw:style-name="gr5" draw:text-style-name="P6" draw:layer="layout" svg:width="0.073cm" svg:height="0.004cm" svg:x="2.892cm" svg:y="16.53cm" svg:viewBox="0 0 74 5" draw:points="1,0 72,0 74,0 74,5 72,5 1,5 0,5 0,0">
          <text:p/>
        </draw:polygon>
        <draw:polygon draw:style-name="gr5" draw:text-style-name="P6" draw:layer="layout" svg:width="0.073cm" svg:height="0.002cm" svg:x="2.892cm" svg:y="15.776cm" svg:viewBox="0 0 74 3" draw:points="1,0 72,0 74,0 74,3 72,3 1,3 0,3 0,0">
          <text:p/>
        </draw:polygon>
        <draw:polygon draw:style-name="gr5" draw:text-style-name="P6" draw:layer="layout" svg:width="0.073cm" svg:height="0.003cm" svg:x="2.892cm" svg:y="15.021cm" svg:viewBox="0 0 74 4" draw:points="1,0 72,0 74,0 74,4 72,4 1,4 0,4 0,0">
          <text:p/>
        </draw:polygon>
        <draw:polygon draw:style-name="gr5" draw:text-style-name="P6" draw:layer="layout" svg:width="0.073cm" svg:height="0.004cm" svg:x="2.892cm" svg:y="13.512cm" svg:viewBox="0 0 74 5" draw:points="1,0 72,0 74,0 74,5 72,5 1,5 0,5 0,0">
          <text:p/>
        </draw:polygon>
        <draw:polygon draw:style-name="gr5" draw:text-style-name="P6" draw:layer="layout" svg:width="0.073cm" svg:height="0.003cm" svg:x="2.892cm" svg:y="12.757cm" svg:viewBox="0 0 74 4" draw:points="1,0 72,0 74,0 74,4 72,4 1,4 0,4 0,0">
          <text:p/>
        </draw:polygon>
        <draw:polygon draw:style-name="gr5" draw:text-style-name="P6" draw:layer="layout" svg:width="0.073cm" svg:height="0.003cm" svg:x="2.892cm" svg:y="12.003cm" svg:viewBox="0 0 74 4" draw:points="1,0 72,0 74,0 74,4 72,4 1,4 0,4 0,0">
          <text:p/>
        </draw:polygon>
        <draw:polygon draw:style-name="gr5" draw:text-style-name="P6" draw:layer="layout" svg:width="0.073cm" svg:height="0.004cm" svg:x="2.892cm" svg:y="11.248cm" svg:viewBox="0 0 74 5" draw:points="1,0 72,0 74,0 74,5 72,5 1,5 0,5 0,0">
          <text:p/>
        </draw:polygon>
        <draw:polygon draw:style-name="gr5" draw:text-style-name="P6" draw:layer="layout" svg:width="0.073cm" svg:height="0.003cm" svg:x="2.892cm" svg:y="9.739cm" svg:viewBox="0 0 74 4" draw:points="1,0 72,0 74,0 74,4 72,4 1,4 0,4 0,0">
          <text:p/>
        </draw:polygon>
        <draw:polygon draw:style-name="gr5" draw:text-style-name="P6" draw:layer="layout" svg:width="0.073cm" svg:height="0.002cm" svg:x="2.892cm" svg:y="8.985cm" svg:viewBox="0 0 74 3" draw:points="1,0 72,0 74,0 74,3 72,3 1,3 0,3 0,0">
          <text:p/>
        </draw:polygon>
        <draw:polygon draw:style-name="gr5" draw:text-style-name="P6" draw:layer="layout" svg:width="0.073cm" svg:height="0.004cm" svg:x="2.892cm" svg:y="8.23cm" svg:viewBox="0 0 74 5" draw:points="1,0 72,0 74,0 74,5 72,5 1,5 0,5 0,0">
          <text:p/>
        </draw:polygon>
        <draw:polygon draw:style-name="gr5" draw:text-style-name="P6" draw:layer="layout" svg:width="0.073cm" svg:height="0.002cm" svg:x="2.892cm" svg:y="7.476cm" svg:viewBox="0 0 74 3" draw:points="1,0 72,0 74,0 74,3 72,3 1,3 0,3 0,0">
          <text:p/>
        </draw:polygon>
        <draw:polygon draw:style-name="gr5" draw:text-style-name="P6" draw:layer="layout" svg:width="0.073cm" svg:height="0.002cm" svg:x="2.892cm" svg:y="5.967cm" svg:viewBox="0 0 74 3" draw:points="1,0 72,0 74,0 74,3 72,3 1,3 0,3 0,0">
          <text:p/>
        </draw:polygon>
        <draw:polygon draw:style-name="gr5" draw:text-style-name="P6" draw:layer="layout" svg:width="0.073cm" svg:height="0.004cm" svg:x="2.892cm" svg:y="5.212cm" svg:viewBox="0 0 74 5" draw:points="1,0 72,0 74,0 74,5 72,5 1,5 0,5 0,0">
          <text:p/>
        </draw:polygon>
        <draw:polygon draw:style-name="gr5" draw:text-style-name="P6" draw:layer="layout" svg:width="0.073cm" svg:height="0.003cm" svg:x="2.892cm" svg:y="4.457cm" svg:viewBox="0 0 74 4" draw:points="1,0 72,0 74,0 74,4 72,4 1,4 0,4 0,0">
          <text:p/>
        </draw:polygon>
        <draw:polygon draw:style-name="gr5" draw:text-style-name="P6" draw:layer="layout" svg:width="0.073cm" svg:height="0.003cm" svg:x="2.892cm" svg:y="3.703cm" svg:viewBox="0 0 74 4" draw:points="1,0 72,0 74,0 74,4 72,4 1,4 0,4 0,0">
          <text:p/>
        </draw:polygon>
        <draw:frame draw:style-name="gr2" draw:text-style-name="P3" draw:layer="layout" svg:width="1.899cm" svg:height="0.598cm" svg:x="21.552cm" svg:y="22.967cm">
          <draw:text-box>
            <text:p text:style-name="P2"><text:span text:style-name="T1">Time (s)</text:span></text:p>
          </draw:text-box>
        </draw:frame>
        <draw:frame draw:style-name="gr2" draw:text-style-name="P3" draw:layer="layout" svg:width="0.528cm" svg:height="0.598cm" svg:x="2.391cm" svg:y="21.515cm">
          <draw:text-box>
            <text:p text:style-name="P2"><text:span text:style-name="T4">0</text:span></text:p>
          </draw:text-box>
        </draw:frame>
        <draw:frame draw:style-name="gr2" draw:text-style-name="P3" draw:layer="layout" svg:width="1.204cm" svg:height="0.598cm" svg:x="1.521cm" svg:y="17.742cm">
          <draw:text-box>
            <text:p text:style-name="P2"><text:span text:style-name="T4">2500</text:span></text:p>
          </draw:text-box>
        </draw:frame>
        <draw:frame draw:style-name="gr2" draw:text-style-name="P3" draw:layer="layout" svg:width="1.204cm" svg:height="0.598cm" svg:x="1.521cm" svg:y="13.969cm">
          <draw:text-box>
            <text:p text:style-name="P2"><text:span text:style-name="T4">5000</text:span></text:p>
          </draw:text-box>
        </draw:frame>
        <draw:frame draw:style-name="gr2" draw:text-style-name="P3" draw:layer="layout" svg:width="1.204cm" svg:height="0.598cm" svg:x="1.521cm" svg:y="10.197cm">
          <draw:text-box>
            <text:p text:style-name="P2"><text:span text:style-name="T4">7500</text:span></text:p>
          </draw:text-box>
        </draw:frame>
        <draw:frame draw:style-name="gr2" draw:text-style-name="P3" draw:layer="layout" svg:width="1.505cm" svg:height="0.598cm" svg:x="1.195cm" svg:y="6.424cm">
          <draw:text-box>
            <text:p text:style-name="P2"><text:span text:style-name="T4">10000</text:span></text:p>
          </draw:text-box>
        </draw:frame>
        <draw:frame draw:style-name="gr2" draw:text-style-name="P3" draw:layer="layout" svg:width="1.505cm" svg:height="0.598cm" svg:x="1.195cm" svg:y="2.651cm">
          <draw:text-box>
            <text:p text:style-name="P2"><text:span text:style-name="T4">12500</text:span></text:p>
          </draw:text-box>
        </draw:frame>
        <draw:frame draw:style-name="gr2" draw:text-style-name="P3" draw:layer="layout" svg:width="5.234cm" svg:height="0.598cm" draw:transform="rotate (1.5707963267949) translate (0.212cm 14.859cm)">
          <draw:text-box>
            <text:p text:style-name="P2"><text:span text:style-name="T4">Sequence Number (B)</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style:font-face style:name="Ubuntu1" svg:font-family="Ubuntu"/>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2cm" fo:margin-right="0.2cm" fo:page-width="42.615cm" fo:page-height="23.8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4-02T13:45:05.006759636</dc:date>
    <meta:editing-duration>PT33S</meta:editing-duration>
    <meta:editing-cycles>1</meta:editing-cycles>
    <meta:document-statistic meta:object-count="243"/>
    <meta:generator>LibreOffice/7.3.7.2$Linux_X86_64 LibreOffice_project/30$Build-2</meta:generator>
  </office:meta>
</office:document-meta>
</file>